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102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103" manifest:media-type=""/>
  <manifest:file-entry manifest:full-path="ObjectReplacements/Object 2" manifest:media-type=""/>
  <manifest:file-entry manifest:full-path="ObjectReplacements/Obj104" manifest:media-type=""/>
  <manifest:file-entry manifest:full-path="ObjectReplacements/Object 3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9" manifest:media-type=""/>
  <manifest:file-entry manifest:full-path="ObjectReplacements/Obj100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30" manifest:media-type=""/>
  <manifest:file-entry manifest:full-path="ObjectReplacements/Obj10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105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"/>
  <manifest:file-entry manifest:full-path="ObjectReplacements/Object 12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106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102" manifest:media-type="application/vnd.sun.star.oleobjec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103" manifest:media-type="application/vnd.sun.star.oleobject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104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100" manifest:media-type="application/vnd.sun.star.oleobjec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101" manifest:media-type="application/vnd.sun.star.oleobject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105" manifest:media-type="application/vnd.sun.star.oleobject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106" manifest:media-type="application/vnd.sun.star.oleobject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0.434cm"/>
    </style:style>
    <style:style style:name="Table1.B" style:family="table-column">
      <style:table-column-properties style:column-width="15.109cm"/>
    </style:style>
    <style:style style:name="Table1.C" style:family="table-column">
      <style:table-column-properties style:column-width="0.9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6.501cm" fo:margin-left="0cm" fo:margin-top="0cm" fo:margin-bottom="0cm" table:align="left" style:writing-mode="lr-tb"/>
    </style:style>
    <style:style style:name="Table2.A" style:family="table-column">
      <style:table-column-properties style:column-width="0.416cm"/>
    </style:style>
    <style:style style:name="Table2.B" style:family="table-column">
      <style:table-column-properties style:column-width="15.127cm"/>
    </style:style>
    <style:style style:name="Table2.C" style:family="table-column">
      <style:table-column-properties style:column-width="0.95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6.501cm" fo:margin-left="0cm" fo:margin-top="0cm" fo:margin-bottom="0cm" table:align="left" style:writing-mode="lr-tb"/>
    </style:style>
    <style:style style:name="Table3.A" style:family="table-column">
      <style:table-column-properties style:column-width="1.166cm"/>
    </style:style>
    <style:style style:name="Table3.B" style:family="table-column">
      <style:table-column-properties style:column-width="12.935cm"/>
    </style:style>
    <style:style style:name="Table3.C" style:family="table-column">
      <style:table-column-properties style:column-width="2.40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6.501cm" fo:margin-left="0cm" fo:margin-top="0cm" fo:margin-bottom="0cm" table:align="left" style:writing-mode="lr-tb"/>
    </style:style>
    <style:style style:name="Table4.A" style:family="table-column">
      <style:table-column-properties style:column-width="0.683cm"/>
    </style:style>
    <style:style style:name="Table4.B" style:family="table-column">
      <style:table-column-properties style:column-width="13.18cm"/>
    </style:style>
    <style:style style:name="Table4.C" style:family="table-column">
      <style:table-column-properties style:column-width="2.63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6.501cm" fo:margin-left="0cm" fo:margin-top="0cm" fo:margin-bottom="0cm" table:align="left" style:writing-mode="lr-tb"/>
    </style:style>
    <style:style style:name="Table5.A" style:family="table-column">
      <style:table-column-properties style:column-width="14.351cm"/>
    </style:style>
    <style:style style:name="Table5.B" style:family="table-column">
      <style:table-column-properties style:column-width="2.148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6.501cm" fo:margin-left="0cm" fo:margin-top="0cm" fo:margin-bottom="0cm" table:align="left" style:writing-mode="lr-tb"/>
    </style:style>
    <style:style style:name="Table6.A" style:family="table-column">
      <style:table-column-properties style:column-width="15.543cm"/>
    </style:style>
    <style:style style:name="Table6.B" style:family="table-column">
      <style:table-column-properties style:column-width="0.956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6.501cm" fo:margin-left="0cm" fo:margin-top="0cm" fo:margin-bottom="0cm" table:align="left" style:writing-mode="lr-tb"/>
    </style:style>
    <style:style style:name="Table7.A" style:family="table-column">
      <style:table-column-properties style:column-width="15.543cm"/>
    </style:style>
    <style:style style:name="Table7.B" style:family="table-column">
      <style:table-column-properties style:column-width="0.956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6.501cm" fo:margin-left="0cm" fo:margin-top="0cm" fo:margin-bottom="0cm" table:align="left" style:writing-mode="lr-tb"/>
    </style:style>
    <style:style style:name="Table8.A" style:family="table-column">
      <style:table-column-properties style:column-width="15.543cm"/>
    </style:style>
    <style:style style:name="Table8.B" style:family="table-column">
      <style:table-column-properties style:column-width="0.956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15.251cm" fo:margin-left="1.251cm" fo:margin-top="0cm" fo:margin-bottom="0cm" table:align="left" style:writing-mode="lr-tb"/>
    </style:style>
    <style:style style:name="Table9.A" style:family="table-column">
      <style:table-column-properties style:column-width="12.367cm"/>
    </style:style>
    <style:style style:name="Table9.B" style:family="table-column">
      <style:table-column-properties style:column-width="2.882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Table10" style:family="table">
      <style:table-properties style:width="16.501cm" fo:margin-left="0cm" fo:margin-top="0cm" fo:margin-bottom="0cm" table:align="left" style:writing-mode="lr-tb"/>
    </style:style>
    <style:style style:name="Table10.A" style:family="table-column">
      <style:table-column-properties style:column-width="15.296cm"/>
    </style:style>
    <style:style style:name="Table10.B" style:family="table-column">
      <style:table-column-properties style:column-width="1.203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none" style:writing-mode="lr-tb"/>
    </style:style>
    <style:style style:name="Table11" style:family="table">
      <style:table-properties style:width="16.501cm" fo:margin-left="0cm" fo:margin-top="0cm" fo:margin-bottom="0cm" table:align="left" style:writing-mode="lr-tb"/>
    </style:style>
    <style:style style:name="Table11.A" style:family="table-column">
      <style:table-column-properties style:column-width="15.192cm"/>
    </style:style>
    <style:style style:name="Table11.B" style:family="table-column">
      <style:table-column-properties style:column-width="1.307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="none" style:writing-mode="lr-tb"/>
    </style:style>
    <style:style style:name="Table12" style:family="table">
      <style:table-properties style:width="15.231cm" fo:margin-left="1.27cm" fo:margin-top="0cm" fo:margin-bottom="0cm" table:align="left" style:writing-mode="lr-tb"/>
    </style:style>
    <style:style style:name="Table12.A" style:family="table-column">
      <style:table-column-properties style:column-width="14.025cm"/>
    </style:style>
    <style:style style:name="Table12.B" style:family="table-column">
      <style:table-column-properties style:column-width="1.20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1cm" fo:padding-right="0.191cm" fo:padding-top="0cm" fo:padding-bottom="0cm" fo:border="none" style:writing-mode="lr-tb"/>
    </style:style>
    <style:style style:name="Table13" style:family="table">
      <style:table-properties style:width="15.866cm" fo:margin-left="0.635cm" fo:margin-top="0cm" fo:margin-bottom="0cm" table:align="left" style:writing-mode="lr-tb"/>
    </style:style>
    <style:style style:name="Table13.A" style:family="table-column">
      <style:table-column-properties style:column-width="14.556cm"/>
    </style:style>
    <style:style style:name="Table13.B" style:family="table-column">
      <style:table-column-properties style:column-width="1.309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1cm" fo:padding-right="0.191cm" fo:padding-top="0cm" fo:padding-bottom="0cm" fo:border="none" style:writing-mode="lr-tb"/>
    </style:style>
    <style:style style:name="Table14" style:family="table">
      <style:table-properties style:width="16.501cm" fo:margin-left="0cm" fo:margin-top="0cm" fo:margin-bottom="0cm" table:align="left" style:writing-mode="lr-tb"/>
    </style:style>
    <style:style style:name="Table14.A" style:family="table-column">
      <style:table-column-properties style:column-width="16.066cm"/>
    </style:style>
    <style:style style:name="Table14.B" style:family="table-column">
      <style:table-column-properties style:column-width="0.434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1cm" fo:padding-right="0.191cm" fo:padding-top="0cm" fo:padding-bottom="0cm" fo:border="none" style:writing-mode="lr-tb"/>
    </style:style>
    <style:style style:name="Table15" style:family="table">
      <style:table-properties style:width="16.501cm" fo:margin-left="0cm" fo:margin-top="0cm" fo:margin-bottom="0cm" table:align="left" style:writing-mode="lr-tb"/>
    </style:style>
    <style:style style:name="Table15.A" style:family="table-column">
      <style:table-column-properties style:column-width="15.296cm"/>
    </style:style>
    <style:style style:name="Table15.B" style:family="table-column">
      <style:table-column-properties style:column-width="1.203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none" style:writing-mode="lr-tb"/>
    </style:style>
    <style:style style:name="Table16" style:family="table">
      <style:table-properties style:width="16.501cm" fo:margin-left="0cm" fo:margin-top="0cm" fo:margin-bottom="0cm" table:align="left" style:writing-mode="lr-tb"/>
    </style:style>
    <style:style style:name="Table16.A" style:family="table-column">
      <style:table-column-properties style:column-width="15.192cm"/>
    </style:style>
    <style:style style:name="Table16.B" style:family="table-column">
      <style:table-column-properties style:column-width="1.307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1cm" fo:padding-right="0.191cm" fo:padding-top="0cm" fo:padding-bottom="0cm" fo:border="none" style:writing-mode="lr-tb"/>
    </style:style>
    <style:style style:name="Table17" style:family="table">
      <style:table-properties style:width="16.501cm" fo:margin-left="0cm" fo:margin-top="0cm" fo:margin-bottom="0cm" table:align="left" style:writing-mode="lr-tb"/>
    </style:style>
    <style:style style:name="Table17.A" style:family="table-column">
      <style:table-column-properties style:column-width="15.192cm"/>
    </style:style>
    <style:style style:name="Table17.B" style:family="table-column">
      <style:table-column-properties style:column-width="1.307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191cm" fo:padding-right="0.191cm" fo:padding-top="0cm" fo:padding-bottom="0cm" fo:border="none" style:writing-mode="lr-tb"/>
    </style:style>
    <style:style style:name="Table18" style:family="table">
      <style:table-properties style:width="16.501cm" fo:margin-left="0cm" fo:margin-top="0cm" fo:margin-bottom="0cm" table:align="left" style:writing-mode="lr-tb"/>
    </style:style>
    <style:style style:name="Table18.A" style:family="table-column">
      <style:table-column-properties style:column-width="15.192cm"/>
    </style:style>
    <style:style style:name="Table18.B" style:family="table-column">
      <style:table-column-properties style:column-width="1.307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191cm" fo:padding-right="0.191cm" fo:padding-top="0cm" fo:padding-bottom="0cm" fo:border="none" style:writing-mode="lr-tb"/>
    </style:style>
    <style:style style:name="Table19" style:family="table">
      <style:table-properties style:width="16.501cm" fo:margin-left="0cm" fo:margin-top="0cm" fo:margin-bottom="0cm" table:align="left" style:writing-mode="lr-tb"/>
    </style:style>
    <style:style style:name="Table19.A" style:family="table-column">
      <style:table-column-properties style:column-width="15.192cm"/>
    </style:style>
    <style:style style:name="Table19.B" style:family="table-column">
      <style:table-column-properties style:column-width="1.307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191cm" fo:padding-right="0.191cm" fo:padding-top="0cm" fo:padding-bottom="0cm" fo:border="none" style:writing-mode="lr-tb"/>
    </style:style>
    <style:style style:name="Table20" style:family="table">
      <style:table-properties style:width="16.501cm" fo:margin-left="0cm" fo:margin-top="0cm" fo:margin-bottom="0cm" table:align="left" style:writing-mode="lr-tb"/>
    </style:style>
    <style:style style:name="Table20.A" style:family="table-column">
      <style:table-column-properties style:column-width="15.296cm"/>
    </style:style>
    <style:style style:name="Table20.B" style:family="table-column">
      <style:table-column-properties style:column-width="1.203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191cm" fo:padding-right="0.191cm" fo:padding-top="0cm" fo:padding-bottom="0cm" fo:border="none" style:writing-mode="lr-tb"/>
    </style:style>
    <style:style style:name="Table21" style:family="table">
      <style:table-properties style:width="16.501cm" fo:margin-left="0cm" fo:margin-top="0cm" fo:margin-bottom="0cm" table:align="left" style:writing-mode="lr-tb"/>
    </style:style>
    <style:style style:name="Table21.A" style:family="table-column">
      <style:table-column-properties style:column-width="15.192cm"/>
    </style:style>
    <style:style style:name="Table21.B" style:family="table-column">
      <style:table-column-properties style:column-width="1.307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191cm" fo:padding-right="0.191cm" fo:padding-top="0cm" fo:padding-bottom="0cm" fo:border="none" style:writing-mode="lr-tb"/>
    </style:style>
    <style:style style:name="Table22" style:family="table">
      <style:table-properties style:width="16.501cm" fo:margin-left="0cm" fo:margin-top="0cm" fo:margin-bottom="0cm" table:align="left" style:writing-mode="lr-tb"/>
    </style:style>
    <style:style style:name="Table22.A" style:family="table-column">
      <style:table-column-properties style:column-width="15.296cm"/>
    </style:style>
    <style:style style:name="Table22.B" style:family="table-column">
      <style:table-column-properties style:column-width="1.203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191cm" fo:padding-right="0.191cm" fo:padding-top="0cm" fo:padding-bottom="0cm" fo:border="none" style:writing-mode="lr-tb"/>
    </style:style>
    <style:style style:name="Table23" style:family="table">
      <style:table-properties style:width="15.251cm" fo:margin-left="1.251cm" fo:margin-top="0cm" fo:margin-bottom="0cm" table:align="left" style:writing-mode="lr-tb"/>
    </style:style>
    <style:style style:name="Table23.A" style:family="table-column">
      <style:table-column-properties style:column-width="5.011cm"/>
    </style:style>
    <style:style style:name="Table23.B" style:family="table-column">
      <style:table-column-properties style:column-width="5.158cm"/>
    </style:style>
    <style:style style:name="Table23.C" style:family="table-column">
      <style:table-column-properties style:column-width="5.082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191cm" fo:padding-right="0.191cm" fo:padding-top="0cm" fo:padding-bottom="0cm" fo:border="none" style:writing-mode="lr-tb"/>
    </style:style>
    <style:style style:name="Table24" style:family="table">
      <style:table-properties style:width="16.484cm" fo:margin-left="0.009cm" fo:margin-top="0cm" fo:margin-bottom="0cm" table:align="left" style:writing-mode="lr-tb"/>
    </style:style>
    <style:style style:name="Table24.A" style:family="table-column">
      <style:table-column-properties style:column-width="8.192cm"/>
    </style:style>
    <style:style style:name="Table24.B" style:family="table-column">
      <style:table-column-properties style:column-width="2cm"/>
    </style:style>
    <style:style style:name="Table24.C" style:family="table-column">
      <style:table-column-properties style:column-width="3.302cm"/>
    </style:style>
    <style:style style:name="Table24.D" style:family="table-column">
      <style:table-column-properties style:column-width="2.988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6.501cm" fo:margin-left="0cm" fo:margin-top="0cm" fo:margin-bottom="0cm" table:align="left" style:writing-mode="lr-tb"/>
    </style:style>
    <style:style style:name="Table25.A" style:family="table-column">
      <style:table-column-properties style:column-width="15.296cm"/>
    </style:style>
    <style:style style:name="Table25.B" style:family="table-column">
      <style:table-column-properties style:column-width="1.203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>
      <style:paragraph-properties fo:margin-top="0cm" fo:margin-bottom="0.212cm" style:contextual-spacing="false" fo:line-height="100%" fo:text-align="start" style:justify-single-word="false" fo:orphans="2" fo:widows="2"/>
      <style:text-properties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/>
    </style:style>
    <style:style style:name="P4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6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 fo:text-indent="1.251cm" style:auto-text-indent="false"/>
      <style:text-properties fo:language="en" fo:country="US" style:letter-kerning="false" style:font-name-asian="Arial2" style:language-asian="en" style:country-asian="US" style:language-complex="ar" style:country-complex="SA"/>
    </style:style>
    <style:style style:name="P7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fo:language="en" fo:country="US" style:letter-kerning="false" style:font-name-asian="Arial2" style:language-asian="en" style:country-asian="US" style:language-complex="ar" style:country-complex="SA"/>
    </style:style>
    <style:style style:name="P8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 fo:hyphenation-ladder-count="no-limit"/>
      <style:text-properties fo:language="en" fo:country="US" style:letter-kerning="false" style:font-name-asian="Arial2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text-indent="1.27cm" style:auto-text-indent="false"/>
      <style:text-properties fo:language="en" fo:country="US" style:letter-kerning="false" style:font-name-asian="Arial2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fo:color="#000000" loext:opacity="100%" style:font-name="Times New Roman" fo:font-size="14pt" fo:language="ru" fo:country="RU" style:letter-kerning="false" style:font-name-asian="F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1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13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15" style:family="paragraph" style:parent-style-name="Text_20_body">
      <style:paragraph-properties fo:margin-top="0cm" fo:margin-bottom="0.212cm" style:contextual-spacing="false" fo:line-height="100%" fo:text-align="start" style:justify-single-word="false" fo:orphans="2" fo:widows="2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6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7" style:family="paragraph" style:parent-style-name="Text_20_body">
      <style:paragraph-properties fo:margin-top="0cm" fo:margin-bottom="0.212cm" style:contextual-spacing="false" fo:line-height="100%" fo:text-align="start" style:justify-single-word="false" fo:orphans="2" fo:widows="2"/>
      <style:text-properties fo:color="#000000" loext:opacity="100%" style:font-name="Times New Roman" fo:font-size="14pt" fo:language="en" fo:country="US" style:letter-kerning="false" style:font-name-asian="F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8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fo:color="#000000" loext:opacity="100%"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color="#000000" loext:opacity="100%"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21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>
      <style:paragraph-properties fo:margin-left="0cm" fo:margin-top="0cm" fo:margin-bottom="0cm" style:contextual-spacing="true" fo:line-height="100%" fo:text-align="justify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25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 fo:text-indent="1.251cm" style:auto-text-indent="false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1.251cm" fo:margin-top="0cm" fo:margin-bottom="0cm" style:contextual-spacing="false" fo:line-height="100%" fo:text-align="center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>
      <style:paragraph-properties fo:margin-top="0cm" fo:margin-bottom="0.212cm" style:contextual-spacing="false" fo:line-height="100%" fo:text-align="end" style:justify-single-word="false" fo:orphans="2" fo:widows="2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ext_20_body">
      <style:paragraph-properties fo:margin-top="0cm" fo:margin-bottom="0.212cm" style:contextual-spacing="false" fo:line-height="100%" fo:text-align="start" style:justify-single-word="false" fo:orphans="2" fo:widows="2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31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style:letter-kerning="false" style:font-name-asian="Arial2" style:language-asian="en" style:country-asian="US" style:language-complex="ar" style:country-complex="SA"/>
    </style:style>
    <style:style style:name="P32" style:family="paragraph" style:parent-style-name="Contents_20_2">
      <style:paragraph-properties>
        <style:tab-stops>
          <style:tab-stop style:position="1.552cm"/>
          <style:tab-stop style:position="16.484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text-align="center" style:justify-single-word="false"/>
    </style:style>
    <style:style style:name="P38" style:family="paragraph" style:parent-style-name="First_20_Paragraph">
      <style:paragraph-properties fo:text-align="justify" style:justify-single-word="false" fo:text-indent="1.251cm" style:auto-text-indent="false"/>
    </style:style>
    <style:style style:name="P39" style:family="paragraph" style:parent-style-name="First_20_Paragraph">
      <style:paragraph-properties fo:text-align="justify" style:justify-single-word="false" fo:text-indent="1.249cm" style:auto-text-indent="false"/>
    </style:style>
    <style:style style:name="P40" style:family="paragraph" style:parent-style-name="First_20_Paragraph">
      <style:paragraph-properties fo:text-align="justify" style:justify-single-word="false" fo:text-indent="0.635cm" style:auto-text-indent="false"/>
    </style:style>
    <style:style style:name="P41" style:family="paragraph" style:parent-style-name="Heading_20_1">
      <style:paragraph-properties fo:text-align="center" style:justify-single-word="false"/>
      <style:text-properties style:font-name="Times New Roman" style:font-name-complex="Times New Roman1"/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Heading_20_1">
      <style:paragraph-properties>
        <style:tab-stops>
          <style:tab-stop style:position="8.25cm" style:type="center"/>
          <style:tab-stop style:position="10.903cm"/>
        </style:tab-stops>
      </style:paragraph-properties>
    </style:style>
    <style:style style:name="P44" style:family="paragraph" style:parent-style-name="Heading_20_1" style:list-style-name="WWNum1"/>
    <style:style style:name="P45" style:family="paragraph" style:parent-style-name="Heading_20_2" style:list-style-name="WWNum1"/>
    <style:style style:name="P46" style:family="paragraph" style:parent-style-name="Heading_20_2">
      <style:paragraph-properties fo:text-indent="0.635cm" style:auto-text-indent="false"/>
    </style:style>
    <style:style style:name="P47" style:family="paragraph" style:parent-style-name="Heading_20_2">
      <style:paragraph-properties fo:margin-left="0.635cm"/>
    </style:style>
    <style:style style:name="P48" style:family="paragraph" style:parent-style-name="Heading_20_3">
      <style:paragraph-properties fo:text-indent="0.635cm" style:auto-text-indent="false">
        <style:tab-stops>
          <style:tab-stop style:position="10.64cm"/>
        </style:tab-stops>
      </style:paragraph-properties>
    </style:style>
    <style:style style:name="P49" style:family="paragraph" style:parent-style-name="Heading_20_3">
      <style:paragraph-properties fo:text-indent="0.635cm" style:auto-text-indent="false"/>
    </style:style>
    <style:style style:name="P50" style:family="paragraph" style:parent-style-name="List_20_Paragraph" style:list-style-name="WWNum4">
      <style:paragraph-properties fo:margin-top="0cm" fo:margin-bottom="0.353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List_20_Paragraph" style:list-style-name="WWNum2">
      <style:paragraph-properties fo:margin-top="0cm" fo:margin-bottom="0.353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List_20_Paragraph">
      <style:paragraph-properties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P53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 fo:hyphenation-ladder-count="no-limit"/>
      <style:text-properties fo:language="en" fo:country="US" style:letter-kerning="false" style:font-name-asian="Arial2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List_20_Paragraph">
      <style:paragraph-properties fo:margin-left="0cm" fo:margin-top="0cm" fo:margin-bottom="0cm" style:contextual-spacing="true" fo:line-height="100%" fo:text-align="justify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List_20_Paragraph" style:list-style-name="WWNum2">
      <style:paragraph-properties fo:margin-left="0.751cm" fo:text-indent="-0.751cm" style:auto-text-indent="false"/>
    </style:style>
    <style:style style:name="P56" style:family="paragraph" style:parent-style-name="List_20_Paragraph" style:list-style-name="WWNum12"/>
    <style:style style:name="P57" style:family="paragraph" style:parent-style-name="Standard">
      <style:text-properties style:font-name="Times New Roman" style:font-name-complex="Times New Roman1"/>
    </style:style>
    <style:style style:name="P58" style:family="paragraph" style:parent-style-name="Standard">
      <style:text-properties style:font-name="Times New Roman" style:font-name-complex="Times New Roman1"/>
    </style:style>
    <style:style style:name="P59" style:family="paragraph" style:parent-style-name="Standard">
      <style:paragraph-properties fo:text-align="justify" style:justify-single-word="false" fo:text-indent="0.614cm" style:auto-text-indent="false"/>
      <style:text-properties style:font-name="Times New Roman" style:font-name-complex="Times New Roman1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1" style:family="paragraph" style:parent-style-name="Standard">
      <style:paragraph-properties fo:text-indent="0.635cm" style:auto-text-indent="false"/>
      <style:text-properties style:font-name="Times New Roman" fo:font-size="14pt" style:font-size-asian="14pt" style:font-name-complex="Times New Roman1" style:font-size-complex="14pt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text-align="justify" style:justify-single-word="false"/>
    </style:style>
    <style:style style:name="P64" style:family="paragraph" style:parent-style-name="Standard">
      <style:paragraph-properties fo:text-align="justify" style:justify-single-word="false" fo:text-indent="1.249cm" style:auto-text-indent="false"/>
    </style:style>
    <style:style style:name="P65" style:family="paragraph" style:parent-style-name="Standard">
      <style:paragraph-properties fo:text-align="justify" style:justify-single-word="false" fo:text-indent="1.27cm" style:auto-text-indent="false"/>
    </style:style>
    <style:style style:name="P66" style:family="paragraph" style:parent-style-name="Standard">
      <style:paragraph-properties fo:text-indent="0.635cm" style:auto-text-indent="false"/>
    </style:style>
    <style:style style:name="P67" style:family="paragraph" style:parent-style-name="Standard">
      <style:paragraph-properties fo:margin-top="0cm" fo:margin-bottom="0.353cm" style:contextual-spacing="false" fo:line-height="100%" fo:text-align="justify" style:justify-single-word="false" fo:hyphenation-ladder-count="no-limit" fo:text-indent="1.249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cm" fo:margin-bottom="0.353cm" style:contextual-spacing="fals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 style:list-style-name="WWNum3">
      <style:paragraph-properties fo:margin-left="0cm" fo:margin-top="0cm" fo:margin-bottom="0.353cm" style:contextual-spacing="false" fo:line-height="10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 style:list-style-name="WWNum5">
      <style:paragraph-properties fo:margin-left="0cm" fo:margin-top="0cm" fo:margin-bottom="0.353cm" style:contextual-spacing="false" fo:line-height="10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 style:list-style-name="WWNum2">
      <style:paragraph-properties fo:margin-left="0cm" fo:margin-top="0cm" fo:margin-bottom="0.353cm" style:contextual-spacing="false" fo:line-height="10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top="0cm" fo:margin-bottom="0.353cm" style:contextual-spacing="false" fo:line-height="100%" fo:text-align="justify" style:justify-single-word="false" fo:hyphenation-ladder-count="no-limit" fo:text-indent="0.63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 style:list-style-name="WWNum7">
      <style:paragraph-properties fo:margin-left="0cm" fo:margin-top="0cm" fo:margin-bottom="0.353cm" style:contextual-spacing="false" fo:line-height="10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 style:list-style-name="WWNum6">
      <style:paragraph-properties fo:margin-left="0cm" fo:margin-top="0cm" fo:margin-bottom="0.353cm" style:contextual-spacing="false" fo:line-height="100%" fo:text-align="justify" style:justify-single-word="false" fo:text-indent="1.251cm" style:auto-text-indent="false"/>
    </style:style>
    <style:style style:name="P75" style:family="paragraph" style:parent-style-name="Standard">
      <style:paragraph-properties fo:margin-left="1.249cm" fo:margin-top="0cm" fo:margin-bottom="0.353cm" style:contextual-spacing="false" fo:line-height="100%" fo:text-align="justify" style:justify-single-word="false" fo:text-indent="1.249cm" style:auto-text-indent="false"/>
    </style:style>
    <style:style style:name="P76" style:family="paragraph" style:parent-style-name="Standard">
      <style:paragraph-properties fo:margin-top="0cm" fo:margin-bottom="0.353cm" style:contextual-spacing="false" fo:line-height="100%" fo:text-align="justify" style:justify-single-word="false"/>
    </style:style>
    <style:style style:name="P77" style:family="paragraph" style:parent-style-name="Standard">
      <style:paragraph-properties fo:margin-left="1.251cm" fo:margin-top="0cm" fo:margin-bottom="0.353cm" style:contextual-spacing="false" fo:line-height="100%" fo:text-align="justify" style:justify-single-word="false" fo:text-indent="0.635cm" style:auto-text-indent="false"/>
    </style:style>
    <style:style style:name="P7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8.25cm" style:type="center"/>
        </style:tab-stops>
      </style:paragraph-properties>
    </style:style>
    <style:style style:name="P79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8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82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P83" style:family="paragraph" style:parent-style-name="Standard">
      <style:paragraph-properties fo:text-align="justify" style:justify-single-word="false" fo:text-indent="1.27cm" style:auto-text-indent="false"/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P84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color="#000000" loext:opacity="100%"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style:paragraph-properties fo:margin-left="1.251cm" fo:margin-top="0cm" fo:margin-bottom="0cm" style:contextual-spacing="false" fo:line-height="100%" fo:text-align="center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style:paragraph-properties fo:margin-top="0cm" fo:margin-bottom="0cm" style:contextual-spacing="false" fo:line-height="100%" fo:text-align="end" style:justify-single-word="false" fo:orphans="2" fo:widows="2" fo:hyphenation-ladder-count="no-limit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text-indent="1.27cm" style:auto-text-indent="false"/>
      <style:text-properties fo:language="en" fo:country="US" style:letter-kerning="false" style:font-name-asian="Arial2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/>
    </style:style>
    <style:style style:name="P93" style:family="paragraph" style:parent-style-name="Text_20_body">
      <style:text-properties style:font-name="Times New Roman" fo:font-size="14pt" style:font-size-asian="14pt" style:font-name-complex="Times New Roman1" style:font-size-complex="14pt"/>
    </style:style>
    <style:style style:name="P94" style:family="paragraph" style:parent-style-name="Text_20_body">
      <style:paragraph-properties fo:margin-top="0cm" fo:margin-bottom="0.212cm" style:contextual-spacing="false" fo:line-height="100%" fo:text-align="start" style:justify-single-word="false" fo:orphans="2" fo:widows="2"/>
      <style:text-properties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/>
    </style:style>
    <style:style style:name="P95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/>
    </style:style>
    <style:style style:name="P96" style:family="paragraph" style:parent-style-name="Text_20_body">
      <style:paragraph-properties fo:text-align="center" style:justify-single-word="false"/>
    </style:style>
    <style:style style:name="P97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fo:color="#000000" loext:opacity="100%" style:font-name="Times New Roman" fo:font-size="14pt" fo:language="ru" fo:country="RU" style:letter-kerning="false" style:font-name-asian="F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98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99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00" style:family="paragraph" style:parent-style-name="Text_20_body">
      <style:paragraph-properties fo:margin-top="0cm" fo:margin-bottom="0.212cm" style:contextual-spacing="false" fo:line-height="100%" fo:text-align="start" style:justify-single-word="false" fo:orphans="2" fo:widows="2"/>
      <style:text-properties fo:color="#000000" loext:opacity="100%" style:font-name="Times New Roman" fo:font-size="14pt" fo:language="ru" fo:country="RU" style:letter-kerning="false" style:font-name-asian="Arial2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01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02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P103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>
        <loext:char-complex-color loext:theme-type="dark1" loext:color-type="theme"/>
      </style:text-properties>
    </style:style>
    <style:style style:name="P104" style:family="paragraph" style:parent-style-name="Text_20_body">
      <style:paragraph-properties fo:margin-top="0cm" fo:margin-bottom="0.212cm" style:contextual-spacing="false" fo:line-height="100%" fo:text-align="start" style:justify-single-word="false" fo:orphans="2" fo:widows="2"/>
      <style:text-properties fo:color="#000000" loext:opacity="100%" style:font-name="Times New Roman" fo:font-size="14pt" fo:language="en" fo:country="US" style:letter-kerning="false" style:font-name-asian="F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05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fo:color="#000000" loext:opacity="100%" style:font-name="Times New Roman" fo:font-size="14pt" fo:language="en" fo:country="US" style:letter-kerning="false" style:font-name-asian="Arial2" style:font-size-asian="14pt" style:language-asian="en" style:country-asian="US" style:font-name-complex="Times New Roman1" style:font-size-complex="14pt" style:language-complex="ar" style:country-complex="SA">
        <loext:char-complex-color loext:theme-type="dark1" loext:color-type="theme"/>
      </style:text-properties>
    </style:style>
    <style:style style:name="P106" style:family="paragraph" style:parent-style-name="Text_20_body">
      <style:paragraph-properties fo:text-align="justify" style:justify-single-word="false"/>
    </style:style>
    <style:style style:name="P107" style:family="paragraph" style:parent-style-name="Text_20_body">
      <style:paragraph-properties fo:text-align="justify" style:justify-single-word="false" fo:text-indent="1.27cm" style:auto-text-indent="false"/>
    </style:style>
    <style:style style:name="P108" style:family="paragraph" style:parent-style-name="Text_20_body">
      <style:paragraph-properties fo:text-align="justify" style:justify-single-word="false" fo:text-indent="1.251cm" style:auto-text-indent="false"/>
    </style:style>
    <style:style style:name="P109" style:family="paragraph" style:parent-style-name="Text_20_body">
      <style:paragraph-properties fo:text-align="justify" style:justify-single-word="false" fo:text-indent="1.249cm" style:auto-text-indent="false"/>
    </style:style>
    <style:style style:name="P110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111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 fo:text-indent="1.251cm" style:auto-text-indent="false"/>
      <style:text-properties fo:language="en" fo:country="US" style:letter-kerning="false" style:font-name-asian="Arial2" style:language-asian="en" style:country-asian="US" style:language-complex="ar" style:country-complex="SA"/>
    </style:style>
    <style:style style:name="P112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fo:language="en" fo:country="US" style:letter-kerning="false" style:font-name-asian="Arial2" style:language-asian="en" style:country-asian="US" style:language-complex="ar" style:country-complex="SA"/>
    </style:style>
    <style:style style:name="P113" style:family="paragraph" style:parent-style-name="Text_20_body">
      <style:paragraph-properties fo:margin-top="0cm" fo:margin-bottom="0.212cm" style:contextual-spacing="false" fo:line-height="100%" fo:text-align="justify" style:justify-single-word="false" fo:orphans="2" fo:widows="2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14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15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 fo:text-indent="1.251cm" style:auto-text-indent="false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16" style:family="paragraph" style:parent-style-name="Text_20_body">
      <style:paragraph-properties fo:margin-top="0cm" fo:margin-bottom="0.212cm" style:contextual-spacing="false" fo:line-height="100%" fo:text-align="end" style:justify-single-word="false" fo:orphans="2" fo:widows="2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17" style:family="paragraph" style:parent-style-name="Text_20_body">
      <style:paragraph-properties fo:margin-top="0cm" fo:margin-bottom="0.212cm" style:contextual-spacing="false" fo:line-height="100%" fo:text-align="start" style:justify-single-word="false" fo:orphans="2" fo:widows="2"/>
      <style:text-properties style:font-name="Arial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18" style:family="paragraph" style:parent-style-name="Text_20_body">
      <style:paragraph-properties fo:margin-top="0cm" fo:margin-bottom="0.212cm" style:contextual-spacing="false" fo:line-height="100%" fo:text-align="center" style:justify-single-word="false" fo:orphans="2" fo:widows="2"/>
      <style:text-properties style:letter-kerning="false" style:font-name-asian="Arial2" style:language-asian="en" style:country-asian="US" style:language-complex="ar" style:country-complex="SA"/>
    </style:style>
    <style:style style:name="P119" style:family="paragraph" style:parent-style-name="Text_20_body">
      <style:paragraph-properties fo:line-height="100%" fo:text-align="justify" style:justify-single-word="false" fo:text-indent="1.249cm" style:auto-text-indent="false"/>
    </style:style>
    <style:style style:name="P120" style:family="paragraph" style:parent-style-name="Text_20_body">
      <style:paragraph-properties fo:line-height="100%" fo:text-align="justify" style:justify-single-word="false"/>
    </style:style>
    <style:style style:name="P121" style:family="paragraph" style:parent-style-name="Text_20_body">
      <style:paragraph-properties fo:text-indent="1.249cm" style:auto-text-indent="false"/>
    </style:style>
    <style:style style:name="P122" style:family="paragraph">
      <loext:graphic-properties draw:fill="none"/>
      <style:paragraph-properties fo:text-align="start"/>
      <style:text-properties fo:font-size="18pt"/>
    </style:style>
    <style:style style:name="P12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text:display="true"/>
    </style:style>
    <style:style style:name="T3" style:family="text">
      <style:text-properties style:font-name="Times New Roman" style:language-asian="ru" style:country-asian="RU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fo:background-color="#ffff00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name-asian="Calibri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11" style:family="text">
      <style:text-properties style:font-name="Times New Roman" fo:font-size="14pt" fo:language="ru" fo:country="RU" style:font-name-asian="F" style:font-size-asian="14pt" style:font-name-complex="Times New Roman1" style:font-size-complex="14pt"/>
    </style:style>
    <style:style style:name="T12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font-size="14pt" fo:language="ru" fo:country="RU" style:font-name-asian="F" style:font-size-asian="14pt" style:font-name-complex="Times New Roman1" style:font-size-complex="14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" fo:font-size="14pt" fo:language="ru" fo:country="RU" style:font-name-asian="Calibri" style:font-size-asian="14pt" style:font-name-complex="Times New Roman1" style:font-size-complex="14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Times New Roman" fo:font-size="14pt" fo:language="ru" fo:country="RU" fo:font-style="italic" style:font-size-asian="14pt" style:font-style-asian="italic" style:font-name-complex="Times New Roman1" style:font-size-complex="14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Times New Roman" fo:font-size="14pt" fo:language="ru" fo:country="RU" fo:font-style="italic" style:font-name-asian="Calibri" style:font-size-asian="14pt" style:font-style-asian="italic" style:font-name-complex="Times New Roman1" style:font-size-complex="14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 fo:background-color="#00ffff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Times New Roman" fo:font-size="14pt" style:font-size-asian="14pt" style:font-name-complex="Times New Roman1" style:font-size-complex="14pt" style:font-style-complex="italic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Times New Roman" fo:font-size="14pt" style:font-size-asian="14pt" style:font-name-complex="Times New Roman1" style:font-size-complex="14pt" fo:background-color="#ffff00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Times New Roman" fo:font-size="14pt" fo:font-style="italic" style:font-name-asian="F" style:font-size-asian="14pt" style:font-style-asian="italic" style:font-name-complex="Times New Roman1" style:font-size-complex="14pt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 style:font-style-complex="italic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Times New Roman" fo:font-size="14pt" fo:font-style="italic" style:font-name-asian="Calibri" style:font-size-asian="14pt" style:font-style-asian="italic" style:font-name-complex="Times New Roman1" style:font-size-complex="14pt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Times New Roman" fo:font-size="14pt" fo:language="en" fo:country="US" fo:font-style="italic" style:font-size-asian="14pt" style:font-style-asian="italic" style:font-name-complex="Times New Roman1" style:font-size-complex="14pt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>
        <loext:char-complex-color loext:theme-type="dark1" loext:color-type="theme"/>
      </style:text-properties>
    </style:style>
    <style:style style:name="T33" style:family="text">
      <style:text-properties fo:color="#000000" loext:opacity="100%" style:font-name="Times New Roman" fo:font-size="14pt" style:font-name-asian="Calibri" style:font-size-asian="14pt" style:font-name-complex="Times New Roman1" style:font-size-complex="14pt">
        <loext:char-complex-color loext:theme-type="dark1" loext:color-type="theme"/>
      </style:text-properties>
    </style:style>
    <style:style style:name="T34" style:family="text">
      <style:text-properties fo:color="#000000" loext:opacity="100%" style:font-name="Times New Roman" fo:font-size="14pt" style:font-name-asian="F" style:font-size-asian="14pt" style:font-name-complex="Times New Roman1" style:font-size-complex="14pt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T36" style:family="text">
      <style:text-properties fo:color="#000000" loext:opacity="100%" fo:font-size="14pt" style:font-size-asian="14pt" style:font-size-complex="14pt">
        <loext:char-complex-color loext:theme-type="dark1" loext:color-type="theme"/>
      </style:text-properties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3" style:family="graphic" style:parent-style-name="OLE">
      <style:graphic-properties fo:margin-left="0cm" fo:margin-right="0cm" fo:margin-top="0cm" fo:margin-bottom="0.353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vertical-align="top" draw:auto-grow-height="false" fo:min-height="1.515cm" fo:min-width="1.265cm" fo:padding-top="0.125cm" fo:padding-bottom="0.125cm" fo:padding-left="0.25cm" fo:padding-right="0.25cm" fo:wrap-option="wrap" loext:decorative="false" fo:margin-left="0cm" fo:margin-right="0.009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515cm" fo:min-width="1.265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 loext:marker-style-name="T1"><text:bookmark-start text:name="_Toc167201886"/><text:bookmark-start text:name="_Toc167201622"/><text:span text:style-name="T1">Оглавление</text:span><text:bookmark-end text:name="_Toc167201886"/><text:bookmark-end text:name="_Toc167201622"/><text:bookmark-start text:name="_Toc167201887"/><text:bookmark-start text:name="_Toc167201623"/><text:span text:style-name="T1"/></text:p>
      <text:h text:style-name="P41" text:outline-level="1" loext:marker-style-name="T1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 loext:marker-style-name="T3"><text:a xlink:type="simple" xlink:href="#_Toc167203315" text:style-name="Index_20_Link" text:visited-style-name="Index_20_Link"><text:span text:style-name="T1">Перечень условных обозначений</text:span><text:span text:style-name="T2"><text:tab/>2</text:span></text:a></text:p>
          <text:p text:style-name="P35" loext:marker-style-name="T3"><text:a xlink:type="simple" xlink:href="#_Toc167203316" text:style-name="Index_20_Link" text:visited-style-name="Index_20_Link"><text:span text:style-name="T1">Введение</text:span><text:span text:style-name="T2"><text:tab/>2</text:span></text:a></text:p>
          <text:p text:style-name="P36" loext:marker-style-name="T3"><text:a xlink:type="simple" xlink:href="#_Toc167203317" text:style-name="Index_20_Link" text:visited-style-name="Index_20_Link"><text:span text:style-name="T1">1.</text:span><text:span text:style-name="T3"><text:tab/></text:span><text:span text:style-name="T1">Обзор литературы</text:span><text:span text:style-name="T2"><text:tab/>2</text:span></text:a></text:p>
          <text:p text:style-name="P36" loext:marker-style-name="T3"><text:a xlink:type="simple" xlink:href="#_Toc167203318" text:style-name="Index_20_Link" text:visited-style-name="Index_20_Link"><text:span text:style-name="T1">2.</text:span><text:span text:style-name="T3"><text:tab/></text:span><text:span text:style-name="T1">Теоретическая часть САОМ</text:span><text:span text:style-name="T2"><text:tab/>2</text:span></text:a></text:p>
          <text:p text:style-name="P32" loext:marker-style-name="T3"><text:a xlink:type="simple" xlink:href="#_Toc167203319" text:style-name="Index_20_Link" text:visited-style-name="Index_20_Link"><text:span text:style-name="T1">2.1</text:span><text:span text:style-name="T3"> </text:span><text:span text:style-name="T1">Постановка задачи приводящей к САОМ</text:span><text:span text:style-name="T2"><text:tab/>2</text:span></text:a></text:p>
          <text:p text:style-name="P33" loext:marker-style-name="T3"><text:a xlink:type="simple" xlink:href="#_Toc167203320" text:style-name="Index_20_Link" text:visited-style-name="Index_20_Link"><text:span text:style-name="T1">2.2 Описание САОМ</text:span><text:span text:style-name="T2"><text:tab/>2</text:span></text:a></text:p>
          <text:p text:style-name="P33" loext:marker-style-name="T3"><text:a xlink:type="simple" xlink:href="#_Toc167203321" text:style-name="Index_20_Link" text:visited-style-name="Index_20_Link"><text:span text:style-name="T1">2.3 Оценка параметров</text:span><text:span text:style-name="T2"><text:tab/>2</text:span></text:a></text:p>
          <text:p text:style-name="P36" loext:marker-style-name="T3"><text:a xlink:type="simple" xlink:href="#_Toc167203322" text:style-name="Index_20_Link" text:visited-style-name="Index_20_Link"><text:span text:style-name="T1">3.</text:span><text:span text:style-name="T3"><text:tab/></text:span><text:span text:style-name="T1">Применение модели на реальных данных</text:span><text:span text:style-name="T2"><text:tab/>2</text:span></text:a></text:p>
          <text:p text:style-name="P33" loext:marker-style-name="T3"><text:a xlink:type="simple" xlink:href="#_Toc167203323" text:style-name="Index_20_Link" text:visited-style-name="Index_20_Link"><text:span text:style-name="T1">3.1 Объект исследования</text:span><text:span text:style-name="T2"><text:tab/>2</text:span></text:a></text:p>
          <text:p text:style-name="P33" loext:marker-style-name="T3"><text:a xlink:type="simple" xlink:href="#_Toc167203324" text:style-name="Index_20_Link" text:visited-style-name="Index_20_Link"><text:span text:style-name="T1">3.2 Применимость САОМ в исследовании научных групп</text:span><text:span text:style-name="T2"><text:tab/>2</text:span></text:a></text:p>
          <text:p text:style-name="P33" loext:marker-style-name="T3"><text:a xlink:type="simple" xlink:href="#_Toc167203325" text:style-name="Index_20_Link" text:visited-style-name="Index_20_Link"><text:span text:style-name="T1">3.3 Формирование гипотез о динамике рассматриваемой сети</text:span><text:span text:style-name="T2"><text:tab/>2</text:span></text:a></text:p>
          <text:p text:style-name="P33" loext:marker-style-name="T3"><text:a xlink:type="simple" xlink:href="#_Toc167203326" text:style-name="Index_20_Link" text:visited-style-name="Index_20_Link"><text:span text:style-name="T1">3.4 Описание модели</text:span><text:span text:style-name="T2"><text:tab/>2</text:span></text:a></text:p>
          <text:p text:style-name="P33" loext:marker-style-name="T3"><text:a xlink:type="simple" xlink:href="#_Toc167203327" text:style-name="Index_20_Link" text:visited-style-name="Index_20_Link"><text:span text:style-name="T1">3.5 Оценка сформированных гипотез</text:span><text:span text:style-name="T2"><text:tab/>2</text:span></text:a></text:p>
          <text:p text:style-name="P34" loext:marker-style-name="T3"><text:a xlink:type="simple" xlink:href="#_Toc167203328" text:style-name="Index_20_Link" text:visited-style-name="Index_20_Link"><text:span text:style-name="T1">3.5.1 Оцененные параметры при эффектах</text:span><text:span text:style-name="T2"><text:tab/>2</text:span></text:a></text:p>
          <text:p text:style-name="P34" loext:marker-style-name="T3"><text:a xlink:type="simple" xlink:href="#_Toc167203329" text:style-name="Index_20_Link" text:visited-style-name="Index_20_Link"><text:span text:style-name="T1">3.5.2 Интерпретация полученных оценок параметров</text:span><text:span text:style-name="T2"><text:tab/>2</text:span></text:a></text:p>
          <text:p text:style-name="P36" loext:marker-style-name="T3"><text:a xlink:type="simple" xlink:href="#_Toc167203330" text:style-name="Index_20_Link" text:visited-style-name="Index_20_Link"><text:span text:style-name="T1">4.</text:span><text:span text:style-name="T3"><text:tab/></text:span><text:span text:style-name="T1">Построение имитационной модели</text:span><text:span text:style-name="T2"><text:tab/>2</text:span></text:a></text:p>
          <text:p text:style-name="P32" loext:marker-style-name="T3"><text:a xlink:type="simple" xlink:href="#_Toc167203331" text:style-name="Index_20_Link" text:visited-style-name="Index_20_Link"><text:span text:style-name="T1">4.1</text:span><text:span text:style-name="T3"><text:tab/></text:span><text:span text:style-name="T1">Описание модели</text:span><text:span text:style-name="T2"><text:tab/>2</text:span></text:a></text:p>
          <text:p text:style-name="P32" loext:marker-style-name="T3"><text:a xlink:type="simple" xlink:href="#_Toc167203332" text:style-name="Index_20_Link" text:visited-style-name="Index_20_Link"><text:span text:style-name="T1">4.2</text:span><text:span text:style-name="T3"><text:tab/></text:span><text:span text:style-name="T1">Допущения</text:span><text:span text:style-name="T2"><text:tab/>2</text:span></text:a></text:p>
          <text:p text:style-name="P32" loext:marker-style-name="T3"><text:a xlink:type="simple" xlink:href="#_Toc167203333" text:style-name="Index_20_Link" text:visited-style-name="Index_20_Link"><text:span text:style-name="T1">4.3</text:span><text:span text:style-name="T3"><text:tab/></text:span><text:span text:style-name="T1">Описание работы имитационной модели</text:span><text:span text:style-name="T2"><text:tab/>2</text:span></text:a></text:p>
          <text:p text:style-name="P33" loext:marker-style-name="T3"><text:a xlink:type="simple" xlink:href="#_Toc167203334" text:style-name="Index_20_Link" text:visited-style-name="Index_20_Link"><text:span text:style-name="T1">4.4 Оценка работы имитационной модели</text:span><text:span text:style-name="T2"><text:tab/>2</text:span></text:a></text:p>
          <text:p text:style-name="P35" loext:marker-style-name="T3"><text:a xlink:type="simple" xlink:href="#_Toc167203335" text:style-name="Index_20_Link" text:visited-style-name="Index_20_Link"><text:span text:style-name="T1">Заключение</text:span><text:span text:style-name="T2"><text:tab/>2</text:span></text:a></text:p>
          <text:p text:style-name="P35" loext:marker-style-name="T3"><text:a xlink:type="simple" xlink:href="#_Toc167203336" text:style-name="Index_20_Link" text:visited-style-name="Index_20_Link"><text:span text:style-name="T1">Список использованных источников и литературы</text:span><text:span text:style-name="T2"><text:tab/>2</text:span></text:a></text:p>
        </text:index-body>
      </text:table-of-content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h text:style-name="P42" text:outline-level="1" loext:marker-style-name="T1"><text:bookmark-start text:name="_Toc167203315"/><text:soft-page-break/><text:span text:style-name="T1">Перечень условных обозначений</text:span><text:bookmark-end text:name="_Toc167203315"/><text:span text:style-name="T1"/></text:h>
      <text:p text:style-name="P57" loext:marker-style-name="T1"/>
      <text:p text:style-name="P63" loext:marker-style-name="T4"><text:span text:style-name="T4">Социальная сеть - объединение социальных акторов и их связей.</text:span><text:span text:style-name="T4"/></text:p>
      <text:p text:style-name="P63" loext:marker-style-name="T4"><text:span text:style-name="T4">Актор - действующий субъект, совершающий действие, направленное на других акторов.</text:span><text:span text:style-name="T4"/></text:p>
      <text:p text:style-name="P63" loext:marker-style-name="T4"><text:span text:style-name="T4">Ковариата - <text:s/>частная характеристика актора.</text:span><text:span text:style-name="T4"/></text:p>
      <text:p text:style-name="P63" loext:marker-style-name="T4"><text:span text:style-name="T4">САОМ, </text:span><text:span text:style-name="T6">SAOM</text:span><text:span text:style-name="T4"> – класс стохастических акторно ориентированных моделей (</text:span><text:span text:style-name="T6">Stochastic</text:span><text:span text:style-name="T4"> </text:span><text:span text:style-name="T6">Actor</text:span><text:span text:style-name="T4">-</text:span><text:span text:style-name="T6">Oriented</text:span><text:span text:style-name="T4"> </text:span><text:span text:style-name="T6">Models</text:span><text:span text:style-name="T4">, САОМ, </text:span><text:span text:style-name="T6">SAOM</text:span><text:span text:style-name="T4">)</text:span></text:p>
      <text:h text:style-name="P43" text:outline-level="1" loext:marker-style-name="T1"><text:bookmark-end text:name="_Toc167201623"/><text:bookmark-end text:name="_Toc167201887"/><text:bookmark-start text:name="_Toc167203316"/><text:span text:style-name="T1"><text:tab/>Введение</text:span><text:bookmark-end text:name="_Toc167203316"/><text:span text:style-name="T1"><text:tab/></text:span><text:span text:style-name="T1"/></text:h>
      <text:p text:style-name="Standard"/>
      <text:p text:style-name="P66" loext:marker-style-name="T4"><text:span text:style-name="T4">В современном мире изучение социальных сетей приобретает всё большую значимость. Это связано с необходимостью анализа и оптимизации различных социальных процессов, будь то в науке, экономике или политике. С развитием сети интернет появилась возможность собирать и анализировать объективные данные о социальных сетях, и их структурах. Это вызвало развитие такой дисциплины, как сетевой анализ. В рамках сетевого анализа существует класс акторно-ориентированных моделей. Стохастическое акторно-ориентированное моделирование является мощным инструментом для анализа и предсказания сетевой динамики.</text:span><text:span text:style-name="T4"/></text:p>
      <text:p text:style-name="P66" loext:marker-style-name="T4"><text:span text:style-name="T4">Объектом данного исследования является класс стохастических акторно-ориентированных моделей, а именно построение этих моделей, их применимость на реальных данных. Предметом исследования выступают факторы, влияющие на динамику сети соавторства в Томском государственном университете.</text:span><text:span text:style-name="T4"/></text:p>
      <text:p text:style-name="P66" loext:marker-style-name="T1"><text:span text:style-name="T5">Целью данной работы является анализ факторов, влияющих на сеть соавторства Томского государственного университета, с использованием стохастического акторно-ориентированного моделирования. Построение и анализ имитационной модели стохастической акторно ориентированно модели.</text:span><text:span text:style-name="T5"/></text:p>
      <text:list text:style-name="WWNum1">
        <text:list-item>
          <text:h text:style-name="P44" text:outline-level="1" loext:marker-style-name="T1"><text:bookmark-start text:name="_Toc167201624"/><text:bookmark-start text:name="_Toc167203317"/><text:bookmark-start text:name="_Toc167201888"/><text:span text:style-name="T1">Обзор литературы</text:span><text:bookmark-end text:name="_Toc167201624"/><text:bookmark-end text:name="_Toc167203317"/><text:bookmark-end text:name="_Toc167201888"/><text:span text:style-name="T1"/></text:h>
        </text:list-item>
      </text:list>
      <text:p text:style-name="P57" loext:marker-style-name="T1"/>
      <text:p text:style-name="P57" loext:marker-style-name="T1"/>
      <text:p text:style-name="P57" loext:marker-style-name="T1"/>
      <text:list text:continue-numbering="true" text:style-name="WWNum1">
        <text:list-item>
          <text:h text:style-name="P44" text:outline-level="1" loext:marker-style-name="T1"><text:bookmark-start text:name="_Toc167201625"/><text:bookmark-start text:name="_Toc167203318"/><text:bookmark-start text:name="_Toc167201889"/><text:soft-page-break/><text:span text:style-name="T1">Теоретическая часть САОМ</text:span><text:bookmark-end text:name="_Toc167201625"/><text:bookmark-end text:name="_Toc167203318"/><text:bookmark-end text:name="_Toc167201889"/><text:span text:style-name="T1"/></text:h>
          <text:list>
            <text:list-item>
              <text:h text:style-name="P45" text:outline-level="2" loext:marker-style-name="T1"><text:bookmark-start text:name="_Toc167201626"/><text:bookmark-start text:name="_Toc167203319"/><text:bookmark-start text:name="_Toc167201890"/><text:span text:style-name="T1">Постановка задачи приводящей к САОМ</text:span><text:bookmark-end text:name="_Toc167201626"/><text:bookmark-end text:name="_Toc167203319"/><text:bookmark-end text:name="_Toc167201890"/><text:span text:style-name="T1"/></text:h>
            </text:list-item>
          </text:list>
        </text:list-item>
      </text:list>
      <text:p text:style-name="Standard"/>
      <text:p text:style-name="P66" loext:marker-style-name="T4"><text:span text:style-name="T4">Рассмотрим некоторую социальную сеть. Изменение сети можно рассматривать как изменение актором своего «положения» в этой сети. Каждое изменение связей актора, а именно создание новой связи с другим актором, или разрушение существующей связи приводит к изменению всей сети.</text:span><text:span text:style-name="T4"/></text:p>
      <text:p text:style-name="P66" loext:marker-style-name="T4"><text:span text:style-name="T4">Для разных сетей могут быть разные требования к этому изменению. Например: для сети дружбы между одногруппниками процесс создания или разрушения связи ( в данном случае связь – считает ли актор другого актора своим другом) происходит в одностороннем порядке, и не требует подтверждения принимающей стороны ( можно считать своим другом того, кто не считает своим другом). Однако в случае <text:s/>сети научного соавторства необходимо подтверждение обеих сторон для создания связи. Так же следует заметить, что в примере с сетью научного соавторства нельзя разрушить связь.</text:span><text:span text:style-name="T4"/></text:p>
      <text:p text:style-name="Standard" loext:marker-style-name="T4"><text:span text:style-name="T4"><text:tab/>Как при выборе того, с кем актор хочет изменить сеть, так и при выборе какое изменение следует внести (создание или разрушение связи) актор руководствуется некоторыми критериями оптимальности. </text:span><text:span text:style-name="T4"/></text:p>
      <text:p text:style-name="Standard" loext:marker-style-name="T4"><text:span text:style-name="T4"><text:tab/>При изучении реальных социальных сетей в большинстве случаев не возможно наблюдать за динамикой сети непрерывно. Пусть исследователю доступны лишь несколько снимков состояния сети.</text:span><text:span text:style-name="T4"/></text:p>
      <text:p text:style-name="Standard" loext:marker-style-name="T4"><text:span text:style-name="T4"><text:tab/>Для анализа и предсказания динамики социальных сетей существует класс стохастических акторно-ориентированных моделей. <text:s/>Под потянем акторно-ориентированные подразумевается, что все изменения сети происходят из за принятий решений акторами этой сети.</text:span><text:span text:style-name="T4"/></text:p>
      <text:p text:style-name="P59" loext:marker-style-name="T1"/>
      <text:list xml:id="list23712949580148" text:continue-numbering="true" text:style-name="WWNum1">
        <text:list-item>
          <text:list>
            <text:list-item>
              <text:h text:style-name="P45" text:outline-level="2" loext:marker-style-name="T1"><text:bookmark-start text:name="_Toc167203320"/><text:span text:style-name="T1">Описание САОМ</text:span><text:bookmark-end text:name="_Toc167203320"/><text:span text:style-name="T1"/></text:h>
            </text:list-item>
          </text:list>
        </text:list-item>
      </text:list>
      <text:p text:style-name="Standard"/>
      <text:p text:style-name="P38" loext:marker-style-name="T15"><text:span text:style-name="T15">Модель изменения связи состоит из двух компонент: время и выбор. Время изменения определяется в терминах возможности изменения, а не факта изменения. В случае если актора устраивает его текущее состояние он не будет изменять свои связи. Обозначим <text:s/></text:span><draw:frame draw:style-name="fr1" draw:name="Object1" text:anchor-type="as-char" svg:width="0.774cm" svg:height="0.522cm" draw:z-index="138"><draw:object xlink:href="./Object 1" xlink:type="simple" xlink:show="embed" xlink:actuate="onLoad"/><draw:image xlink:href="./ObjectReplacements/Object 1" xlink:type="simple" xlink:show="embed" xlink:actuate="onLoad"/></draw:frame><text:span text:style-name="T8">, как</text:span><text:span text:style-name="T15"> состояние сети в момент времени </text:span><draw:frame draw:style-name="fr1" draw:name="Object2" text:anchor-type="as-char" svg:width="0.152cm" svg:height="0.471cm" draw:z-index="139"><draw:object xlink:href="./Object 2" xlink:type="simple" xlink:show="embed" xlink:actuate="onLoad"/><draw:image xlink:href="./ObjectReplacements/Object 2" xlink:type="simple" xlink:show="embed" xlink:actuate="onLoad"/></draw:frame><draw:custom-shape text:anchor-type="char" draw:z-index="0" draw:name="Rectangle 7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">. </text:span></text:p>
      <text:p text:style-name="P67" loext:marker-style-name="T4"><text:span text:style-name="T23">В любой момент времени в сети происходит не более одного изменения. Этими изменениями могут быть: создание или уничтожение связи. Вероятность изменения состояния сети зависит от её текущего состояния, и не </text:span><text:soft-page-break/><text:span text:style-name="T23">зависит от истории изменений. Таким образом </text:span><draw:frame draw:style-name="fr1" draw:name="Object3" text:anchor-type="as-char" svg:width="0.774cm" svg:height="0.522cm" draw:z-index="140"><draw:object xlink:href="./Object 3" xlink:type="simple" xlink:show="embed" xlink:actuate="onLoad"/><draw:image xlink:href="./ObjectReplacements/Object 3" xlink:type="simple" xlink:show="embed" xlink:actuate="onLoad"/></draw:frame><text:span text:style-name="T4"><text:s/>– непрерывная цепь Маркова.</text:span></text:p>
      <text:p text:style-name="P67" loext:marker-style-name="T23"><text:span text:style-name="T23">Частота принятия решений актором </text:span><draw:custom-shape text:anchor-type="char" draw:z-index="1" draw:name="Rectangle 7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2">i</text:span><text:span text:style-name="T23"> зависит от параметра </text:span><draw:custom-shape text:anchor-type="char" draw:z-index="2" draw:name="Rectangle 7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4" text:anchor-type="as-char" svg:width="0.305cm" svg:height="0.534cm" draw:z-index="141"><draw:object xlink:href="./Object 4" xlink:type="simple" xlink:show="embed" xlink:actuate="onLoad"/><draw:image xlink:href="./ObjectReplacements/Object 4" xlink:type="simple" xlink:show="embed" xlink:actuate="onLoad"/></draw:frame><text:span text:style-name="T4">. </text:span><text:span text:style-name="T23">Обозначим . 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8"/>
          </table:table-cell>
          <table:table-cell table:style-name="Table1.A1" office:value-type="string">
            <text:p text:style-name="P5" loext:marker-style-name="T26"><draw:frame draw:style-name="fr1" draw:name="Object6" text:anchor-type="as-char" svg:width="16.175cm" svg:height="0.593cm" draw:z-index="160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10" loext:marker-style-name="T16"/>
          </table:table-cell>
          <table:table-cell table:style-name="Table1.A1" office:value-type="string">
            <text:p text:style-name="P21" loext:marker-style-name="T8"><text:span text:style-name="T8">(</text:span><text:span text:style-name="T4">1</text:span><text:span text:style-name="T8">)</text:span></text:p>
          </table:table-cell>
        </table:table-row>
      </table:table>
      <text:p text:style-name="P107" loext:marker-style-name="T23"><text:span text:style-name="T23">Моменты времени распределены в соответствии с экспоненциальным распределением.</text:span><text:span text:style-name="T23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 loext:marker-style-name="T15"/>
          </table:table-cell>
          <table:table-cell table:style-name="Table2.A1" office:value-type="string">
            <text:p text:style-name="P31" loext:marker-style-name="T15"><draw:frame draw:style-name="fr1" draw:name="Object7" text:anchor-type="as-char" svg:width="11.926cm" svg:height="1.067cm" draw:z-index="161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2.A1" office:value-type="string">
            <text:p text:style-name="P21" loext:marker-style-name="T15"><text:span text:style-name="T15">(</text:span><text:span text:style-name="T23">2</text:span><text:span text:style-name="T15">)</text:span></text:p>
          </table:table-cell>
        </table:table-row>
      </table:table>
      <text:p text:style-name="P38" loext:marker-style-name="T15"><text:span text:style-name="T15">Эта формула соответствует модели «</text:span><text:span text:style-name="T23">first</text:span><text:span text:style-name="T15"> </text:span><text:span text:style-name="T23">past</text:span><text:span text:style-name="T15"> </text:span><text:span text:style-name="T23">the</text:span><text:span text:style-name="T15"> </text:span><text:span text:style-name="T23">post</text:span><text:span text:style-name="T15">». Все участники имеют стохастическое время ожидания. Первый получивший возможность произвести изменение делает свой выбор и все начинается с начала, но уже в новом состоянии.</text:span></text:p>
      <text:p text:style-name="P108" loext:marker-style-name="T23"><text:span text:style-name="T23">Совокупность выборов </text:span><draw:custom-shape text:anchor-type="char" draw:z-index="3" draw:name="Rectangle 7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 актора образуют собой поток Пуассона </text:span><draw:custom-shape text:anchor-type="char" draw:z-index="4" draw:name="Rectangle 7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8" text:anchor-type="as-char" svg:width="0.312cm" svg:height="0.534cm" draw:z-index="142"><draw:object xlink:href="./Object 8" xlink:type="simple" xlink:show="embed" xlink:actuate="onLoad"/><draw:image xlink:href="./ObjectReplacements/Object 8" xlink:type="simple" xlink:show="embed" xlink:actuate="onLoad"/></draw:frame><text:span text:style-name="T23"><text:s/>с параметром </text:span><draw:custom-shape text:anchor-type="char" draw:z-index="5" draw:name="Rectangle 7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" text:anchor-type="as-char" svg:width="0.305cm" svg:height="0.534cm" draw:z-index="143"><draw:object xlink:href="./Object 9" xlink:type="simple" xlink:show="embed" xlink:actuate="onLoad"/><draw:image xlink:href="./ObjectReplacements/Object 9" xlink:type="simple" xlink:show="embed" xlink:actuate="onLoad"/></draw:frame><text:span text:style-name="T23">.</text:span></text:p>
      <text:p text:style-name="P78" loext:marker-style-name="T4"><text:span text:style-name="T13">Пример:<text:tab/></text:span><text:span text:style-name="T13"/></text:p>
      <text:p text:style-name="P79" loext:marker-style-name="T4"><draw:frame draw:style-name="fr1" draw:name="Object10" text:anchor-type="as-char" svg:width="0.362cm" svg:height="0.534cm" draw:z-index="144"><draw:object xlink:href="./Object 10" xlink:type="simple" xlink:show="embed" xlink:actuate="onLoad"/><draw:image xlink:href="./ObjectReplacements/Object 10" xlink:type="simple" xlink:show="embed" xlink:actuate="onLoad"/></draw:frame><text:span text:style-name="T13"><text:s/>, с интенсивностью </text:span><draw:frame draw:style-name="fr1" draw:name="Object11" text:anchor-type="as-char" svg:width="0.355cm" svg:height="0.534cm" draw:z-index="145"><draw:object xlink:href="./Object 11" xlink:type="simple" xlink:show="embed" xlink:actuate="onLoad"/><draw:image xlink:href="./ObjectReplacements/Object 11" xlink:type="simple" xlink:show="embed" xlink:actuate="onLoad"/></draw:frame></text:p>
      <text:p text:style-name="P79" loext:marker-style-name="T4"><draw:custom-shape text:anchor-type="char" draw:z-index="6" draw:name="Rectangle 4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6" draw:name="Rectangle 43" draw:style-name="gr1" draw:text-style-name="P122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Object12" text:anchor-type="as-char" svg:width="11.693cm" svg:height="2.395cm" draw:z-index="146"><draw:object-ole xlink:href="./Obj100" xlink:type="simple" xlink:show="embed" xlink:actuate="onLoad"/><draw:image xlink:href="./ObjectReplacements/Obj100" xlink:type="simple" xlink:show="embed" xlink:actuate="onLoad"/></draw:frame></text:p>
      <text:p text:style-name="P79" loext:marker-style-name="T4"><text:span text:style-name="T13">Рисунок 1 – Поток выборов актора 1</text:span><text:span text:style-name="T13"/></text:p>
      <text:p text:style-name="P79" loext:marker-style-name="T4"><draw:frame draw:style-name="fr1" draw:name="Object13" text:anchor-type="as-char" svg:width="0.363cm" svg:height="0.534cm" draw:z-index="147"><draw:object xlink:href="./Object 12" xlink:type="simple" xlink:show="embed" xlink:actuate="onLoad"/><draw:image xlink:href="./ObjectReplacements/Object 12" xlink:type="simple" xlink:show="embed" xlink:actuate="onLoad"/></draw:frame><text:span text:style-name="T13">, с интенсивностью </text:span><draw:frame draw:style-name="fr1" draw:name="Object14" text:anchor-type="as-char" svg:width="0.356cm" svg:height="0.534cm" draw:z-index="148"><draw:object xlink:href="./Object 13" xlink:type="simple" xlink:show="embed" xlink:actuate="onLoad"/><draw:image xlink:href="./ObjectReplacements/Object 13" xlink:type="simple" xlink:show="embed" xlink:actuate="onLoad"/></draw:frame></text:p>
      <text:p text:style-name="P79" loext:marker-style-name="T4"><draw:custom-shape text:anchor-type="char" draw:z-index="7" draw:name="Rectangle 3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name="Rectangle 36" draw:style-name="gr1" draw:text-style-name="P122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Object15" text:anchor-type="as-char" svg:width="11.693cm" svg:height="2.395cm" draw:z-index="149"><draw:object-ole xlink:href="./Obj101" xlink:type="simple" xlink:show="embed" xlink:actuate="onLoad"/><draw:image xlink:href="./ObjectReplacements/Obj101" xlink:type="simple" xlink:show="embed" xlink:actuate="onLoad"/></draw:frame></text:p>
      <text:p text:style-name="P79" loext:marker-style-name="T4"><text:span text:style-name="T13">Рисунок 2 – Поток выборов актора 2</text:span><text:span text:style-name="T13"/></text:p>
      <text:p text:style-name="P79" loext:marker-style-name="T4"><draw:frame draw:style-name="fr1" draw:name="Object16" text:anchor-type="as-char" svg:width="0.367cm" svg:height="0.534cm" draw:z-index="150"><draw:object xlink:href="./Object 14" xlink:type="simple" xlink:show="embed" xlink:actuate="onLoad"/><draw:image xlink:href="./ObjectReplacements/Object 14" xlink:type="simple" xlink:show="embed" xlink:actuate="onLoad"/></draw:frame><text:span text:style-name="T13">, с интенсивностью </text:span><draw:frame draw:style-name="fr1" draw:name="Object17" text:anchor-type="as-char" svg:width="0.36cm" svg:height="0.534cm" draw:z-index="151"><draw:object xlink:href="./Object 15" xlink:type="simple" xlink:show="embed" xlink:actuate="onLoad"/><draw:image xlink:href="./ObjectReplacements/Object 15" xlink:type="simple" xlink:show="embed" xlink:actuate="onLoad"/></draw:frame></text:p>
      <text:p text:style-name="P79" loext:marker-style-name="T4"><draw:custom-shape text:anchor-type="char" draw:z-index="8" draw:name="Rectangle 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8" draw:name="Rectangle 8" draw:style-name="gr1" draw:text-style-name="P122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Object18" text:anchor-type="as-char" svg:width="11.693cm" svg:height="2.395cm" draw:z-index="152"><draw:object-ole xlink:href="./Obj102" xlink:type="simple" xlink:show="embed" xlink:actuate="onLoad"/><draw:image xlink:href="./ObjectReplacements/Obj102" xlink:type="simple" xlink:show="embed" xlink:actuate="onLoad"/></draw:frame></text:p>
      <text:p text:style-name="P79" loext:marker-style-name="T4"><text:span text:style-name="T13">Рисунок 3 – Поток выборов актора 3</text:span><text:span text:style-name="T13"/></text:p>
      <text:p text:style-name="P79" loext:marker-style-name="T4"><text:soft-page-break/><draw:frame draw:style-name="fr1" draw:name="Object19" text:anchor-type="as-char" svg:width="0.369cm" svg:height="0.534cm" draw:z-index="153"><draw:object xlink:href="./Object 16" xlink:type="simple" xlink:show="embed" xlink:actuate="onLoad"/><draw:image xlink:href="./ObjectReplacements/Object 16" xlink:type="simple" xlink:show="embed" xlink:actuate="onLoad"/></draw:frame><text:span text:style-name="T13">, с интенсивностью </text:span><draw:frame draw:style-name="fr1" draw:name="Object20" text:anchor-type="as-char" svg:width="0.362cm" svg:height="0.534cm" draw:z-index="154"><draw:object xlink:href="./Object 17" xlink:type="simple" xlink:show="embed" xlink:actuate="onLoad"/><draw:image xlink:href="./ObjectReplacements/Object 17" xlink:type="simple" xlink:show="embed" xlink:actuate="onLoad"/></draw:frame></text:p>
      <text:p text:style-name="P79" loext:marker-style-name="T4"><draw:custom-shape text:anchor-type="char" draw:z-index="9" draw:name="Rectangle 1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9" draw:name="Rectangle 7" draw:style-name="gr1" draw:text-style-name="P122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Object21" text:anchor-type="as-char" svg:width="11.693cm" svg:height="2.395cm" draw:z-index="155"><draw:object-ole xlink:href="./Obj103" xlink:type="simple" xlink:show="embed" xlink:actuate="onLoad"/><draw:image xlink:href="./ObjectReplacements/Obj103" xlink:type="simple" xlink:show="embed" xlink:actuate="onLoad"/></draw:frame></text:p>
      <text:p text:style-name="P79" loext:marker-style-name="T4"><text:span text:style-name="T13">Рисунок 4 – Поток выборов актора n</text:span><text:span text:style-name="T13"/></text:p>
      <text:p text:style-name="P79" loext:marker-style-name="T4"><text:span text:style-name="T13">Образуют собой совокупный поток </text:span><draw:frame draw:style-name="fr1" draw:name="Object22" text:anchor-type="as-char" svg:width="0.792cm" svg:height="0.522cm" draw:z-index="156"><draw:object xlink:href="./Object 18" xlink:type="simple" xlink:show="embed" xlink:actuate="onLoad"/><draw:image xlink:href="./ObjectReplacements/Object 18" xlink:type="simple" xlink:show="embed" xlink:actuate="onLoad"/></draw:frame><text:span text:style-name="T13"><text:s/>с интенсивностью </text:span><draw:frame draw:style-name="fr1" draw:name="Object23" text:anchor-type="as-char" svg:width="0.228cm" svg:height="0.471cm" draw:z-index="157"><draw:object xlink:href="./Object 19" xlink:type="simple" xlink:show="embed" xlink:actuate="onLoad"/><draw:image xlink:href="./ObjectReplacements/Object 19" xlink:type="simple" xlink:show="embed" xlink:actuate="onLoad"/></draw:frame><text:span text:style-name="T13">.</text:span></text:p>
      <text:p text:style-name="P79" loext:marker-style-name="T4"><draw:custom-shape text:anchor-type="char" draw:z-index="10" draw:name="Rectangle 1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0" draw:name="Rectangle 6" draw:style-name="gr1" draw:text-style-name="P122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Object24" text:anchor-type="as-char" svg:width="11.693cm" svg:height="2.395cm" draw:z-index="158"><draw:object-ole xlink:href="./Obj104" xlink:type="simple" xlink:show="embed" xlink:actuate="onLoad"/><draw:image xlink:href="./ObjectReplacements/Obj104" xlink:type="simple" xlink:show="embed" xlink:actuate="onLoad"/></draw:frame></text:p>
      <text:p text:style-name="P79" loext:marker-style-name="T4"><text:span text:style-name="T13">Рисунок 5 – Совокупный поток выборов всех акторов.</text:span><text:span text:style-name="T13"/></text:p>
      <text:p text:style-name="P108" loext:marker-style-name="T23"><text:span text:style-name="T23">Сумма всех потоков – есть так же поток Пуассона с параметром </text:span><draw:custom-shape text:anchor-type="char" draw:z-index="11" draw:name="Rectangle 1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25" text:anchor-type="as-char" svg:width="0.228cm" svg:height="0.471cm" draw:z-index="159"><draw:object xlink:href="./Object 20" xlink:type="simple" xlink:show="embed" xlink:actuate="onLoad"/><draw:image xlink:href="./ObjectReplacements/Object 20" xlink:type="simple" xlink:show="embed" xlink:actuate="onLoad"/></draw:frame><text:span text:style-name="T23">, где времена между моментами скачков независимы и распределены экспоненциально.</text:span></text:p>
      <text:p text:style-name="P108" loext:marker-style-name="T23"><text:span text:style-name="T23">Вероятность того, что </text:span><text:span text:style-name="T30">i</text:span><text:span text:style-name="T23"> актор в выбранный промежуток времени примет решение о изменении сети:</text:span></text:p>
      <text:p text:style-name="P102" loext:marker-style-name="T23"/>
      <text:p text:style-name="P103" loext:marker-style-name="T2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 loext:marker-style-name="T15"/>
          </table:table-cell>
          <table:table-cell table:style-name="Table3.A1" office:value-type="string">
            <text:p text:style-name="P24" loext:marker-style-name="T15"><draw:custom-shape text:anchor-type="char" draw:z-index="12" draw:name="Rectangle 1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26" text:anchor-type="as-char" svg:width="4.865cm" svg:height="0.593cm" draw:z-index="184"><draw:object xlink:href="./Object 21" xlink:type="simple" xlink:show="embed" xlink:actuate="onLoad"/><draw:image xlink:href="./ObjectReplacements/Object 21" xlink:type="simple" xlink:show="embed" xlink:actuate="onLoad"/></draw:frame><text:span text:style-name="T16">,</text:span></text:p>
          </table:table-cell>
          <table:table-cell table:style-name="Table3.A1" office:value-type="string">
            <text:p text:style-name="P28" loext:marker-style-name="T23"><text:span text:style-name="T17">(</text:span><text:span text:style-name="T33">3</text:span><text:span text:style-name="T17">)</text:span></text:p>
          </table:table-cell>
        </table:table-row>
      </table:table>
      <text:p text:style-name="P106" loext:marker-style-name="T23"><text:span text:style-name="T23">где </text:span><draw:custom-shape text:anchor-type="char" draw:z-index="13" draw:name="Rectangle 1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27" text:anchor-type="as-char" svg:width="0.956cm" svg:height="0.522cm" draw:z-index="162"><draw:object xlink:href="./Object 22" xlink:type="simple" xlink:show="embed" xlink:actuate="onLoad"/><draw:image xlink:href="./ObjectReplacements/Object 22" xlink:type="simple" xlink:show="embed" xlink:actuate="onLoad"/></draw:frame><text:span text:style-name="T23"><text:s/>остаточный член высшего порядка.</text:span></text:p>
      <text:p text:style-name="P108" loext:marker-style-name="T23"><text:span text:style-name="T23">Вероятность того, что какой то актор в выбранный промежуток времени совокупного потока</text:span><draw:custom-shape text:anchor-type="char" draw:z-index="14" draw:name="Rectangle 1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 </text:span><draw:frame draw:style-name="fr1" draw:name="Object28" text:anchor-type="as-char" svg:width="0.94cm" svg:height="0.593cm" draw:z-index="163"><draw:object xlink:href="./Object 23" xlink:type="simple" xlink:show="embed" xlink:actuate="onLoad"/><draw:image xlink:href="./ObjectReplacements/Object 23" xlink:type="simple" xlink:show="embed" xlink:actuate="onLoad"/></draw:frame><text:span text:style-name="T23">, где </text:span><draw:frame draw:style-name="fr1" draw:name="Object29" text:anchor-type="as-char" svg:width="1.963cm" svg:height="0.534cm" draw:z-index="164"><draw:object xlink:href="./Object 24" xlink:type="simple" xlink:show="embed" xlink:actuate="onLoad"/><draw:image xlink:href="./ObjectReplacements/Object 24" xlink:type="simple" xlink:show="embed" xlink:actuate="onLoad"/></draw:frame><text:span text:style-name="T23"><text:s/></text:span><draw:custom-shape text:anchor-type="char" draw:z-index="15" draw:name="Rectangle 1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<text:s/>примет решение о изменении сети 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 loext:marker-style-name="T15"/>
          </table:table-cell>
          <table:table-cell table:style-name="Table4.A1" office:value-type="string">
            <text:p text:style-name="P25" loext:marker-style-name="T15"><text:span text:style-name="T17">.</text:span><draw:custom-shape text:anchor-type="char" draw:z-index="16" draw:name="Rectangle 1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7">.</text:span><text:span text:style-name="T17"/></text:p>
            <text:p text:style-name="P11" loext:marker-style-name="T15"/>
          </table:table-cell>
          <table:table-cell table:style-name="Table4.A1" office:value-type="string">
            <text:p text:style-name="P28" loext:marker-style-name="T23"><text:span text:style-name="T17">(</text:span><text:span text:style-name="T33">4</text:span><text:span text:style-name="T17">)</text:span></text:p>
          </table:table-cell>
        </table:table-row>
      </table:table>
      <text:p text:style-name="P108" loext:marker-style-name="T23"><text:span text:style-name="T23">У каждого актора есть </text:span><draw:custom-shape text:anchor-type="char" draw:z-index="17" draw:name="Rectangle 1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31" text:anchor-type="as-char" svg:width="0.222cm" svg:height="0.471cm" draw:z-index="165"><draw:object xlink:href="./Object 26" xlink:type="simple" xlink:show="embed" xlink:actuate="onLoad"/><draw:image xlink:href="./ObjectReplacements/Object 26" xlink:type="simple" xlink:show="embed" xlink:actuate="onLoad"/></draw:frame><text:span text:style-name="T23"><text:s/>вариантов выбора, и всего </text:span><draw:custom-shape text:anchor-type="char" draw:z-index="18" draw:name="Rectangle 1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32" text:anchor-type="as-char" svg:width="0.79cm" svg:height="0.471cm" draw:z-index="166"><draw:object xlink:href="./Object 27" xlink:type="simple" xlink:show="embed" xlink:actuate="onLoad"/><draw:image xlink:href="./ObjectReplacements/Object 27" xlink:type="simple" xlink:show="embed" xlink:actuate="onLoad"/></draw:frame><text:span text:style-name="T23"><text:s/>вариантов изменения сети. Построить\разрушить связь с кем то из других вершин, или ничего не делать. Для выбранного актора строится функция полезности для оценки вероятности выбора каждого из</text:span><draw:custom-shape text:anchor-type="char" draw:z-index="19" draw:name="Rectangle 2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3" draw:name="Rectangle 2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 </text:span><draw:frame draw:style-name="fr1" draw:name="Object33" text:anchor-type="as-char" svg:width="0.222cm" svg:height="0.471cm" draw:z-index="167"><draw:object xlink:href="./Object 28" xlink:type="simple" xlink:show="embed" xlink:actuate="onLoad"/><draw:image xlink:href="./ObjectReplacements/Object 28" xlink:type="simple" xlink:show="embed" xlink:actuate="onLoad"/></draw:frame><text:span text:style-name="T23"><text:s/>вариантов. Функция полезности определяет вероятности того, что при следующей смене связей данный актор перейдёт из состояния </text:span><draw:custom-shape text:anchor-type="char" draw:z-index="20" draw:name="Rectangle 2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34" text:anchor-type="as-char" svg:width="0.235cm" svg:height="0.471cm" draw:z-index="168"><draw:object xlink:href="./Object 29" xlink:type="simple" xlink:show="embed" xlink:actuate="onLoad"/><draw:image xlink:href="./ObjectReplacements/Object 29" xlink:type="simple" xlink:show="embed" xlink:actuate="onLoad"/></draw:frame><text:span text:style-name="T23"><text:s/>в </text:span><draw:custom-shape text:anchor-type="char" draw:z-index="21" draw:name="Rectangle 2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35" text:anchor-type="as-char" svg:width="0.702cm" svg:height="0.538cm" draw:z-index="169"><draw:object xlink:href="./Object 30" xlink:type="simple" xlink:show="embed" xlink:actuate="onLoad"/><draw:image xlink:href="./ObjectReplacements/Object 30" xlink:type="simple" xlink:show="embed" xlink:actuate="onLoad"/></draw:frame><text:span text:style-name="T23">. </text:span></text:p>
      <text:p text:style-name="P108" loext:marker-style-name="T23"><text:span text:style-name="T23">Функция полезности:</text:span><text:span text:style-name="T23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 loext:marker-style-name="T23"><draw:frame draw:style-name="fr1" draw:name="Object36" text:anchor-type="as-char" svg:width="2.339cm" svg:height="0.631cm" draw:z-index="18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5.A1" office:value-type="string">
            <text:p text:style-name="P28" loext:marker-style-name="T23"><text:span text:style-name="T17">(</text:span><text:span text:style-name="T33">5</text:span><text:span text:style-name="T17">)</text:span></text:p>
          </table:table-cell>
        </table:table-row>
      </table:table>
      <text:p text:style-name="P106" loext:marker-style-name="T23"><text:span text:style-name="T23">где </text:span><draw:custom-shape text:anchor-type="char" draw:z-index="22" draw:name="Rectangle 2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12"> </text:span><text:span text:style-name="T23">– итератор актора принимающего решение о связи с актором <text:s/></text:span><text:span text:style-name="T30">j</text:span><text:span text:style-name="T23">;</text:span></text:p>
      <text:p text:style-name="P106" loext:marker-style-name="T23"><draw:custom-shape text:anchor-type="char" draw:z-index="23" draw:name="Rectangle 2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37" text:anchor-type="as-char" svg:width="0.235cm" svg:height="0.471cm" draw:z-index="170"><draw:object xlink:href="./Object 32" xlink:type="simple" xlink:show="embed" xlink:actuate="onLoad"/><draw:image xlink:href="./ObjectReplacements/Object 32" xlink:type="simple" xlink:show="embed" xlink:actuate="onLoad"/></draw:frame><text:span text:style-name="T23">– текущее состояние сети, для графа и </text:span><draw:custom-shape text:anchor-type="char" draw:z-index="24" draw:name="Rectangle 2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38" text:anchor-type="as-char" svg:width="0.654cm" svg:height="0.471cm" draw:z-index="171"><draw:object xlink:href="./Object 33" xlink:type="simple" xlink:show="embed" xlink:actuate="onLoad"/><draw:image xlink:href="./ObjectReplacements/Object 33" xlink:type="simple" xlink:show="embed" xlink:actuate="onLoad"/></draw:frame><text:span text:style-name="T23">, </text:span></text:p>
      <text:p text:style-name="P106" loext:marker-style-name="T23"><draw:custom-shape text:anchor-type="char" draw:z-index="25" draw:name="Rectangle 2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1" draw:name="Object39" text:anchor-type="as-char" svg:width="0.702cm" svg:height="0.538cm" draw:z-index="172"><draw:object xlink:href="./Object 34" xlink:type="simple" xlink:show="embed" xlink:actuate="onLoad"/><draw:image xlink:href="./ObjectReplacements/Object 34" xlink:type="simple" xlink:show="embed" xlink:actuate="onLoad"/></draw:frame><text:span text:style-name="T23"><text:s/>– граф, который идентичен по всем рёбрам, кроме пары <text:s/></text:span><draw:custom-shape text:anchor-type="char" draw:z-index="26" draw:name="Rectangle 2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40" text:anchor-type="as-char" svg:width="0.776cm" svg:height="0.522cm" draw:z-index="173"><draw:object xlink:href="./Object 35" xlink:type="simple" xlink:show="embed" xlink:actuate="onLoad"/><draw:image xlink:href="./ObjectReplacements/Object 35" xlink:type="simple" xlink:show="embed" xlink:actuate="onLoad"/></draw:frame><text:span text:style-name="T23">, для которой существование связи является переключателем </text:span><draw:frame draw:style-name="fr1" draw:name="Object41" text:anchor-type="as-char" svg:width="2.011cm" svg:height="0.601cm" draw:z-index="174"><draw:object xlink:href="./Object 36" xlink:type="simple" xlink:show="embed" xlink:actuate="onLoad"/><draw:image xlink:href="./ObjectReplacements/Object 36" xlink:type="simple" xlink:show="embed" xlink:actuate="onLoad"/></draw:frame><draw:custom-shape text:anchor-type="char" draw:z-index="27" draw:name="Rectangle 2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, причём возможен случай когда </text:span><draw:custom-shape text:anchor-type="char" draw:z-index="28" draw:name="Rectangle 3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42" text:anchor-type="as-char" svg:width="0.683cm" svg:height="0.471cm" draw:z-index="175"><draw:object xlink:href="./Object 37" xlink:type="simple" xlink:show="embed" xlink:actuate="onLoad"/><draw:image xlink:href="./ObjectReplacements/Object 37" xlink:type="simple" xlink:show="embed" xlink:actuate="onLoad"/></draw:frame><text:span text:style-name="T23"><text:s/>это значит, что актор не изменит текущее состояние сети.</text:span></text:p>
      <text:p text:style-name="P38" loext:marker-style-name="T15"><draw:custom-shape text:anchor-type="char" draw:z-index="29" draw:name="Rectangle 3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43" text:anchor-type="as-char" svg:width="2.189cm" svg:height="0.631cm" draw:z-index="176"><draw:object xlink:href="./Object 38" xlink:type="simple" xlink:show="embed" xlink:actuate="onLoad"/><draw:image xlink:href="./ObjectReplacements/Object 38" xlink:type="simple" xlink:show="embed" xlink:actuate="onLoad"/></draw:frame><text:span text:style-name="T15"><text:s/>определена на множестве всех пар сети</text:span><text:bookmark-start text:name="_Hlk166522707"/><text:span text:style-name="T8"> </text:span><draw:frame draw:style-name="fr1" draw:name="Object44" text:anchor-type="as-char" svg:width="0.702cm" svg:height="0.538cm" draw:z-index="177"><draw:object xlink:href="./Object 39" xlink:type="simple" xlink:show="embed" xlink:actuate="onLoad"/><draw:image xlink:href="./ObjectReplacements/Object 39" xlink:type="simple" xlink:show="embed" xlink:actuate="onLoad"/></draw:frame><text:span text:style-name="T15"><text:s/></text:span><text:bookmark-end text:name="_Hlk166522707"/><text:span text:style-name="T15">и </text:span><draw:frame draw:style-name="fr1" draw:name="Object45" text:anchor-type="as-char" svg:width="0.235cm" svg:height="0.471cm" draw:z-index="178"><draw:object xlink:href="./Object 40" xlink:type="simple" xlink:show="embed" xlink:actuate="onLoad"/><draw:image xlink:href="./ObjectReplacements/Object 40" xlink:type="simple" xlink:show="embed" xlink:actuate="onLoad"/></draw:frame><text:span text:style-name="T15">, таких, что.</text:span><draw:custom-shape text:anchor-type="char" draw:z-index="30" draw:name="Rectangle 3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"> В интерпретации полезности функция полезности может рассматриваться как чистая полезность, которую получает актор </text:span><text:span text:style-name="T28">i</text:span><text:span text:style-name="T15"> от перехода из состояния </text:span><draw:custom-shape text:anchor-type="char" draw:z-index="31" draw:name="Rectangle 3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draw:frame draw:style-name="fr1" draw:name="Object47" text:anchor-type="as-char" svg:width="0.235cm" svg:height="0.471cm" draw:z-index="179"><draw:object xlink:href="./Object 42" xlink:type="simple" xlink:show="embed" xlink:actuate="onLoad"/><draw:image xlink:href="./ObjectReplacements/Object 42" xlink:type="simple" xlink:show="embed" xlink:actuate="onLoad"/></draw:frame><text:span text:style-name="T15"><text:s text:c="2"/>. </text:span><draw:custom-shape text:anchor-type="char" draw:z-index="32" draw:name="Rectangle 3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draw:frame draw:style-name="fr1" draw:name="Object48" text:anchor-type="as-char" svg:width="0.702cm" svg:height="0.538cm" draw:z-index="180"><draw:object xlink:href="./Object 43" xlink:type="simple" xlink:show="embed" xlink:actuate="onLoad"/><draw:image xlink:href="./ObjectReplacements/Object 43" xlink:type="simple" xlink:show="embed" xlink:actuate="onLoad"/></draw:frame><text:span text:style-name="T15">.</text:span></text:p>
      <text:p text:style-name="P108" loext:marker-style-name="T23"><text:span text:style-name="T23">Предположим, что в момент времени </text:span><draw:custom-shape text:anchor-type="char" draw:z-index="33" draw:name="Rectangle 3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49" text:anchor-type="as-char" svg:width="0.88cm" svg:height="0.471cm" draw:z-index="181"><draw:object xlink:href="./Object 44" xlink:type="simple" xlink:show="embed" xlink:actuate="onLoad"/><draw:image xlink:href="./ObjectReplacements/Object 44" xlink:type="simple" xlink:show="embed" xlink:actuate="onLoad"/></draw:frame><text:span text:style-name="T23">, при текущей сети </text:span><draw:frame draw:style-name="fr1" draw:name="Object50" text:anchor-type="as-char" svg:width="0.235cm" svg:height="0.471cm" draw:z-index="182"><draw:object xlink:href="./Object 45" xlink:type="simple" xlink:show="embed" xlink:actuate="onLoad"/><draw:image xlink:href="./ObjectReplacements/Object 45" xlink:type="simple" xlink:show="embed" xlink:actuate="onLoad"/></draw:frame><text:span text:style-name="T23"><text:s/>у актора появилась возможность изменения в состояние </text:span><draw:frame draw:style-name="fr1" draw:name="Object51" text:anchor-type="as-char" svg:width="0.702cm" svg:height="0.538cm" draw:z-index="183"><draw:object xlink:href="./Object 46" xlink:type="simple" xlink:show="embed" xlink:actuate="onLoad"/><draw:image xlink:href="./ObjectReplacements/Object 46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4" loext:marker-style-name="T34"><draw:custom-shape text:anchor-type="char" draw:z-index="72" draw:name="Rectangle 5" draw:style-name="gr2" draw:text-style-name="P123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6"><text:line-break/></text:span><draw:frame draw:style-name="fr1" draw:name="Object52" text:anchor-type="as-char" svg:width="3.831cm" svg:height="1.699cm" draw:z-index="193"><draw:object xlink:href="./Object 47" xlink:type="simple" xlink:show="embed" xlink:actuate="onLoad"/><draw:image xlink:href="./ObjectReplacements/Object 47" xlink:type="simple" xlink:show="embed" xlink:actuate="onLoad"/></draw:frame></text:p>
            <text:p text:style-name="P13" loext:marker-style-name="T15"/>
          </table:table-cell>
          <table:table-cell table:style-name="Table6.A1" office:value-type="string">
            <text:p text:style-name="P11" loext:marker-style-name="T15"/>
            <text:p text:style-name="P21" loext:marker-style-name="T15"><text:span text:style-name="T15">(</text:span><text:span text:style-name="T23">6</text:span><text:span text:style-name="T15">)</text:span></text:p>
          </table:table-cell>
        </table:table-row>
      </table:table>
      <text:p text:style-name="P108" loext:marker-style-name="T23"><text:span text:style-name="T23">Это распределение вероятностей выборов актора представляет собой модель множественного выбора при </text:span><draw:frame draw:style-name="fr1" draw:name="Object53" text:anchor-type="as-char" svg:width="0.222cm" svg:height="0.471cm" draw:z-index="186"><draw:object xlink:href="./Object 48" xlink:type="simple" xlink:show="embed" xlink:actuate="onLoad"/><draw:image xlink:href="./ObjectReplacements/Object 48" xlink:type="simple" xlink:show="embed" xlink:actuate="onLoad"/></draw:frame><text:span text:style-name="T23"><text:s/>вариантов решений у вершины. Подробнее про построение функции полезности: В рассматриваемой модели функция полезности – есть линейная комбинация параметров </text:span><draw:custom-shape text:anchor-type="char" draw:z-index="34" draw:name="Rectangle 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54" text:anchor-type="as-char" svg:width="0.261cm" svg:height="0.471cm" draw:z-index="187"><draw:object xlink:href="./Object 49" xlink:type="simple" xlink:show="embed" xlink:actuate="onLoad"/><draw:image xlink:href="./ObjectReplacements/Object 49" xlink:type="simple" xlink:show="embed" xlink:actuate="onLoad"/></draw:frame><text:span text:style-name="T23"><text:s/>и функции сети, где функция сети описывает то, как выглядит изменение сети из текущего состоянии в состояние новое с точки зрения актора </text:span><draw:custom-shape text:anchor-type="char" draw:z-index="35" draw:name="Rectangle 3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.</text:span></text:p>
      <text:p text:style-name="P108" loext:marker-style-name="T23"><text:span text:style-name="T23">Функция сети:</text:span><text:span text:style-name="T2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4" loext:marker-style-name="T23"><draw:frame draw:style-name="fr1" draw:name="Object55" text:anchor-type="as-char" svg:width="1.833cm" svg:height="0.631cm" draw:z-index="194"><draw:object xlink:href="./Object 50" xlink:type="simple" xlink:show="embed" xlink:actuate="onLoad"/><draw:image xlink:href="./ObjectReplacements/Object 50" xlink:type="simple" xlink:show="embed" xlink:actuate="onLoad"/></draw:frame><text:span text:style-name="T15">,</text:span></text:p>
          </table:table-cell>
          <table:table-cell table:style-name="Table7.A1" office:value-type="string">
            <text:p text:style-name="P21" loext:marker-style-name="T15"><text:span text:style-name="T15">(</text:span><text:span text:style-name="T23">7</text:span><text:span text:style-name="T15">)</text:span></text:p>
          </table:table-cell>
        </table:table-row>
      </table:table>
      <text:p text:style-name="P108" loext:marker-style-name="T23"><text:span text:style-name="T23">где </text:span><draw:custom-shape text:anchor-type="char" draw:z-index="36" draw:name="Rectangle 4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k</text:span><text:span text:style-name="T23"> – индекс параметра модели. Существует несколько реализаций функции сети [6] [4]. Некоторые из реализаций:</text:span></text:p>
      <text:list text:style-name="WWNum6">
        <text:list-item>
          <text:p text:style-name="P74" loext:marker-style-name="T23"><text:span text:style-name="T23">Базовый компонент исходящих степеней: </text:span><text:span text:style-name="T23"/></text:p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 loext:marker-style-name="T23"><draw:frame draw:style-name="fr1" draw:name="Object56" text:anchor-type="as-char" svg:width="1.722cm" svg:height="0.866cm" draw:z-index="195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8.A1" office:value-type="string">
            <text:p text:style-name="P22" loext:marker-style-name="T15"><text:span text:style-name="T15">(</text:span><text:span text:style-name="T23">8</text:span><text:span text:style-name="T15">)</text:span></text:p>
          </table:table-cell>
        </table:table-row>
        <table:table-row table:style-name="Table8.1">
          <table:table-cell table:style-name="Table8.A1" office:value-type="string">
            <text:p text:style-name="P16" loext:marker-style-name="T18"/>
          </table:table-cell>
          <table:table-cell table:style-name="Table8.A1" office:value-type="string">
            <text:p text:style-name="P12" loext:marker-style-name="T15"/>
          </table:table-cell>
        </table:table-row>
      </table:table>
      <text:p text:style-name="P119" loext:marker-style-name="T35"><text:span text:style-name="T35">Он подобен постоянному члену в регрессионных моделях и всегда включается. Этот компонент балансирует между созданием и разрушением</text:span><text:span text:style-name="T35"/></text:p>
      <text:p text:style-name="P120" loext:marker-style-name="T35"><text:span text:style-name="T35">связей. Учитывая предыдущее состояние x, следующее состояние либо</text:span><text:span text:style-name="T35"/></text:p>
      <text:p text:style-name="P120" loext:marker-style-name="T35"><text:span text:style-name="T35">имеет на одну связь больше, либо на одну связь меньше, или они идентичны. Функция сети умножается на параметр </text:span><draw:frame draw:style-name="fr1" draw:name="Object57" text:anchor-type="as-char" svg:width="0.388cm" svg:height="0.534cm" draw:z-index="188"><draw:object xlink:href="./Object 52" xlink:type="simple" xlink:show="embed" xlink:actuate="onLoad"/><draw:image xlink:href="./ObjectReplacements/Object 52" xlink:type="simple" xlink:show="embed" xlink:actuate="onLoad"/></draw:frame><text:span text:style-name="T35">, он показывает вклад функции полезности в вероятность создания новой связи, вклад в разрушение существующей связи </text:span><draw:frame draw:style-name="fr1" draw:name="Object58" text:anchor-type="as-char" svg:width="0.736cm" svg:height="0.534cm" draw:z-index="189"><draw:object xlink:href="./Object 53" xlink:type="simple" xlink:show="embed" xlink:actuate="onLoad"/><draw:image xlink:href="./ObjectReplacements/Object 53" xlink:type="simple" xlink:show="embed" xlink:actuate="onLoad"/></draw:frame><text:span text:style-name="T35">. Таким образом, роль эффекта степени исходящих связей в модели заключается в вкладе в пользу создания</text:span></text:p>
      <text:p text:style-name="P120" loext:marker-style-name="T35"><text:span text:style-name="T35">связей по сравнению с их разрушением. Обычно сети разрежены, поэтому</text:span><text:span text:style-name="T35"/></text:p>
      <text:p text:style-name="P68" loext:marker-style-name="T23"><text:soft-page-break/><text:span text:style-name="T35">возможностей для создания связей гораздо больше, чем для их прерывания.</text:span><text:span text:style-name="T35"/></text:p>
      <text:list xml:id="list3188205082" text:style-name="WWNum3">
        <text:list-item>
          <text:p text:style-name="P69" loext:marker-style-name="T23"><text:span text:style-name="T23">Число взаимных связей: </text:span><text:span text:style-name="T23"/></text:p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6" loext:marker-style-name="T23"><draw:custom-shape text:anchor-type="char" draw:z-index="37" draw:name="Rectangle 4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<text:line-break/></text:span><draw:frame draw:style-name="fr1" draw:name="Object59" text:anchor-type="as-char" svg:width="2.189cm" svg:height="0.866cm" draw:z-index="216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9.A1" office:value-type="string">
            <text:p text:style-name="P29" loext:marker-style-name="T23"><text:span text:style-name="T17">(</text:span><text:span text:style-name="T33">9</text:span><text:span text:style-name="T17">)</text:span></text:p>
          </table:table-cell>
        </table:table-row>
      </table:table>
      <text:p text:style-name="P60" loext:marker-style-name="T4"/>
      <text:p text:style-name="P64" loext:marker-style-name="T23"><text:span text:style-name="T23">Фундаментальный аспект почти всех направленных социальных сетей, потому что почти всегда существует некий обмен или другая взаимная зависимость.</text:span><text:span text:style-name="T23"/></text:p>
      <text:p text:style-name="P38" loext:marker-style-name="T15"><text:span text:style-name="T15">Функция полезности:</text:span><text:span text:style-name="T15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" loext:marker-style-name="T23"><draw:custom-shape text:anchor-type="char" draw:z-index="73" draw:name="Rectangle 37" draw:style-name="gr2" draw:text-style-name="P123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7"><text:line-break/></text:span><draw:frame draw:style-name="fr1" draw:name="Object60" text:anchor-type="as-char" svg:width="5.373cm" svg:height="1.148cm" draw:z-index="217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10.A1" office:value-type="string">
            <text:p text:style-name="P1" loext:marker-style-name="T8"/>
            <text:p text:style-name="P21" loext:marker-style-name="T8"><text:span text:style-name="T8">(1</text:span><text:span text:style-name="T4">0</text:span><text:span text:style-name="T8">)</text:span></text:p>
          </table:table-cell>
        </table:table-row>
      </table:table>
      <text:p text:style-name="P38" loext:marker-style-name="T15"><text:span text:style-name="T15">Функция полезности описывает полезность перехода из<text:line-break/>состояния </text:span><draw:custom-shape text:anchor-type="char" draw:z-index="38" draw:name="Rectangle 4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<text:s/></text:span><draw:frame draw:style-name="fr1" draw:name="Object61" text:anchor-type="as-char" svg:width="0.235cm" svg:height="0.471cm" draw:z-index="190"><draw:object xlink:href="./Object 56" xlink:type="simple" xlink:show="embed" xlink:actuate="onLoad"/><draw:image xlink:href="./ObjectReplacements/Object 56" xlink:type="simple" xlink:show="embed" xlink:actuate="onLoad"/></draw:frame><text:span text:style-name="T15"><text:s text:c="2"/>в </text:span><draw:custom-shape text:anchor-type="char" draw:z-index="64" draw:name="Rectangle 4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draw:frame draw:style-name="fr1" draw:name="Object62" text:anchor-type="as-char" svg:width="0.702cm" svg:height="0.538cm" draw:z-index="191"><draw:object xlink:href="./Object 57" xlink:type="simple" xlink:show="embed" xlink:actuate="onLoad"/><draw:image xlink:href="./ObjectReplacements/Object 57" xlink:type="simple" xlink:show="embed" xlink:actuate="onLoad"/></draw:frame><text:span text:style-name="T15"><text:s/>для </text:span><draw:custom-shape text:anchor-type="char" draw:z-index="65" draw:name="Rectangle 4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2">i</text:span><text:span text:style-name="T15"> актора.</text:span></text:p>
      <text:p text:style-name="P108" loext:marker-style-name="T23"><text:span text:style-name="T23">Вероятность изменения связи </text:span><draw:frame draw:style-name="fr1" draw:name="Object63" text:anchor-type="as-char" svg:width="0.834cm" svg:height="0.471cm" draw:z-index="192"><draw:object xlink:href="./Object 58" xlink:type="simple" xlink:show="embed" xlink:actuate="onLoad"/><draw:image xlink:href="./ObjectReplacements/Object 58" xlink:type="simple" xlink:show="embed" xlink:actuate="onLoad"/></draw:frame><draw:custom-shape text:anchor-type="char" draw:z-index="39" draw:name="Rectangle 4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: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 loext:marker-style-name="T24"><draw:frame draw:style-name="fr1" draw:name="Object64" text:anchor-type="as-char" svg:width="9.541cm" svg:height="1.699cm" draw:z-index="218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able11.A1" office:value-type="string">
            <text:p text:style-name="P21" loext:marker-style-name="T23"><text:span text:style-name="T17">(1</text:span><text:span text:style-name="T33">1</text:span><text:span text:style-name="T17">)</text:span></text:p>
          </table:table-cell>
        </table:table-row>
        <table:table-row table:style-name="Table11.1">
          <table:table-cell table:style-name="Table11.A1" office:value-type="string">
            <text:p text:style-name="P17" loext:marker-style-name="T34"/>
          </table:table-cell>
          <table:table-cell table:style-name="Table11.A1" office:value-type="string">
            <text:p text:style-name="P18" loext:marker-style-name="T23"/>
          </table:table-cell>
        </table:table-row>
      </table:table>
      <text:p text:style-name="P106" loext:marker-style-name="T23"><text:span text:style-name="T23">где </text:span><draw:custom-shape text:anchor-type="char" draw:z-index="40" draw:name="Rectangle 4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65" text:anchor-type="as-char" svg:width="0.774cm" svg:height="0.522cm" draw:z-index="196"><draw:object xlink:href="./Object 60" xlink:type="simple" xlink:show="embed" xlink:actuate="onLoad"/><draw:image xlink:href="./ObjectReplacements/Object 60" xlink:type="simple" xlink:show="embed" xlink:actuate="onLoad"/></draw:frame><text:span text:style-name="T23"><text:s/>– матрица смежности с элементами </text:span><draw:custom-shape text:anchor-type="char" draw:z-index="41" draw:name="Rectangle 5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66" text:anchor-type="as-char" svg:width="0.385cm" svg:height="0.534cm" draw:z-index="197"><draw:object xlink:href="./Object 61" xlink:type="simple" xlink:show="embed" xlink:actuate="onLoad"/><draw:image xlink:href="./ObjectReplacements/Object 61" xlink:type="simple" xlink:show="embed" xlink:actuate="onLoad"/></draw:frame><text:span text:style-name="T23"><text:s/>представляющая сеть в момент времени </text:span><draw:custom-shape text:anchor-type="char" draw:z-index="42" draw:name="Rectangle 5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t</text:span><text:span text:style-name="T23">.</text:span></text:p>
      <text:p text:style-name="P38" loext:marker-style-name="T15"><text:span text:style-name="T15">Создание связи может быть как односторонней<text:line-break/>инициативой, так и совместной, в отличии от разрушения связи. Разрушение<text:line-break/>связи происходит в одностороннем порядке. Рассмотрим разные варианты<text:line-break/>моделирования возникновения связи.</text:span><text:span text:style-name="T15"/></text:p>
      <text:p text:style-name="P108" loext:marker-style-name="T23"><draw:custom-shape text:anchor-type="char" draw:z-index="43" draw:name="Rectangle 5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67" text:anchor-type="as-char" svg:width="1.402cm" svg:height="0.561cm" draw:z-index="198"><draw:object xlink:href="./Object 62" xlink:type="simple" xlink:show="embed" xlink:actuate="onLoad"/><draw:image xlink:href="./ObjectReplacements/Object 62" xlink:type="simple" xlink:show="embed" xlink:actuate="onLoad"/></draw:frame><text:span text:style-name="T23"><text:s/>– есть вероятность возникновения связи в разных сценариях.</text:span></text:p>
      <text:list text:style-name="WWNum4">
        <text:list-item>
          <text:p text:style-name="P50" loext:marker-style-name="T23"><text:span text:style-name="T23">Диктаторский сценарий</text:span><text:span text:style-name="T23"/></text:p>
          <text:list>
            <text:list-item>
              <text:p text:style-name="P50" loext:marker-style-name="T23"><text:span text:style-name="T23">Односторонняя инициатива:</text:span><text:span text:style-name="T23"/></text:p>
            </text:list-item>
          </text:list>
        </text:list-item>
      </text:list>
      <text:p text:style-name="P52" loext:marker-style-name="T2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 loext:marker-style-name="T23"><draw:custom-shape text:anchor-type="char" draw:z-index="44" draw:name="Rectangle 5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68" text:anchor-type="as-char" svg:width="5.588cm" svg:height="1.699cm" draw:z-index="219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Table12.A1" office:value-type="string">
            <text:p text:style-name="P23" loext:marker-style-name="T23"><text:span text:style-name="T17">(1</text:span><text:span text:style-name="T33">2</text:span><text:span text:style-name="T17">)</text:span></text:p>
          </table:table-cell>
        </table:table-row>
      </table:table>
      <text:p text:style-name="P82" loext:marker-style-name="T2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2" loext:marker-style-name="T23"><text:span text:style-name="T17">б) </text:span><text:span text:style-name="T33">Двусторонняя инициатива: </text:span></text:p>
            <text:p text:style-name="P26" loext:marker-style-name="T23"><draw:custom-shape text:anchor-type="char" draw:z-index="45" draw:name="Rectangle 5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<text:line-break/></text:span><text:soft-page-break/><draw:frame draw:style-name="fr1" draw:name="Object69" text:anchor-type="as-char" svg:width="7.902cm" svg:height="1.455cm" draw:z-index="220"><draw:object xlink:href="./Object 64" xlink:type="simple" xlink:show="embed" xlink:actuate="onLoad"/><draw:image xlink:href="./ObjectReplacements/Object 64" xlink:type="simple" xlink:show="embed" xlink:actuate="onLoad"/></draw:frame></text:p>
            <text:p text:style-name="P20" loext:marker-style-name="T23"/>
          </table:table-cell>
          <table:table-cell table:style-name="Table13.A1" office:value-type="string">
            <text:p text:style-name="P19" loext:marker-style-name="T23"/>
            <text:p text:style-name="P19" loext:marker-style-name="T23"/>
            <text:p text:style-name="P22" loext:marker-style-name="T23"><text:span text:style-name="T17">(1</text:span><text:span text:style-name="T33">3</text:span><text:span text:style-name="T17">)</text:span></text:p>
          </table:table-cell>
        </table:table-row>
      </table:table>
      <text:list text:continue-numbering="true" text:style-name="WWNum4">
        <text:list-item>
          <text:p text:style-name="P50" loext:marker-style-name="T23"><text:span text:style-name="T23">Взаимный сценарий:</text:span><text:span text:style-name="T23"/></text:p>
        </text:list-item>
      </text:list>
      <text:p text:style-name="P75" loext:marker-style-name="T27"><draw:frame draw:style-name="fr1" draw:name="Object70" text:anchor-type="as-char" svg:width="11.857cm" svg:height="1.773cm" draw:z-index="199"><draw:object xlink:href="./Object 65" xlink:type="simple" xlink:show="embed" xlink:actuate="onLoad"/><draw:image xlink:href="./ObjectReplacements/Object 65" xlink:type="simple" xlink:show="embed" xlink:actuate="onLoad"/></draw:frame><text:span text:style-name="T23">,(14)</text:span></text:p>
      <text:p text:style-name="P84" loext:marker-style-name="T23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4" loext:marker-style-name="T15"><draw:custom-shape text:anchor-type="char" draw:z-index="46" draw:name="Rectangle 5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14.A1" office:value-type="string">
            <text:p text:style-name="P12" loext:marker-style-name="T15"/>
          </table:table-cell>
        </table:table-row>
      </table:table>
      <text:p text:style-name="P65" loext:marker-style-name="T23"><text:span text:style-name="T23">где </text:span><draw:custom-shape text:anchor-type="char" draw:z-index="47" draw:name="Rectangle 5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71" text:anchor-type="as-char" svg:width="0.953cm" svg:height="0.534cm" draw:z-index="200"><draw:object xlink:href="./Object 66" xlink:type="simple" xlink:show="embed" xlink:actuate="onLoad"/><draw:image xlink:href="./ObjectReplacements/Object 66" xlink:type="simple" xlink:show="embed" xlink:actuate="onLoad"/></draw:frame><text:span text:style-name="T23"><text:s/>позволяет учесть факт существования или отсутствия связи в рассматриваемый момент времени.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1" loext:marker-style-name="T8"><draw:frame draw:style-name="fr1" draw:name="Object72" text:anchor-type="as-char" svg:width="13.296cm" svg:height="1.452cm" draw:z-index="222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15.A1" office:value-type="string">
            <text:p text:style-name="P22" loext:marker-style-name="T15"><text:span text:style-name="T15">(1</text:span><text:span text:style-name="T23">5</text:span><text:span text:style-name="T15">)</text:span></text:p>
          </table:table-cell>
        </table:table-row>
      </table:table>
      <text:p text:style-name="P83" loext:marker-style-name="T23"/>
      <text:p text:style-name="P38" loext:marker-style-name="T15"><text:span text:style-name="T15">Скорость изменения модели с односторонней инициативой:</text:span><text:span text:style-name="T15"/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9" loext:marker-style-name="T23"><draw:frame draw:style-name="fr1" draw:name="Object73" text:anchor-type="as-char" svg:width="4.724cm" svg:height="0.561cm" draw:z-index="223"><draw:object xlink:href="./Object 68" xlink:type="simple" xlink:show="embed" xlink:actuate="onLoad"/><draw:image xlink:href="./ObjectReplacements/Object 68" xlink:type="simple" xlink:show="embed" xlink:actuate="onLoad"/></draw:frame></text:p>
            <text:p text:style-name="P3" loext:marker-style-name="T4"/>
          </table:table-cell>
          <table:table-cell table:style-name="Table16.A1" office:value-type="string">
            <text:p text:style-name="P21" loext:marker-style-name="T4"><text:span text:style-name="T9">(1</text:span><text:span text:style-name="T14">6</text:span><text:span text:style-name="T9">)</text:span></text:p>
          </table:table-cell>
        </table:table-row>
      </table:table>
      <text:p text:style-name="P108" loext:marker-style-name="T23"><text:span text:style-name="T23">Скорость изменения модели с двусторонней инициативой:</text:span><text:span text:style-name="T23"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9" loext:marker-style-name="T23"><draw:frame draw:style-name="fr1" draw:name="Object74" text:anchor-type="as-char" svg:width="4.865cm" svg:height="0.561cm" draw:z-index="224"><draw:object xlink:href="./Object 69" xlink:type="simple" xlink:show="embed" xlink:actuate="onLoad"/><draw:image xlink:href="./ObjectReplacements/Object 69" xlink:type="simple" xlink:show="embed" xlink:actuate="onLoad"/></draw:frame></text:p>
            <text:p text:style-name="P15" loext:marker-style-name="T15"/>
          </table:table-cell>
          <table:table-cell table:style-name="Table17.A1" office:value-type="string">
            <text:p text:style-name="P21" loext:marker-style-name="T23"><text:span text:style-name="T17">(1</text:span><text:span text:style-name="T33">7</text:span><text:span text:style-name="T17">)</text:span></text:p>
          </table:table-cell>
        </table:table-row>
      </table:table>
      <text:p text:style-name="Text_20_body" loext:marker-style-name="T36"><draw:frame draw:style-name="fr1" draw:name="Object75" text:anchor-type="as-char" svg:width="0.321cm" svg:height="0.471cm" draw:z-index="201"><draw:object xlink:href="./Object 70" xlink:type="simple" xlink:show="embed" xlink:actuate="onLoad"/><draw:image xlink:href="./ObjectReplacements/Object 70" xlink:type="simple" xlink:show="embed" xlink:actuate="onLoad"/></draw:frame><text:span text:style-name="T23"><text:s/>– матрица интенсивностей переходов цепи маркова </text:span><draw:frame draw:style-name="fr1" draw:name="Object76" text:anchor-type="as-char" svg:width="0.774cm" svg:height="0.522cm" draw:z-index="202"><draw:object xlink:href="./Object 71" xlink:type="simple" xlink:show="embed" xlink:actuate="onLoad"/><draw:image xlink:href="./ObjectReplacements/Object 71" xlink:type="simple" xlink:show="embed" xlink:actuate="onLoad"/></draw:frame><text:span text:style-name="T23">.</text:span><draw:custom-shape text:anchor-type="char" draw:z-index="48" draw:name="Rectangle 5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"> </text:span></text:p>
      <text:p text:style-name="P121" loext:marker-style-name="T36"><text:span text:style-name="T23">Таким образом Стохастические Акторно-ориентированные модели (САОМ) работают по<text:line-break/>следующему алгоритму:</text:span><text:span text:style-name="T23"/></text:p>
      <text:list xml:id="list2752688770" text:style-name="WWNum5">
        <text:list-item text:start-value="1">
          <text:p text:style-name="P70" loext:marker-style-name="T23"><text:span text:style-name="T23">Зададим </text:span><draw:custom-shape text:anchor-type="char" draw:z-index="49" draw:name="Rectangle 5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77" text:anchor-type="as-char" svg:width="2.528cm" svg:height="0.593cm" draw:z-index="203"><draw:object xlink:href="./Object 72" xlink:type="simple" xlink:show="embed" xlink:actuate="onLoad"/><draw:image xlink:href="./ObjectReplacements/Object 72" xlink:type="simple" xlink:show="embed" xlink:actuate="onLoad"/></draw:frame><text:span text:style-name="T23">.</text:span></text:p>
        </text:list-item>
        <text:list-item text:style-override="WWNum2">
          <text:p text:style-name="P71" loext:marker-style-name="T23"><text:span text:style-name="T23">Генерируем </text:span><draw:frame draw:style-name="fr1" draw:name="Object78" text:anchor-type="as-char" svg:width="0.434cm" svg:height="0.471cm" draw:z-index="204"><draw:object xlink:href="./Object 73" xlink:type="simple" xlink:show="embed" xlink:actuate="onLoad"/><draw:image xlink:href="./ObjectReplacements/Object 73" xlink:type="simple" xlink:show="embed" xlink:actuate="onLoad"/></draw:frame><text:span text:style-name="T23"><text:s/></text:span><draw:custom-shape text:anchor-type="char" draw:z-index="50" draw:name="Rectangle 5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в соответствии с экспоненциальным временем с параметром </text:span><draw:custom-shape text:anchor-type="char" draw:z-index="51" draw:name="Rectangle 6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79" text:anchor-type="as-char" svg:width="0.228cm" svg:height="0.471cm" draw:z-index="205"><draw:object xlink:href="./Object 74" xlink:type="simple" xlink:show="embed" xlink:actuate="onLoad"/><draw:image xlink:href="./ObjectReplacements/Object 74" xlink:type="simple" xlink:show="embed" xlink:actuate="onLoad"/></draw:frame><text:span text:style-name="T23">.</text:span></text:p>
        </text:list-item>
        <text:list-item text:style-override="WWNum2">
          <text:p text:style-name="P71" loext:marker-style-name="T23"><text:span text:style-name="T23">Если </text:span><draw:frame draw:style-name="fr1" draw:name="Object80" text:anchor-type="as-char" svg:width="1.819cm" svg:height="0.534cm" draw:z-index="206"><draw:object xlink:href="./Object 75" xlink:type="simple" xlink:show="embed" xlink:actuate="onLoad"/><draw:image xlink:href="./ObjectReplacements/Object 75" xlink:type="simple" xlink:show="embed" xlink:actuate="onLoad"/></draw:frame><text:span text:style-name="T23"><text:s/></text:span><draw:custom-shape text:anchor-type="char" draw:z-index="52" draw:name="Rectangle 6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<text:s/>установить </text:span><draw:frame draw:style-name="fr1" draw:name="Object81" text:anchor-type="as-char" svg:width="1.152cm" svg:height="0.534cm" draw:z-index="207"><draw:object xlink:href="./Object 76" xlink:type="simple" xlink:show="embed" xlink:actuate="onLoad"/><draw:image xlink:href="./ObjectReplacements/Object 76" xlink:type="simple" xlink:show="embed" xlink:actuate="onLoad"/></draw:frame><draw:custom-shape text:anchor-type="char" draw:z-index="53" draw:name="Rectangle 6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<text:s/>и остановиться.</text:span></text:p>
        </text:list-item>
        <text:list-item text:style-override="WWNum2">
          <text:p text:style-name="P71" loext:marker-style-name="T23"><text:span text:style-name="T23">Выбираем случайный </text:span><draw:custom-shape text:anchor-type="char" draw:z-index="54" draw:name="Rectangle 6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82" text:anchor-type="as-char" svg:width="1.305cm" svg:height="0.471cm" draw:z-index="208"><draw:object xlink:href="./Object 77" xlink:type="simple" xlink:show="embed" xlink:actuate="onLoad"/><draw:image xlink:href="./ObjectReplacements/Object 77" xlink:type="simple" xlink:show="embed" xlink:actuate="onLoad"/></draw:frame><text:span text:style-name="T23"><text:s/>используя распределение вероятностей <text:s/></text:span><draw:custom-shape text:anchor-type="char" draw:z-index="55" draw:name="Rectangle 6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83" text:anchor-type="as-char" svg:width="0.39cm" svg:height="1.067cm" draw:z-index="209"><draw:object xlink:href="./Object 78" xlink:type="simple" xlink:show="embed" xlink:actuate="onLoad"/><draw:image xlink:href="./ObjectReplacements/Object 78" xlink:type="simple" xlink:show="embed" xlink:actuate="onLoad"/></draw:frame><text:span text:style-name="T23">.</text:span></text:p>
        </text:list-item>
        <text:list-item text:style-override="WWNum2">
          <text:p text:style-name="P71" loext:marker-style-name="T23"><text:bookmark-start text:name="_Ref158407092"/><text:span text:style-name="T23">Выбираем случайным образом </text:span><draw:custom-shape text:anchor-type="char" draw:z-index="56" draw:name="Rectangle 6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84" text:anchor-type="as-char" svg:width="1.612cm" svg:height="0.561cm" draw:z-index="210"><draw:object xlink:href="./Object 79" xlink:type="simple" xlink:show="embed" xlink:actuate="onLoad"/><draw:image xlink:href="./ObjectReplacements/Object 79" xlink:type="simple" xlink:show="embed" xlink:actuate="onLoad"/></draw:frame><text:span text:style-name="T23">, используя вероятности </text:span><draw:custom-shape text:anchor-type="char" draw:z-index="57" draw:name="Rectangle 6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85" text:anchor-type="as-char" svg:width="2.251cm" svg:height="0.631cm" draw:z-index="211"><draw:object xlink:href="./Object 80" xlink:type="simple" xlink:show="embed" xlink:actuate="onLoad"/><draw:image xlink:href="./ObjectReplacements/Object 80" xlink:type="simple" xlink:show="embed" xlink:actuate="onLoad"/></draw:frame><text:span text:style-name="T23">. </text:span><draw:custom-shape text:anchor-type="char" draw:z-index="58" draw:name="Rectangle 6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86" text:anchor-type="as-char" svg:width="0.931cm" svg:height="0.561cm" draw:z-index="212"><draw:object xlink:href="./Object 81" xlink:type="simple" xlink:show="embed" xlink:actuate="onLoad"/><draw:image xlink:href="./ObjectReplacements/Object 81" xlink:type="simple" xlink:show="embed" xlink:actuate="onLoad"/></draw:frame><text:span text:style-name="T23"><text:s/>- множество всех состояний в которое может измениться сеть </text:span><draw:custom-shape text:anchor-type="char" draw:z-index="59" draw:name="Rectangle 6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name="Rectangle 2" draw:style-name="gr1" draw:text-style-name="P122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Object87" text:anchor-type="as-char" svg:width="0.36cm" svg:height="0.36cm" draw:z-index="213"><draw:object-ole xlink:href="./Obj105" xlink:type="simple" xlink:show="embed" xlink:actuate="onLoad"/><draw:image xlink:href="./ObjectReplacements/Obj105" xlink:type="simple" xlink:show="embed" xlink:actuate="onLoad"/></draw:frame><text:span text:style-name="T23"><text:s/>в следствии решения актора </text:span><draw:custom-shape text:anchor-type="char" draw:z-index="60" draw:name="Rectangle 6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.</text:span><text:bookmark-end text:name="_Ref158407092"/></text:p>
        </text:list-item>
        <text:list-item text:style-override="WWNum2">
          <text:p text:style-name="P71" loext:marker-style-name="T23"><text:soft-page-break/><text:span text:style-name="T23">Задать </text:span><draw:custom-shape text:anchor-type="char" draw:z-index="61" draw:name="Rectangle 7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1"><text:s/></text:span><draw:frame draw:style-name="fr1" draw:name="Object88" text:anchor-type="as-char" svg:width="1.388cm" svg:height="0.471cm" draw:z-index="214"><draw:object xlink:href="./Object 82" xlink:type="simple" xlink:show="embed" xlink:actuate="onLoad"/><draw:image xlink:href="./ObjectReplacements/Object 82" xlink:type="simple" xlink:show="embed" xlink:actuate="onLoad"/></draw:frame><text:span text:style-name="T23">.</text:span></text:p>
        </text:list-item>
        <text:list-item text:style-override="WWNum2">
          <text:p text:style-name="P71" loext:marker-style-name="T23"><text:span text:style-name="T23">Задать</text:span><text:span text:style-name="T32"> </text:span><draw:frame draw:style-name="fr1" draw:name="Object89" text:anchor-type="as-char" svg:width="1.293cm" svg:height="0.538cm" draw:z-index="215"><draw:object xlink:href="./Object 83" xlink:type="simple" xlink:show="embed" xlink:actuate="onLoad"/><draw:image xlink:href="./ObjectReplacements/Object 83" xlink:type="simple" xlink:show="embed" xlink:actuate="onLoad"/></draw:frame><draw:custom-shape text:anchor-type="char" draw:z-index="62" draw:name="Rectangle 7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.</text:span></text:p>
        </text:list-item>
        <text:list-item text:style-override="WWNum2">
          <text:p text:style-name="P71" loext:marker-style-name="T23"><text:span text:style-name="T23">Вернуться к шагу (2).</text:span><text:span text:style-name="T23"/></text:p>
        </text:list-item>
      </text:list>
      <text:p text:style-name="P38" loext:marker-style-name="T15"><text:span text:style-name="T15"><text:s/>На принятие решения может влияет множество<text:line-break/>эффектов, и параметров при этих эффектах. Дальнейшей задачей является оценка этих параметров.</text:span><text:span text:style-name="T15"/></text:p>
      <text:list xml:id="list23713688988596" text:continue-list="list23712949580148" text:style-name="WWNum1">
        <text:list-item>
          <text:list>
            <text:list-item>
              <text:h text:style-name="P45" text:outline-level="2" loext:marker-style-name="T1"><text:bookmark-start text:name="_Toc167201628"/><text:bookmark-start text:name="_Toc167203321"/><text:bookmark-start text:name="_Toc167201892"/><text:span text:style-name="T1">Оценка параметров</text:span><text:bookmark-end text:name="_Toc167201628"/><text:bookmark-end text:name="_Toc167203321"/><text:bookmark-end text:name="_Toc167201892"/><text:span text:style-name="T1"/></text:h>
            </text:list-item>
          </text:list>
        </text:list-item>
      </text:list>
      <text:p text:style-name="P39" loext:marker-style-name="T21"><text:span text:style-name="T15">Для оценки параметров используется имитационное моделирование.<text:line-break/>Реальная система заменяется моделью, и производится множество<text:line-break/>повторений алгоритма. Когда в среднем модель будет хорошо<text:line-break/>согласовываться с данными процесс оценки будет остановлен, и мы будем<text:line-break/>считать, что параметры оценены.<text:line-break/>Оценка параметров может быть произведена метод моментов [5].</text:span><text:span text:style-name="T21"/></text:p>
      <text:p text:style-name="P108" loext:marker-style-name="T23"><text:span text:style-name="T23">Обозначим оцениваемый параметр как </text:span><text:span text:style-name="T23"/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4" loext:marker-style-name="T23"><draw:custom-shape text:anchor-type="char" draw:z-index="74" draw:name="Rectangle 10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0" text:anchor-type="as-char" svg:width="1.988cm" svg:height="0.522cm" draw:z-index="238"><draw:object xlink:href="./Object 84" xlink:type="simple" xlink:show="embed" xlink:actuate="onLoad"/><draw:image xlink:href="./ObjectReplacements/Object 84" xlink:type="simple" xlink:show="embed" xlink:actuate="onLoad"/></draw:frame><text:span text:style-name="T9">.</text:span></text:p>
          </table:table-cell>
          <table:table-cell table:style-name="Table18.A1" office:value-type="string">
            <text:p text:style-name="P21" loext:marker-style-name="T23"><text:span text:style-name="T17">(</text:span><text:span text:style-name="T33">18</text:span><text:span text:style-name="T17">)</text:span></text:p>
          </table:table-cell>
        </table:table-row>
      </table:table>
      <text:p text:style-name="P107" loext:marker-style-name="T23"><text:span text:style-name="T23">Для каждого эффекта существует статистика, чувствительная к этому параметру. Для </text:span><draw:custom-shape text:anchor-type="char" draw:z-index="75" draw:name="Rectangle 10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1" text:anchor-type="as-char" svg:width="0.436cm" svg:height="0.534cm" draw:z-index="221"><draw:object xlink:href="./Object 85" xlink:type="simple" xlink:show="embed" xlink:actuate="onLoad"/><draw:image xlink:href="./ObjectReplacements/Object 85" xlink:type="simple" xlink:show="embed" xlink:actuate="onLoad"/></draw:frame><text:span text:style-name="T23">, влияющего на общее количество изменений используется Расстояния Хэмминга,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7" loext:marker-style-name="T23"><draw:custom-shape text:anchor-type="char" draw:z-index="76" draw:name="Rectangle 10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2" text:anchor-type="as-char" svg:width="7.502cm" svg:height="0.871cm" draw:z-index="239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  <table:table-cell table:style-name="Table19.A1" office:value-type="string">
            <text:p text:style-name="P21" loext:marker-style-name="T23"><text:span text:style-name="T17">(</text:span><text:span text:style-name="T33">19</text:span><text:span text:style-name="T17">)</text:span></text:p>
          </table:table-cell>
        </table:table-row>
      </table:table>
      <text:p text:style-name="P108" loext:marker-style-name="T23"><text:span text:style-name="T23">Для параметра</text:span><draw:custom-shape text:anchor-type="char" draw:z-index="77" draw:name="Rectangle 9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 </text:span><draw:frame draw:style-name="fr1" draw:name="Object93" text:anchor-type="as-char" svg:width="0.397cm" svg:height="0.534cm" draw:z-index="225"><draw:object xlink:href="./Object 87" xlink:type="simple" xlink:show="embed" xlink:actuate="onLoad"/><draw:image xlink:href="./ObjectReplacements/Object 87" xlink:type="simple" xlink:show="embed" xlink:actuate="onLoad"/></draw:frame><text:span text:style-name="T23">, обозначающего насколько сильно скорость изменения актора </text:span><draw:custom-shape text:anchor-type="char" draw:z-index="78" draw:name="Rectangle 9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 зависит от </text:span><draw:custom-shape text:anchor-type="char" draw:z-index="79" draw:name="Rectangle 9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4" text:anchor-type="as-char" svg:width="1.342cm" svg:height="0.561cm" draw:z-index="226"><draw:object xlink:href="./Object 88" xlink:type="simple" xlink:show="embed" xlink:actuate="onLoad"/><draw:image xlink:href="./ObjectReplacements/Object 88" xlink:type="simple" xlink:show="embed" xlink:actuate="onLoad"/></draw:frame><text:span text:style-name="T23"><text:s/>, существует статистика – ковариата или позиционная характеристика актора, такая как исходящая степень </text:span><draw:custom-shape text:anchor-type="char" draw:z-index="80" draw:name="Rectangle 7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5" text:anchor-type="as-char" svg:width="0.954cm" svg:height="0.866cm" draw:z-index="227"><draw:object xlink:href="./Object 89" xlink:type="simple" xlink:show="embed" xlink:actuate="onLoad"/><draw:image xlink:href="./ObjectReplacements/Object 89" xlink:type="simple" xlink:show="embed" xlink:actuate="onLoad"/></draw:frame><text:span text:style-name="T23">. Имеется в виду что скорость изменения может зависеть от пола, возраста, и тд.</text:span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4" loext:marker-style-name="T15"><draw:frame draw:style-name="fr1" draw:name="Object96" text:anchor-type="as-char" svg:width="0.568cm" svg:height="0.471cm" draw:z-index="240"><draw:object xlink:href="./Object 90" xlink:type="simple" xlink:show="embed" xlink:actuate="onLoad"/><draw:image xlink:href="./ObjectReplacements/Object 90" xlink:type="simple" xlink:show="embed" xlink:actuate="onLoad"/></draw:frame><text:span text:style-name="T8">.</text:span></text:p>
          </table:table-cell>
          <table:table-cell table:style-name="Table20.A1" office:value-type="string">
            <text:p text:style-name="P21" loext:marker-style-name="T15"><text:span text:style-name="T15">(2</text:span><text:span text:style-name="T23">0</text:span><text:span text:style-name="T15">)</text:span></text:p>
          </table:table-cell>
        </table:table-row>
      </table:table>
      <text:p text:style-name="P108" loext:marker-style-name="T23"><text:span text:style-name="T23">Для функции полезности, где </text:span><draw:custom-shape text:anchor-type="char" draw:z-index="81" draw:name="Rectangle 8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7" text:anchor-type="as-char" svg:width="1.967cm" svg:height="0.631cm" draw:z-index="228"><draw:object xlink:href="./Object 91" xlink:type="simple" xlink:show="embed" xlink:actuate="onLoad"/><draw:image xlink:href="./ObjectReplacements/Object 91" xlink:type="simple" xlink:show="embed" xlink:actuate="onLoad"/></draw:frame><text:span text:style-name="T23"><text:s/>не зависит от </text:span><draw:custom-shape text:anchor-type="char" draw:z-index="82" draw:name="Rectangle 8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8" text:anchor-type="as-char" svg:width="0.235cm" svg:height="0.471cm" draw:z-index="229"><draw:object xlink:href="./Object 92" xlink:type="simple" xlink:show="embed" xlink:actuate="onLoad"/><draw:image xlink:href="./ObjectReplacements/Object 92" xlink:type="simple" xlink:show="embed" xlink:actuate="onLoad"/></draw:frame><text:span text:style-name="T23">, большие значения <text:s/></text:span><draw:custom-shape text:anchor-type="char" draw:z-index="83" draw:name="Rectangle 8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99" text:anchor-type="as-char" svg:width="0.397cm" svg:height="0.534cm" draw:z-index="230"><draw:object xlink:href="./Object 93" xlink:type="simple" xlink:show="embed" xlink:actuate="onLoad"/><draw:image xlink:href="./ObjectReplacements/Object 93" xlink:type="simple" xlink:show="embed" xlink:actuate="onLoad"/></draw:frame><text:span text:style-name="T23"><text:s/>будут стремиться к сетям </text:span><draw:custom-shape text:anchor-type="char" draw:z-index="84" draw:name="Rectangle 8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00" text:anchor-type="as-char" svg:width="0.702cm" svg:height="0.538cm" draw:z-index="231"><draw:object xlink:href="./Object 94" xlink:type="simple" xlink:show="embed" xlink:actuate="onLoad"/><draw:image xlink:href="./ObjectReplacements/Object 94" xlink:type="simple" xlink:show="embed" xlink:actuate="onLoad"/></draw:frame><text:span text:style-name="T23"><text:s/>для который значение </text:span><draw:custom-shape text:anchor-type="char" draw:z-index="85" draw:name="Rectangle 8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01" text:anchor-type="as-char" svg:width="1.967cm" svg:height="0.631cm" draw:z-index="232"><draw:object xlink:href="./Object 95" xlink:type="simple" xlink:show="embed" xlink:actuate="onLoad"/><draw:image xlink:href="./ObjectReplacements/Object 95" xlink:type="simple" xlink:show="embed" xlink:actuate="onLoad"/></draw:frame><text:span text:style-name="T23"><text:s/>больше для любого актора </text:span><draw:custom-shape text:anchor-type="char" draw:z-index="86" draw:name="Rectangle 8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. Для оценки </text:span><draw:custom-shape text:anchor-type="char" draw:z-index="87" draw:name="Rectangle 8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02" text:anchor-type="as-char" svg:width="0.397cm" svg:height="0.534cm" draw:z-index="233"><draw:object xlink:href="./Object 96" xlink:type="simple" xlink:show="embed" xlink:actuate="onLoad"/><draw:image xlink:href="./ObjectReplacements/Object 96" xlink:type="simple" xlink:show="embed" xlink:actuate="onLoad"/></draw:frame><text:span text:style-name="T23"><text:s/>статистика имеет вид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4" loext:marker-style-name="T15"><draw:custom-shape text:anchor-type="char" draw:z-index="88" draw:name="Rectangle 7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03" text:anchor-type="as-char" svg:width="4.235cm" svg:height="0.871cm" draw:z-index="241"><draw:object xlink:href="./Object 97" xlink:type="simple" xlink:show="embed" xlink:actuate="onLoad"/><draw:image xlink:href="./ObjectReplacements/Object 97" xlink:type="simple" xlink:show="embed" xlink:actuate="onLoad"/></draw:frame><text:span text:style-name="T17">.</text:span></text:p>
          </table:table-cell>
          <table:table-cell table:style-name="Table21.A1" office:value-type="string">
            <text:p text:style-name="P21" loext:marker-style-name="T23"><text:span text:style-name="T17">(2</text:span><text:span text:style-name="T33">1</text:span><text:span text:style-name="T17">)</text:span></text:p>
          </table:table-cell>
        </table:table-row>
      </table:table>
      <text:p text:style-name="P108" loext:marker-style-name="T23"><text:span text:style-name="T23">Комбинируя статистики и используя предположение о марковской цепи для наблюдаемых данных оценочные уравнения имеют вид.</text:span><text:span text:style-name="T23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5" loext:marker-style-name="T8"><draw:frame draw:style-name="fr1" draw:name="Object104" text:anchor-type="as-char" svg:width="9.257cm" svg:height="0.543cm" draw:z-index="242"><draw:object xlink:href="./Object 98" xlink:type="simple" xlink:show="embed" xlink:actuate="onLoad"/><draw:image xlink:href="./ObjectReplacements/Object 98" xlink:type="simple" xlink:show="embed" xlink:actuate="onLoad"/></draw:frame><text:span text:style-name="T8">,</text:span><draw:custom-shape text:anchor-type="char" draw:z-index="93" draw:name="Rectangle 91" draw:style-name="gr2" draw:text-style-name="P123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<text:line-break/></text:span><draw:frame draw:style-name="fr1" draw:name="Object105" text:anchor-type="as-char" svg:width="2.732cm" svg:height="0.522cm" draw:z-index="243"><draw:object xlink:href="./Object 99" xlink:type="simple" xlink:show="embed" xlink:actuate="onLoad"/><draw:image xlink:href="./ObjectReplacements/Object 99" xlink:type="simple" xlink:show="embed" xlink:actuate="onLoad"/></draw:frame><text:span text:style-name="T8">,</text:span></text:p>
          </table:table-cell>
          <table:table-cell table:style-name="Table22.A1" office:value-type="string">
            <text:p text:style-name="P21" loext:marker-style-name="T15"><text:span text:style-name="T15">(2</text:span><text:span text:style-name="T23">2</text:span><text:span text:style-name="T15">)</text:span></text:p>
            <text:p text:style-name="P11" loext:marker-style-name="T15"/>
          </table:table-cell>
        </table:table-row>
        <table:table-row table:style-name="Table22.1">
          <table:table-cell table:style-name="Table22.A1" office:value-type="string">
            <text:p text:style-name="P24" loext:marker-style-name="T15"><draw:frame draw:style-name="fr1" draw:name="Object106" text:anchor-type="as-char" svg:width="1.141cm" svg:height="1.148cm" draw:z-index="244"><draw:object xlink:href="./Object 100" xlink:type="simple" xlink:show="embed" xlink:actuate="onLoad"/><draw:image xlink:href="./ObjectReplacements/Object 100" xlink:type="simple" xlink:show="embed" xlink:actuate="onLoad"/></draw:frame><text:span text:style-name="T8">,</text:span><draw:custom-shape text:anchor-type="char" draw:z-index="94" draw:name="Rectangle 89" draw:style-name="gr2" draw:text-style-name="P123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7"><text:line-break/></text:span><text:soft-page-break/><draw:frame draw:style-name="fr1" draw:name="Object107" text:anchor-type="as-char" svg:width="2.185cm" svg:height="0.593cm" draw:z-index="245"><draw:object xlink:href="./Object 101" xlink:type="simple" xlink:show="embed" xlink:actuate="onLoad"/><draw:image xlink:href="./ObjectReplacements/Object 101" xlink:type="simple" xlink:show="embed" xlink:actuate="onLoad"/></draw:frame><text:span text:style-name="T8">,</text:span></text:p>
          </table:table-cell>
          <table:table-cell table:style-name="Table22.A1" office:value-type="string">
            <text:p text:style-name="P21" loext:marker-style-name="T23"><text:span text:style-name="T15">(2</text:span><text:span text:style-name="T23">3)</text:span></text:p>
          </table:table-cell>
        </table:table-row>
        <table:table-row table:style-name="Table22.1">
          <table:table-cell table:style-name="Table22.A1" office:value-type="string">
            <text:p text:style-name="P4" loext:marker-style-name="T4"/>
          </table:table-cell>
          <table:table-cell table:style-name="Table22.A1" office:value-type="string">
            <text:p text:style-name="P18" loext:marker-style-name="T23"/>
          </table:table-cell>
        </table:table-row>
        <table:table-row table:style-name="Table22.1">
          <table:table-cell table:style-name="Table22.A1" office:value-type="string">
            <text:p text:style-name="P24" loext:marker-style-name="T8"><draw:frame draw:style-name="fr1" draw:name="Object108" text:anchor-type="as-char" svg:width="1.004cm" svg:height="1.148cm" draw:z-index="246"><draw:object xlink:href="./Object 102" xlink:type="simple" xlink:show="embed" xlink:actuate="onLoad"/><draw:image xlink:href="./ObjectReplacements/Object 102" xlink:type="simple" xlink:show="embed" xlink:actuate="onLoad"/></draw:frame><text:span text:style-name="T8">,</text:span></text:p>
            <text:p text:style-name="P24" loext:marker-style-name="T15"><draw:frame draw:style-name="fr1" draw:name="Object109" text:anchor-type="as-char" svg:width="2.185cm" svg:height="0.593cm" draw:z-index="247"><draw:object xlink:href="./Object 103" xlink:type="simple" xlink:show="embed" xlink:actuate="onLoad"/><draw:image xlink:href="./ObjectReplacements/Object 103" xlink:type="simple" xlink:show="embed" xlink:actuate="onLoad"/></draw:frame><text:span text:style-name="T15">,</text:span></text:p>
            <text:p text:style-name="P11" loext:marker-style-name="T15"/>
          </table:table-cell>
          <table:table-cell table:style-name="Table22.A1" office:value-type="string">
            <text:p text:style-name="P21" loext:marker-style-name="T15"><text:span text:style-name="T15">(2</text:span><text:span text:style-name="T23">4</text:span><text:span text:style-name="T15">)</text:span></text:p>
          </table:table-cell>
        </table:table-row>
      </table:table>
      <text:p text:style-name="P108" loext:marker-style-name="T23"><text:span text:style-name="T23">где </text:span><draw:custom-shape text:anchor-type="char" draw:z-index="89" draw:name="Rectangle 9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10" text:anchor-type="as-char" svg:width="0.508cm" svg:height="0.534cm" draw:z-index="234"><draw:object xlink:href="./Object 104" xlink:type="simple" xlink:show="embed" xlink:actuate="onLoad"/><draw:image xlink:href="./ObjectReplacements/Object 104" xlink:type="simple" xlink:show="embed" xlink:actuate="onLoad"/></draw:frame><text:span text:style-name="T23"><text:s/>и </text:span><draw:custom-shape text:anchor-type="char" draw:z-index="90" draw:name="Rectangle 9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11" text:anchor-type="as-char" svg:width="0.508cm" svg:height="0.534cm" draw:z-index="235"><draw:object xlink:href="./Object 105" xlink:type="simple" xlink:show="embed" xlink:actuate="onLoad"/><draw:image xlink:href="./ObjectReplacements/Object 105" xlink:type="simple" xlink:show="embed" xlink:actuate="onLoad"/></draw:frame><text:span text:style-name="T23"><text:s/>номера элементов </text:span><draw:custom-shape text:anchor-type="char" draw:z-index="91" draw:name="Rectangle 9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8"><text:s/></text:span><draw:frame draw:style-name="fr1" draw:name="Object112" text:anchor-type="as-char" svg:width="0.261cm" svg:height="0.471cm" draw:z-index="236"><draw:object xlink:href="./Object 106" xlink:type="simple" xlink:show="embed" xlink:actuate="onLoad"/><draw:image xlink:href="./ObjectReplacements/Object 106" xlink:type="simple" xlink:show="embed" xlink:actuate="onLoad"/></draw:frame><text:span text:style-name="T23"><text:s/>и </text:span><draw:custom-shape text:anchor-type="char" draw:z-index="92" draw:name="Rectangle 9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8"><text:s/></text:span><draw:frame draw:style-name="fr1" draw:name="Object113" text:anchor-type="as-char" svg:width="0.261cm" svg:height="0.471cm" draw:z-index="237"><draw:object xlink:href="./Object 107" xlink:type="simple" xlink:show="embed" xlink:actuate="onLoad"/><draw:image xlink:href="./ObjectReplacements/Object 107" xlink:type="simple" xlink:show="embed" xlink:actuate="onLoad"/></draw:frame><text:span text:style-name="T23">.</text:span></text:p>
      <text:p text:style-name="P108" loext:marker-style-name="T23"><text:span text:style-name="T23">Для решения этих уравнений используется стохастическая оптимизация на основе алгоритма Роббинса-Монро. Алгоритм применяет многомерную версию алгоритма Роббинса-Монро с улучшениями, предложенными Поляком и Руппертомх[10]. Техника "двойного усреднения" также применяется для улучшения результатов. Алгоритм реализован в пакете RSiena языка R. </text:span><text:span text:style-name="T23"/></text:p>
      <text:p text:style-name="P108" loext:marker-style-name="T23"><text:span text:style-name="T23">Он состоит из трёх фаз:</text:span><text:span text:style-name="T23"/></text:p>
      <text:list xml:id="list23713894723099" text:continue-list="list2752688770" text:style-name="WWNum2">
        <text:list-item>
          <text:list>
            <text:list-item>
              <text:p text:style-name="P51" loext:marker-style-name="T23"><text:span text:style-name="T23">Определение чувствительности ожидаемых статистик к параметрам.</text:span><text:span text:style-name="T23"/></text:p>
            </text:list-item>
            <text:list-item>
              <text:p text:style-name="P51" loext:marker-style-name="T23"><text:span text:style-name="T23">Обновляет параметры с использованием симуляций динамики сети.</text:span><text:span text:style-name="T23"/></text:p>
            </text:list-item>
            <text:list-item>
              <text:p text:style-name="P51" loext:marker-style-name="T23"><text:span text:style-name="T23">Используется для оценки приближения полученных уравнений и вычисления стандартных ошибок. </text:span><text:span text:style-name="T23"/></text:p>
            </text:list-item>
          </text:list>
        </text:list-item>
      </text:list>
      <text:p text:style-name="P76" loext:marker-style-name="T23"><text:span text:style-name="T23">Для вычисления производных ожидаемых значений по отношению к параметрам используется метод функции оценки. Этот алгоритм является надёжным, но затратным по времени[10].</text:span><text:span text:style-name="T23"/></text:p>
      <text:p text:style-name="Standard"/>
      <text:p text:style-name="Standard"/>
      <text:list text:continue-list="list23713688988596" text:style-name="WWNum1">
        <text:list-item>
          <text:h text:style-name="P44" text:outline-level="1" loext:marker-style-name="T1"><text:bookmark-start text:name="_Toc167201629"/><text:bookmark-start text:name="_Toc167203322"/><text:bookmark-start text:name="_Toc167201893"/><text:span text:style-name="T1">Применение модели на реальных данных</text:span><text:bookmark-end text:name="_Toc167201629"/><text:bookmark-end text:name="_Toc167203322"/><text:bookmark-end text:name="_Toc167201893"/><text:span text:style-name="T1"/></text:h>
          <text:list>
            <text:list-item>
              <text:h text:style-name="P45" text:outline-level="2" loext:marker-style-name="T1"><text:bookmark-start text:name="_Toc167201894"/><text:bookmark-start text:name="_Toc167203323"/><text:span text:style-name="T1">Объект исследования</text:span><text:bookmark-end text:name="_Toc167201894"/><text:bookmark-end text:name="_Toc167203323"/><text:span text:style-name="T1"/></text:h>
            </text:list-item>
          </text:list>
        </text:list-item>
      </text:list>
      <text:p text:style-name="Standard"/>
      <text:p text:style-name="P66" loext:marker-style-name="T4"><text:span text:style-name="T4">Объектом исследования являются научные группы и команды Томского Государственного Университета, а конкретно данные, собранные о сотрудниках ТГУ, их научных публикациях, сетевых связях. Используя библиометрический анализ и стохастическое акторно-ориентированное моделирование, можно выявить факторы, влияющие на формирование научного взаимодействия внутри этих групп и команд. </text:span><text:span text:style-name="T4"/></text:p>
      <text:p text:style-name="P40" loext:marker-style-name="T15"><text:span text:style-name="T15">Данные выгружены с веб сайта «ТГУ.Сотрудники». Используемая информация о авторах: Опыт работы и список публикаций автора, образующий сеть соавторства.</text:span><text:span text:style-name="T15"/></text:p>
      <text:p text:style-name="P61" loext:marker-style-name="T4"><text:soft-page-break/></text:p>
      <text:list xml:id="list23713452148774" text:continue-numbering="true" text:style-name="WWNum1">
        <text:list-item>
          <text:list>
            <text:list-item>
              <text:h text:style-name="P45" text:outline-level="2" loext:marker-style-name="T1"><text:bookmark-start text:name="_Toc167201895"/><text:bookmark-start text:name="_Toc167203324"/><text:span text:style-name="T1">Применимость САОМ в иследовании научных групп</text:span><text:bookmark-end text:name="_Toc167201895"/><text:bookmark-end text:name="_Toc167203324"/><text:span text:style-name="T1"/></text:h>
            </text:list-item>
          </text:list>
        </text:list-item>
      </text:list>
      <text:p text:style-name="Standard"/>
      <text:p text:style-name="P38" loext:marker-style-name="T15"><text:span text:style-name="T15">Научное взаимодействие представляет собой процесс сотрудничества между учёными с целью достижения общей научной цели. Однако, как и любой другой процесс, научное взаимодействие может изменяться под влиянием различных факторов, которые могут способствовать или, наоборот, препятствовать его формированию и развитию.</text:span><text:span text:style-name="T15"/></text:p>
      <text:p text:style-name="P108" loext:marker-style-name="T23"><text:span text:style-name="T23">Основными факторами, влияющими на формирование и разрушение научного взаимодействия, которые можно выделить в рамках взаимодействия в Томском Государственном Университете:</text:span><text:span text:style-name="T23"/></text:p>
      <text:list text:continue-list="list3188205082" text:style-name="WWNum3">
        <text:list-item>
          <text:p text:style-name="P69" loext:marker-style-name="T23"><text:span text:style-name="T23">Общая научная тематика: Учёные, работающие в одной области науки, имеют больше возможностей для сотрудничества, чем те, кто занимаются разными научными направлениями.</text:span><text:span text:style-name="T23"/></text:p>
        </text:list-item>
        <text:list-item>
          <text:p text:style-name="P69" loext:marker-style-name="T23"><text:span text:style-name="T23">Финансирование: Наличие достаточных финансовых ресурсов может способствовать формированию научных групп и команд. Однако, в случае недостатка финансирования, учёные могут ощутить трудности в формировании и поддержании научных контактов.</text:span><text:span text:style-name="T23"/></text:p>
        </text:list-item>
        <text:list-item>
          <text:p text:style-name="P69" loext:marker-style-name="T23"><text:span text:style-name="T23">Личностные факторы: Личностные характеристики учёных, такие как общительность, коммуникабельность и т.д., могут оказывать существенное влияние на формирование и поддержание научных связей.</text:span><text:span text:style-name="T23"/></text:p>
        </text:list-item>
        <text:list-item>
          <text:p text:style-name="P69" loext:marker-style-name="T23"><text:span text:style-name="T23">Технологический прогресс: Технологический прогресс может предоставить новые возможности для научного сотрудничества.</text:span><text:span text:style-name="T23"/></text:p>
        </text:list-item>
      </text:list>
      <text:p text:style-name="Standard" loext:marker-style-name="T23"><text:span text:style-name="T23">Наличие научной инфраструктуры: Наличие необходимой инфраструктуры, такой как лаборатории, библиотеки, научные журналы, тоже является важным фактором для формирования научных групп и команд.</text:span><text:span text:style-name="T23"/></text:p>
      <text:p text:style-name="P39" loext:marker-style-name="T15"><text:span text:style-name="T15">САОМ - это метод социально-сетевого анализа, который позволяет моделировать и предсказывать эволюцию социальных сетей на основе поведения и взаимодействий индивидуальных акторов в них. САОМ используется для изучения процессов формирования и разрушения социальных связей в группах и командах, а также для оценки влияния различных факторов на эти процессы.</text:span><text:span text:style-name="T15"/></text:p>
      <text:p text:style-name="P109" loext:marker-style-name="T23"><text:span text:style-name="T23">Применительно к исследованию научных групп и команд, САОМ может быть использован для моделирования процессов формирования научных связей между учёными в рамках группы или команды.</text:span><text:span text:style-name="T23"/></text:p>
      <text:p text:style-name="P109" loext:marker-style-name="T23"><text:span text:style-name="T23">Используя САОМ возможно выявить такие факторы, влияющие на формирование или разрушение связей, как: влияние стажа на то, с какой частотой актор будет принимать решения относительно изменения сети, с </text:span><text:soft-page-break/><text:span text:style-name="T23">какой частотой изменяется сеть, как влияет научное подразделение актора на динамику сети, и т.д.</text:span><text:span text:style-name="T23"/></text:p>
      <text:p text:style-name="P108" loext:marker-style-name="T23"><text:span text:style-name="T23">Преимущества САОМ включают возможность моделирования процессов на уровне индивидуальных акторов, учёт динамической природы социальных связей, а также возможность оценки влияния различных факторов на эти процессы. Однако САОМ также имеет некоторые ограничения, такие как необходимость большой вычислительной мощности для моделирования и ограниченная возможность предсказания долгосрочных эффектов.</text:span><text:span text:style-name="T23"/></text:p>
      <text:p text:style-name="P108" loext:marker-style-name="T23"><text:span text:style-name="T23">Таким образом, САОМ является мощным инструментом для исследования научных групп и команд, который может помочь в выявлении факторов, влияющих на формирование научных связей и определении эффективных мер по их сохранению а так же оптимизации научного взаимодейтсвия.</text:span><text:span text:style-name="T23"/></text:p>
      <text:p text:style-name="Standard"/>
      <text:list text:continue-list="list23713452148774" text:style-name="WWNum1">
        <text:list-item>
          <text:list>
            <text:list-item>
              <text:h text:style-name="P45" text:outline-level="2" loext:marker-style-name="T1"><text:bookmark-start text:name="_Toc167201896"/><text:bookmark-start text:name="_Toc167203325"/><text:span text:style-name="T1">Формирование гиптез о динамике рассмтриваемой сети</text:span><text:bookmark-end text:name="_Toc167201896"/><text:bookmark-end text:name="_Toc167203325"/><text:span text:style-name="T1"/></text:h>
            </text:list-item>
          </text:list>
        </text:list-item>
      </text:list>
      <text:p text:style-name="Standard"/>
      <text:p text:style-name="P38" loext:marker-style-name="T15"><text:span text:style-name="T15">Формирование начальных гипотез, а так же формирование социологических выводов – это задача прикладных специалистов. Будут использованы некоторые предположения выдвинутые в подобном исследовании для национальной научной системы Словении [3].</text:span><text:span text:style-name="T15"/></text:p>
      <text:p text:style-name="P38" loext:marker-style-name="T15"><text:span text:style-name="T22">[ПЕРЕВОД] </text:span><text:span text:style-name="T15">Согласно исследованию </text:span><text:span text:style-name="T23">Anu</text:span><text:span text:style-name="T15">š</text:span><text:span text:style-name="T23">ka</text:span><text:span text:style-name="T15"> </text:span><text:span text:style-name="T23">Ferligoj</text:span><text:span text:style-name="T15">, </text:span><text:span text:style-name="T23">Luka</text:span><text:span text:style-name="T15"> </text:span><text:span text:style-name="T23">Kronegger</text:span><text:span text:style-name="T15">, </text:span><text:span text:style-name="T23">Franc</text:span><text:span text:style-name="T15"> </text:span><text:span text:style-name="T23">Mali</text:span><text:span text:style-name="T15">, </text:span><text:span text:style-name="T23">Tom</text:span><text:span text:style-name="T15"> </text:span><text:span text:style-name="T23">A</text:span><text:span text:style-name="T15"> </text:span><text:span text:style-name="T23">B</text:span><text:span text:style-name="T15"> </text:span><text:span text:style-name="T23">Snijders</text:span><text:span text:style-name="T15">, </text:span><text:span text:style-name="T23">Patrick</text:span><text:span text:style-name="T15"> </text:span><text:span text:style-name="T23">Doreian</text:span><text:span text:style-name="T15"> в журнале </text:span><text:span text:style-name="T23">Scientometrics</text:span><text:span text:style-name="T15"> (2015, №104, с. 989–990):«В целом, мы предлагаем следующие механизмы влияния на научное соавторство: встраиваемость в сеть: соавторы соавторов стремятся стать соавторами соавторов; преимущественная привязанность: авторы предпочтительно ищут соавторов, у которых уже много соавторов; институциональная встроенность (принадлежность к одной исследовательской группе и одной научной дисциплине, возрастное сходство также может подпадать под эту категорию, поскольку означает принадлежность к общей когорте учёных, которые взаимодействуют друг с другом больше, чем представители разных когорт) и контрольные переменные, в частности стаж.» </text:span></text:p>
      <text:p text:style-name="Standard"/>
      <text:list xml:id="list23713650506932" text:continue-numbering="true" text:style-name="WWNum1">
        <text:list-item>
          <text:list>
            <text:list-item>
              <text:h text:style-name="P45" text:outline-level="2" loext:marker-style-name="T1"><text:bookmark-start text:name="_Toc167201897"/><text:bookmark-start text:name="_Toc167203326"/><text:span text:style-name="T1">Описание модели</text:span><text:bookmark-end text:name="_Toc167201897"/><text:bookmark-end text:name="_Toc167203326"/><text:span text:style-name="T1"/></text:h>
            </text:list-item>
          </text:list>
        </text:list-item>
      </text:list>
      <text:p text:style-name="Standard"/>
      <text:p text:style-name="P72" loext:marker-style-name="T23"><text:span text:style-name="T23">Необходимо учесть факт, что сеть соавторства является ненаправленной:</text:span><text:span text:style-name="T23"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2" loext:marker-style-name="T8"/>
          </table:table-cell>
          <table:table-cell table:style-name="Table23.A1" office:value-type="string">
            <text:p text:style-name="P26" loext:marker-style-name="T4"><draw:custom-shape text:anchor-type="char" draw:z-index="95" draw:name="Rectangle 10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"><text:line-break/></text:span><draw:frame draw:style-name="fr1" draw:name="Object114" text:anchor-type="as-char" svg:width="1.647cm" svg:height="0.534cm" draw:z-index="253"><draw:object xlink:href="./Object 108" xlink:type="simple" xlink:show="embed" xlink:actuate="onLoad"/><draw:image xlink:href="./ObjectReplacements/Object 108" xlink:type="simple" xlink:show="embed" xlink:actuate="onLoad"/></draw:frame><text:span text:style-name="T9">,</text:span></text:p>
          </table:table-cell>
          <table:table-cell table:style-name="Table23.A1" office:value-type="string">
            <text:p text:style-name="P29" loext:marker-style-name="T4"><text:span text:style-name="T9">(</text:span><text:span text:style-name="T14">25</text:span><text:span text:style-name="T9">)</text:span></text:p>
          </table:table-cell>
        </table:table-row>
      </table:table>
      <text:p text:style-name="P63" loext:marker-style-name="T23"><text:soft-page-break/><text:span text:style-name="T23">где</text:span><draw:custom-shape text:anchor-type="char" draw:z-index="96" draw:name="Rectangle 10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 </text:span><draw:frame draw:style-name="fr1" draw:name="Object115" text:anchor-type="as-char" svg:width="1.681cm" svg:height="0.534cm" draw:z-index="248"><draw:object xlink:href="./Object 109" xlink:type="simple" xlink:show="embed" xlink:actuate="onLoad"/><draw:image xlink:href="./ObjectReplacements/Object 109" xlink:type="simple" xlink:show="embed" xlink:actuate="onLoad"/></draw:frame><text:span text:style-name="T23"><text:s/>является элементом графа и обозначает связь </text:span><draw:custom-shape text:anchor-type="char" draw:z-index="97" draw:name="Rectangle 10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16" text:anchor-type="as-char" svg:width="0.834cm" svg:height="0.471cm" draw:z-index="249"><draw:object xlink:href="./Object 110" xlink:type="simple" xlink:show="embed" xlink:actuate="onLoad"/><draw:image xlink:href="./ObjectReplacements/Object 110" xlink:type="simple" xlink:show="embed" xlink:actuate="onLoad"/></draw:frame><text:span text:style-name="T4">.</text:span></text:p>
      <text:p text:style-name="P67" loext:marker-style-name="T23"><text:bookmark-start text:name="_Ref158407089"/><text:span text:style-name="T4">В силу ненаправленности сети формирование связи между акторами происходит по одному из двух сценариев:</text:span><text:bookmark-end text:name="_Ref158407089"/><text:span text:style-name="T4"> </text:span><text:span text:style-name="T23"/></text:p>
      <text:list text:style-name="WWNum7">
        <text:list-item>
          <text:p text:style-name="P73" loext:marker-style-name="T23"><text:span text:style-name="T23">1. Односторонняя инициатива: Выбирается один актор </text:span><draw:custom-shape text:anchor-type="char" draw:z-index="98" draw:name="Rectangle 10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, который получает возможность произвести изменение.</text:span></text:p>
        </text:list-item>
        <text:list-item>
          <text:p text:style-name="P73" loext:marker-style-name="T23"><text:span text:style-name="T23">2. Двусторонняя инициатива: Выбирается упорядоченная пара акторов </text:span><draw:custom-shape text:anchor-type="char" draw:z-index="99" draw:name="Rectangle 10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17" text:anchor-type="as-char" svg:width="0.776cm" svg:height="0.522cm" draw:z-index="250"><draw:object xlink:href="./Object 111" xlink:type="simple" xlink:show="embed" xlink:actuate="onLoad"/><draw:image xlink:href="./ObjectReplacements/Object 111" xlink:type="simple" xlink:show="embed" xlink:actuate="onLoad"/></draw:frame><text:span text:style-name="T23">, и получает возможность принять новое решение о связи <text:s text:c="2"/></text:span><draw:custom-shape text:anchor-type="char" draw:z-index="100" draw:name="Rectangle 10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18" text:anchor-type="as-char" svg:width="0.834cm" svg:height="0.471cm" draw:z-index="251"><draw:object xlink:href="./Object 112" xlink:type="simple" xlink:show="embed" xlink:actuate="onLoad"/><draw:image xlink:href="./ObjectReplacements/Object 112" xlink:type="simple" xlink:show="embed" xlink:actuate="onLoad"/></draw:frame><text:span text:style-name="T23">.</text:span></text:p>
        </text:list-item>
      </text:list>
      <text:p text:style-name="P67" loext:marker-style-name="T23"><text:span text:style-name="T23">Процесс выбора моделируется по одному из двух сценариев:</text:span><text:span text:style-name="T23"/></text:p>
      <text:p text:style-name="P77" loext:marker-style-name="T23"><text:span text:style-name="T23">D. Диктаторский(Dictatorial): Один актор может навязывать решение о связи другому актору.</text:span><text:span text:style-name="T23"/></text:p>
      <text:p text:style-name="P77" loext:marker-style-name="T23"><text:span text:style-name="T23">M. Взаимный(Mutal): Оба актора дают согласие на существование связи между ними.</text:span><text:span text:style-name="T23"/></text:p>
      <text:p text:style-name="P66" loext:marker-style-name="T4"><text:span text:style-name="T4">Согласно выдвинутым социологическим предположениям[3] формирование связи будет происходить согласно двусторонней инициативы, и оба актора будут давать согласие на создание связи.</text:span><text:span text:style-name="T4"/></text:p>
      <text:p text:style-name="Standard" loext:marker-style-name="T4"><text:span text:style-name="T4">Факторы влияющие на оценку полезности создания связи:</text:span><text:span text:style-name="T4"/></text:p>
      <text:p text:style-name="Standard" loext:marker-style-name="T4"><text:span text:style-name="T5">Изменить названия эффектов</text:span><text:span text:style-name="T5"/></text:p>
      <text:list text:continue-list="list23713894723099" text:style-name="WWNum2">
        <text:list-item>
          <text:list>
            <text:list-item>
              <text:list>
                <text:list-item>
                  <text:p text:style-name="P55" loext:marker-style-name="T14"><text:span text:style-name="T14">Количество исходящих связей</text:span><text:span text:style-name="T14"/></text:p>
                </text:list-item>
                <text:list-item>
                  <text:p text:style-name="P55" loext:marker-style-name="T6"><text:span text:style-name="T14">Транзитивные тройки</text:span></text:p>
                </text:list-item>
                <text:list-item>
                  <text:p text:style-name="P55" loext:marker-style-name="T4"><text:span text:style-name="T14">Влияние стажа на эффект транзитивных троек</text:span><text:span text:style-name="T14"/></text:p>
                </text:list-item>
                <text:list-item>
                  <text:p text:style-name="P55" loext:marker-style-name="T4"><text:span text:style-name="T14">Влияние количества исходящих связей на частоту принятия решений</text:span><text:span text:style-name="T14"/></text:p>
                </text:list-item>
              </text:list>
            </text:list-item>
          </text:list>
        </text:list-item>
      </text:list>
      <text:h text:style-name="P46" text:outline-level="2" loext:marker-style-name="T1"><text:bookmark-start text:name="_Toc167201898"/><text:bookmark-start text:name="_Toc167203327"/><text:span text:style-name="T1">3.5 Оценка сформированных гипотез</text:span><text:bookmark-end text:name="_Toc167201898"/><text:bookmark-end text:name="_Toc167203327"/><text:span text:style-name="T1"/></text:h>
      <text:h text:style-name="P48" text:outline-level="3" loext:marker-style-name="T1"><text:bookmark-start text:name="_Toc167201899"/><text:bookmark-start text:name="_Toc167203328"/><text:span text:style-name="T1">3.5.1 Оцененные параметры при эффектах</text:span><text:bookmark-end text:name="_Toc167201899"/><text:bookmark-end text:name="_Toc167203328"/><text:span text:style-name="T1"><text:tab/></text:span><text:span text:style-name="T1"/></text:h>
      <text:p text:style-name="Standard"/>
      <text:p text:style-name="P38" loext:marker-style-name="T8"><text:span text:style-name="T15">Коэффициент сходимости модели достаточно низок 0.0508, для того, чтобы считать модель сходящейся[7]. Что означает, что выдвинутые предположения о виде модели корректно описывают представленные снимки сети. Так же абсолютное значение </text:span><text:span text:style-name="T12">Convergence</text:span><text:span text:style-name="T10"> </text:span><text:span text:style-name="T12">t</text:span><text:span text:style-name="T10">-</text:span><text:span text:style-name="T12">ratio</text:span><text:span text:style-name="T8">[13] для каждого параметра меньше </text:span><draw:frame draw:style-name="fr1" draw:name="Object119" text:anchor-type="as-char" svg:width="0.589cm" svg:height="0.471cm" draw:z-index="252"><draw:object xlink:href="./Object 113" xlink:type="simple" xlink:show="embed" xlink:actuate="onLoad"/><draw:image xlink:href="./ObjectReplacements/Object 113" xlink:type="simple" xlink:show="embed" xlink:actuate="onLoad"/></draw:frame><text:span text:style-name="T8">, что говорит о значимости каждого из эффектов.</text:span></text:p>
      <text:p text:style-name="P93" loext:marker-style-name="T4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0" loext:marker-style-name="T4"><text:span text:style-name="T9">Эффект</text:span><text:span text:style-name="T9"/></text:p>
          </table:table-cell>
          <table:table-cell table:style-name="Table24.A1" office:value-type="string">
            <text:p text:style-name="P30" loext:marker-style-name="T4"><text:span text:style-name="T9">Оценка</text:span><text:span text:style-name="T9"/></text:p>
          </table:table-cell>
          <table:table-cell table:style-name="Table24.A1" office:value-type="string">
            <text:p text:style-name="P30" loext:marker-style-name="T4"><text:span text:style-name="T9">Стандартное отклонение</text:span><text:span text:style-name="T9"/></text:p>
          </table:table-cell>
          <table:table-cell table:style-name="Table24.A1" office:value-type="string">
            <text:p text:style-name="P30" loext:marker-style-name="T4"><text:span text:style-name="T14">Convergence t-ratio</text:span><text:span text:style-name="T14"/></text:p>
          </table:table-cell>
        </table:table-row>
        <table:table-row table:style-name="Table24.1">
          <table:table-cell table:style-name="Table24.A1" office:value-type="string">
            <text:p text:style-name="P30" loext:marker-style-name="T4"><text:span text:style-name="T9">Интенсивность в 1 периоде</text:span><text:span text:style-name="T9"/></text:p>
          </table:table-cell>
          <table:table-cell table:style-name="Table24.A1" office:value-type="string">
            <text:p text:style-name="P24" loext:marker-style-name="T4"><text:span text:style-name="T9">0.2317</text:span><text:span text:style-name="T9"/></text:p>
          </table:table-cell>
          <table:table-cell table:style-name="Table24.A1" office:value-type="string">
            <text:p text:style-name="P24" loext:marker-style-name="T4"><text:span text:style-name="T9">0.0053</text:span><text:span text:style-name="T9"/></text:p>
          </table:table-cell>
          <table:table-cell table:style-name="Table24.A1" office:value-type="string">
            <text:p text:style-name="P4" loext:marker-style-name="T4"/>
          </table:table-cell>
        </table:table-row>
        <table:table-row table:style-name="Table24.1">
          <table:table-cell table:style-name="Table24.A1" office:value-type="string">
            <text:p text:style-name="P30" loext:marker-style-name="T4"><text:span text:style-name="T9">Интенсивность в 2 периоде</text:span><text:span text:style-name="T9"/></text:p>
          </table:table-cell>
          <table:table-cell table:style-name="Table24.A1" office:value-type="string">
            <text:p text:style-name="P24" loext:marker-style-name="T4"><text:span text:style-name="T9">0.1678</text:span><text:span text:style-name="T9"/></text:p>
          </table:table-cell>
          <table:table-cell table:style-name="Table24.A1" office:value-type="string">
            <text:p text:style-name="P24" loext:marker-style-name="T4"><text:span text:style-name="T9">0.0091</text:span><text:span text:style-name="T9"/></text:p>
          </table:table-cell>
          <table:table-cell table:style-name="Table24.A1" office:value-type="string">
            <text:p text:style-name="P4" loext:marker-style-name="T4"/>
          </table:table-cell>
        </table:table-row>
        <table:table-row table:style-name="Table24.1">
          <table:table-cell table:style-name="Table24.A1" office:value-type="string">
            <text:p text:style-name="P30" loext:marker-style-name="T4"><text:bookmark-start text:name="_Hlk167236798"/><text:span text:style-name="T9">Количество исходящих связей</text:span><text:bookmark-end text:name="_Hlk167236798"/><text:span text:style-name="T9"/></text:p>
          </table:table-cell>
          <table:table-cell table:style-name="Table24.A1" office:value-type="string">
            <text:p text:style-name="P24" loext:marker-style-name="T4"><text:span text:style-name="T9">-3.2147</text:span><text:span text:style-name="T9"/></text:p>
          </table:table-cell>
          <table:table-cell table:style-name="Table24.A1" office:value-type="string">
            <text:p text:style-name="P24" loext:marker-style-name="T4"><text:span text:style-name="T9">0.0224</text:span><text:soft-page-break/><text:span text:style-name="T9"/></text:p>
          </table:table-cell>
          <table:table-cell table:style-name="Table24.A1" office:value-type="string">
            <text:p text:style-name="P24" loext:marker-style-name="T4"><text:span text:style-name="T14">0.0157</text:span><text:span text:style-name="T14"/></text:p>
          </table:table-cell>
        </table:table-row>
        <table:table-row table:style-name="Table24.1">
          <table:table-cell table:style-name="Table24.A1" office:value-type="string">
            <text:p text:style-name="P30" loext:marker-style-name="T4"><text:bookmark-start text:name="_Hlk167236806"/><text:span text:style-name="T9">Транзитивные тройки</text:span><text:bookmark-end text:name="_Hlk167236806"/><text:span text:style-name="T9"/></text:p>
          </table:table-cell>
          <table:table-cell table:style-name="Table24.A1" office:value-type="string">
            <text:p text:style-name="P24" loext:marker-style-name="T4"><text:span text:style-name="T14">0.4268</text:span><text:span text:style-name="T14"/></text:p>
          </table:table-cell>
          <table:table-cell table:style-name="Table24.A1" office:value-type="string">
            <text:p text:style-name="P24" loext:marker-style-name="T4"><text:span text:style-name="T14">0.0140</text:span><text:span text:style-name="T14"/></text:p>
          </table:table-cell>
          <table:table-cell table:style-name="Table24.A1" office:value-type="string">
            <text:p text:style-name="P24" loext:marker-style-name="T4"><text:span text:style-name="T14">-0.0005</text:span><text:span text:style-name="T14"/></text:p>
          </table:table-cell>
        </table:table-row>
        <table:table-row table:style-name="Table24.1">
          <table:table-cell table:style-name="Table24.A1" office:value-type="string">
            <text:p text:style-name="P30" loext:marker-style-name="T8"><text:bookmark-start text:name="_Hlk167236812"/><text:span text:style-name="T9">Влияние стажа на эффект транзитивных троек</text:span><text:bookmark-end text:name="_Hlk167236812"/><text:span text:style-name="T9"/></text:p>
          </table:table-cell>
          <table:table-cell table:style-name="Table24.A1" office:value-type="string">
            <text:p text:style-name="P24" loext:marker-style-name="T4"><text:span text:style-name="T14">-0.0018</text:span><text:span text:style-name="T14"/></text:p>
          </table:table-cell>
          <table:table-cell table:style-name="Table24.A1" office:value-type="string">
            <text:p text:style-name="P24" loext:marker-style-name="T4"><text:span text:style-name="T14">0.0006</text:span><text:span text:style-name="T14"/></text:p>
          </table:table-cell>
          <table:table-cell table:style-name="Table24.A1" office:value-type="string">
            <text:p text:style-name="P24" loext:marker-style-name="T4"><text:span text:style-name="T14">0.0112</text:span><text:span text:style-name="T14"/></text:p>
          </table:table-cell>
        </table:table-row>
        <table:table-row table:style-name="Table24.1">
          <table:table-cell table:style-name="Table24.A1" office:value-type="string">
            <text:p text:style-name="P30" loext:marker-style-name="T8"><text:bookmark-start text:name="_Hlk167236817"/><text:span text:style-name="T9">Влияние количества исходящих связей на частоту принятия решений</text:span><text:bookmark-end text:name="_Hlk167236817"/><text:span text:style-name="T9"/></text:p>
          </table:table-cell>
          <table:table-cell table:style-name="Table24.A1" office:value-type="string">
            <text:p text:style-name="P24" loext:marker-style-name="T4"><text:span text:style-name="T14">1.6070</text:span><text:span text:style-name="T14"/></text:p>
          </table:table-cell>
          <table:table-cell table:style-name="Table24.A1" office:value-type="string">
            <text:p text:style-name="P24" loext:marker-style-name="T4"><text:span text:style-name="T14">0.0224</text:span><text:span text:style-name="T14"/></text:p>
          </table:table-cell>
          <table:table-cell table:style-name="Table24.A1" office:value-type="string">
            <text:p text:style-name="P24" loext:marker-style-name="T4"><text:span text:style-name="T14">0.0157</text:span><text:span text:style-name="T14"/></text:p>
          </table:table-cell>
        </table:table-row>
      </table:table>
      <text:p text:style-name="P96" loext:marker-style-name="T4"><text:span text:style-name="T4">Табл 1 Оценённые значения эффектов</text:span><text:span text:style-name="T4"/></text:p>
      <text:p text:style-name="Text_20_body"/>
      <text:p text:style-name="Standard"/>
      <text:h text:style-name="P49" text:outline-level="3" loext:marker-style-name="T1"><text:bookmark-start text:name="_Toc167201900"/><text:bookmark-start text:name="_Toc167203329"/><text:span text:style-name="T1">3.5.2 Интерперетация полцченных оценок параметров</text:span><text:bookmark-end text:name="_Toc167201900"/><text:bookmark-end text:name="_Toc167203329"/><text:span text:style-name="T1"/></text:h>
      <text:p text:style-name="Standard"/>
      <text:p text:style-name="P38" loext:marker-style-name="T15"><text:span text:style-name="T15">Необходимо учитывать, что функция эволюции сети задана формулой:</text:span><text:span text:style-name="T15"/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4" loext:marker-style-name="T8"><draw:frame draw:style-name="fr1" draw:name="Object120" text:anchor-type="as-char" svg:width="3.667cm" svg:height="0.594cm" draw:z-index="254"><draw:object xlink:href="./Object 114" xlink:type="simple" xlink:show="embed" xlink:actuate="onLoad"/><draw:image xlink:href="./ObjectReplacements/Object 114" xlink:type="simple" xlink:show="embed" xlink:actuate="onLoad"/></draw:frame><text:span text:style-name="T11">,</text:span></text:p>
          </table:table-cell>
          <table:table-cell table:style-name="Table25.A1" office:value-type="string">
            <text:p text:style-name="P21" loext:marker-style-name="T8"><text:span text:style-name="T8">(2</text:span><text:span text:style-name="T4">6</text:span><text:span text:style-name="T8">)</text:span></text:p>
          </table:table-cell>
        </table:table-row>
        <table:table-row table:style-name="Table25.1">
          <table:table-cell table:style-name="Table25.A1" office:value-type="string">
            <text:p text:style-name="P24" loext:marker-style-name="T8"><draw:frame draw:style-name="fr1" draw:name="Object121" text:anchor-type="as-char" svg:width="3.538cm" svg:height="0.594cm" draw:z-index="255"><draw:object xlink:href="./Object 115" xlink:type="simple" xlink:show="embed" xlink:actuate="onLoad"/><draw:image xlink:href="./ObjectReplacements/Object 115" xlink:type="simple" xlink:show="embed" xlink:actuate="onLoad"/></draw:frame><text:span text:style-name="T15">,</text:span></text:p>
          </table:table-cell>
          <table:table-cell table:style-name="Table25.A1" office:value-type="string">
            <text:p text:style-name="P21" loext:marker-style-name="T8"><text:span text:style-name="T8">(2</text:span><text:span text:style-name="T4">7</text:span><text:span text:style-name="T8">)</text:span></text:p>
          </table:table-cell>
        </table:table-row>
      </table:table>
      <text:p text:style-name="P38" loext:marker-style-name="T15"><text:span text:style-name="T15">где </text:span><draw:custom-shape text:anchor-type="char" draw:z-index="101" draw:name="Rectangle 15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22" text:anchor-type="as-char" svg:width="1.323cm" svg:height="0.594cm" draw:z-index="256"><draw:object xlink:href="./Object 116" xlink:type="simple" xlink:show="embed" xlink:actuate="onLoad"/><draw:image xlink:href="./ObjectReplacements/Object 116" xlink:type="simple" xlink:show="embed" xlink:actuate="onLoad"/></draw:frame><text:span text:style-name="T15"><text:s/>не зависит от </text:span><draw:custom-shape text:anchor-type="char" draw:z-index="102" draw:name="Rectangle 15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23" text:anchor-type="as-char" svg:width="0.286cm" svg:height="0.534cm" draw:z-index="257"><draw:object xlink:href="./Object 117" xlink:type="simple" xlink:show="embed" xlink:actuate="onLoad"/><draw:image xlink:href="./ObjectReplacements/Object 117" xlink:type="simple" xlink:show="embed" xlink:actuate="onLoad"/></draw:frame><text:span text:style-name="T15"><text:s/>причём может зависеть от </text:span><draw:custom-shape text:anchor-type="char" draw:z-index="103" draw:name="Rectangle 15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24" text:anchor-type="as-char" svg:width="0.328cm" svg:height="0.534cm" draw:z-index="258"><draw:object xlink:href="./Object 118" xlink:type="simple" xlink:show="embed" xlink:actuate="onLoad"/><draw:image xlink:href="./ObjectReplacements/Object 118" xlink:type="simple" xlink:show="embed" xlink:actuate="onLoad"/></draw:frame><text:span text:style-name="T15"><text:s/>для другого актора</text:span><draw:custom-shape text:anchor-type="char" draw:z-index="104" draw:name="Rectangle 15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 </text:span><text:span text:style-name="T12">j</text:span><text:span text:style-name="T15">.</text:span></text:p>
      <text:p text:style-name="P108" loext:marker-style-name="T23"><text:span text:style-name="T23">Она отражает полезность для </text:span><draw:custom-shape text:anchor-type="char" draw:z-index="105" draw:name="Rectangle 15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 актора. Используется для сравнения полезности различных изменений. С другой стороны когда </text:span><draw:custom-shape text:anchor-type="char" draw:z-index="106" draw:name="Rectangle 15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 актор делает изменение из</text:span><draw:custom-shape text:anchor-type="char" draw:z-index="107" draw:name="Rectangle 15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 </text:span><draw:frame draw:style-name="fr1" draw:name="Object125" text:anchor-type="as-char" svg:width="0.235cm" svg:height="0.471cm" draw:z-index="259"><draw:object xlink:href="./Object 119" xlink:type="simple" xlink:show="embed" xlink:actuate="onLoad"/><draw:image xlink:href="./ObjectReplacements/Object 119" xlink:type="simple" xlink:show="embed" xlink:actuate="onLoad"/></draw:frame><text:span text:style-name="T23"><text:s/>в </text:span><draw:custom-shape text:anchor-type="char" draw:z-index="108" draw:name="Rectangle 15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26" text:anchor-type="as-char" svg:width="0.702cm" svg:height="0.538cm" draw:z-index="260"><draw:object xlink:href="./Object 120" xlink:type="simple" xlink:show="embed" xlink:actuate="onLoad"/><draw:image xlink:href="./ObjectReplacements/Object 120" xlink:type="simple" xlink:show="embed" xlink:actuate="onLoad"/></draw:frame><text:span text:style-name="T23">, и </text:span><draw:custom-shape text:anchor-type="char" draw:z-index="109" draw:name="Rectangle 15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0" draw:name="Rectangle 15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27" text:anchor-type="as-char" svg:width="0.787cm" svg:height="0.534cm" draw:z-index="261"><draw:object xlink:href="./Object 121" xlink:type="simple" xlink:show="embed" xlink:actuate="onLoad"/><draw:image xlink:href="./ObjectReplacements/Object 121" xlink:type="simple" xlink:show="embed" xlink:actuate="onLoad"/></draw:frame><text:span text:style-name="T23"><text:s text:c="2"/>два возможных результата шага то отношение вероятностей этих вариантов есть: </text:span><draw:custom-shape text:anchor-type="char" draw:z-index="111" draw:name="Rectangle 14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28" text:anchor-type="as-char" svg:width="3.754cm" svg:height="0.688cm" draw:z-index="262"><draw:object xlink:href="./Object 122" xlink:type="simple" xlink:show="embed" xlink:actuate="onLoad"/><draw:image xlink:href="./ObjectReplacements/Object 122" xlink:type="simple" xlink:show="embed" xlink:actuate="onLoad"/></draw:frame><text:span text:style-name="T23">. Следовательно сетевые параметры стоит расценивать как логарифмические. </text:span></text:p>
      <text:p text:style-name="P108" loext:marker-style-name="T23"><text:span text:style-name="T23">Для оценки зависимых параметров необходимо учитывать, что возможные изменения в переменной </text:span><draw:frame draw:style-name="fr1" draw:name="Object129" text:anchor-type="as-char" svg:width="1.579cm" svg:height="0.471cm" draw:z-index="263"><draw:object xlink:href="./Object 123" xlink:type="simple" xlink:show="embed" xlink:actuate="onLoad"/><draw:image xlink:href="./ObjectReplacements/Object 123" xlink:type="simple" xlink:show="embed" xlink:actuate="onLoad"/></draw:frame><text:span text:style-name="T23"><text:s/></text:span><draw:custom-shape text:anchor-type="char" draw:z-index="112" draw:name="Rectangle 14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, и оценки не должны выходить за пределы допустимого диапазона. Параметры целевой функции это вклады в логарифмические вероятности увеличения зависимой переменной на<text:line-break/></text:span><draw:frame draw:style-name="fr1" draw:name="Object130" text:anchor-type="as-char" svg:width="0.212cm" svg:height="0.471cm" draw:z-index="264"><draw:object xlink:href="./Object 124" xlink:type="simple" xlink:show="embed" xlink:actuate="onLoad"/><draw:image xlink:href="./ObjectReplacements/Object 124" xlink:type="simple" xlink:show="embed" xlink:actuate="onLoad"/></draw:frame><text:span text:style-name="T23"> единицу при увеличении эффекта на </text:span><draw:frame draw:style-name="fr1" draw:name="Object131" text:anchor-type="as-char" svg:width="0.212cm" svg:height="0.471cm" draw:z-index="265"><draw:object xlink:href="./Object 125" xlink:type="simple" xlink:show="embed" xlink:actuate="onLoad"/><draw:image xlink:href="./ObjectReplacements/Object 125" xlink:type="simple" xlink:show="embed" xlink:actuate="onLoad"/></draw:frame><text:span text:style-name="T23"><text:s/>единицу. Где зависимая переменная либо </text:span><draw:frame draw:style-name="fr1" draw:name="Object132" text:anchor-type="as-char" svg:width="0.482cm" svg:height="0.534cm" draw:z-index="266"><draw:object xlink:href="./Object 126" xlink:type="simple" xlink:show="embed" xlink:actuate="onLoad"/><draw:image xlink:href="./ObjectReplacements/Object 126" xlink:type="simple" xlink:show="embed" xlink:actuate="onLoad"/></draw:frame><draw:custom-shape text:anchor-type="char" draw:z-index="113" draw:name="Rectangle 11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, либо </text:span><draw:custom-shape text:anchor-type="char" draw:z-index="114" draw:name="Rectangle 12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33" text:anchor-type="as-char" svg:width="0.392cm" svg:height="0.534cm" draw:z-index="267"><draw:object xlink:href="./Object 127" xlink:type="simple" xlink:show="embed" xlink:actuate="onLoad"/><draw:image xlink:href="./ObjectReplacements/Object 127" xlink:type="simple" xlink:show="embed" xlink:actuate="onLoad"/></draw:frame><text:span text:style-name="T23">.</text:span></text:p>
      <text:p text:style-name="P108" loext:marker-style-name="T23"><text:span text:style-name="T23">Пример: </text:span><text:span text:style-name="T23"/></text:p>
      <text:p text:style-name="P108" loext:marker-style-name="T23"><text:span text:style-name="T23">Рассчитан эффект </text:span><text:span text:style-name="T28">среднее число альт</text:span><text:span text:style-name="T23">е</text:span><text:span text:style-name="T28">ра </text:span><text:span text:style-name="T25">[Ссылка, что альтер - термин]</text:span><text:span text:style-name="T23"> <text:s/>он равен </text:span><draw:frame draw:style-name="fr1" draw:name="Object134" text:anchor-type="as-char" svg:width="1.164cm" svg:height="0.471cm" draw:z-index="268"><draw:object xlink:href="./Object 128" xlink:type="simple" xlink:show="embed" xlink:actuate="onLoad"/><draw:image xlink:href="./ObjectReplacements/Object 128" xlink:type="simple" xlink:show="embed" xlink:actuate="onLoad"/></draw:frame><text:span text:style-name="T23">. Это означает, что при сравнении двух акторов равных во всех отношениях, кроме того, что связи первого в среднем на 1 выше по шкале рассматриваемой ковариаты (Индекс Хирша, и тд), чем у второго, шанс увеличения значения ковариаты по сравнению с отсутствием изменений (в рамках одного шага относительно ковариаты) выше в </text:span><draw:custom-shape text:anchor-type="char" draw:z-index="115" draw:name="Rectangle 12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35" text:anchor-type="as-char" svg:width="5.087cm" svg:height="0.522cm" draw:z-index="269"><draw:object xlink:href="./Object 129" xlink:type="simple" xlink:show="embed" xlink:actuate="onLoad"/><draw:image xlink:href="./ObjectReplacements/Object 129" xlink:type="simple" xlink:show="embed" xlink:actuate="onLoad"/></draw:frame><text:span text:style-name="T23"><text:s/>раза, чем для второго.</text:span></text:p>
      <text:p text:style-name="P108" loext:marker-style-name="T23"><text:span text:style-name="T23">Не любой эффект можно трактовать как в приведённом примере. </text:span><text:span text:style-name="T23"/></text:p>
      <text:p text:style-name="P108" loext:marker-style-name="T23"><text:soft-page-break/><text:span text:style-name="T23">Пример:</text:span><text:span text:style-name="T23"/></text:p>
      <text:p text:style-name="P108" loext:marker-style-name="T23"><text:span text:style-name="T23">Для эффекта </text:span><text:span text:style-name="T28">количество исходящих связей</text:span><text:span text:style-name="T23"> для актора </text:span><draw:frame draw:style-name="fr1" draw:name="Object136" text:anchor-type="as-char" svg:width="0.919cm" svg:height="0.534cm" draw:z-index="270"><draw:object xlink:href="./Object 130" xlink:type="simple" xlink:show="embed" xlink:actuate="onLoad"/><draw:image xlink:href="./ObjectReplacements/Object 130" xlink:type="simple" xlink:show="embed" xlink:actuate="onLoad"/></draw:frame><draw:custom-shape text:anchor-type="char" draw:z-index="116" draw:name="Rectangle 12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7" draw:name="Rectangle 12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. Пусть число связей, чьи значения </text:span><draw:custom-shape text:anchor-type="char" draw:z-index="118" draw:name="Rectangle 12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37" text:anchor-type="as-char" svg:width="0.355cm" svg:height="0.534cm" draw:z-index="271"><draw:object xlink:href="./Object 131" xlink:type="simple" xlink:show="embed" xlink:actuate="onLoad"/><draw:image xlink:href="./ObjectReplacements/Object 131" xlink:type="simple" xlink:show="embed" xlink:actuate="onLoad"/></draw:frame><text:span text:style-name="T23"><text:s/>меньше, равны или больше значения </text:span><draw:custom-shape text:anchor-type="char" draw:z-index="119" draw:name="Rectangle 12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38" text:anchor-type="as-char" svg:width="0.286cm" svg:height="0.534cm" draw:z-index="272"><draw:object xlink:href="./Object 132" xlink:type="simple" xlink:show="embed" xlink:actuate="onLoad"/><draw:image xlink:href="./ObjectReplacements/Object 132" xlink:type="simple" xlink:show="embed" xlink:actuate="onLoad"/></draw:frame><text:span text:style-name="T23"><text:s/>для </text:span><draw:custom-shape text:anchor-type="char" draw:z-index="120" draw:name="Rectangle 12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i</text:span><text:span text:style-name="T23">, обозначим через </text:span><text:span text:style-name="T28">a</text:span><text:span text:style-name="T23">, </text:span><text:span text:style-name="T28">b</text:span><text:span text:style-name="T23"> и </text:span><text:span text:style-name="T28">c</text:span><text:span text:style-name="T23">. Обозначим диапазон (максимальное минус минимальное значение) через </text:span><draw:custom-shape text:anchor-type="char" draw:z-index="121" draw:name="Rectangle 12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7" draw:name="Rectangle 118" draw:style-name="gr1" draw:text-style-name="P122" drawooo:display="none" svg:width="1.765cm" svg:height="1.76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Object139" text:anchor-type="as-char" svg:width="0.288cm" svg:height="0.383cm" draw:z-index="273"><draw:object-ole xlink:href="./Obj106" xlink:type="simple" xlink:show="embed" xlink:actuate="onLoad"/><draw:image xlink:href="./ObjectReplacements/Obj106" xlink:type="simple" xlink:show="embed" xlink:actuate="onLoad"/></draw:frame><text:span text:style-name="T23">. Тогда, в случае минимального шага в отношении поведения, вклады суммарного эффекта сходства в лог-вероятности изменений </text:span><draw:custom-shape text:anchor-type="char" draw:z-index="122" draw:name="Rectangle 12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40" text:anchor-type="as-char" svg:width="1.579cm" svg:height="0.471cm" draw:z-index="274"><draw:object xlink:href="./Object 133" xlink:type="simple" xlink:show="embed" xlink:actuate="onLoad"/><draw:image xlink:href="./ObjectReplacements/Object 133" xlink:type="simple" xlink:show="embed" xlink:actuate="onLoad"/></draw:frame><text:span text:style-name="T23"><text:s/>определяются следующим образом </text:span><draw:custom-shape text:anchor-type="char" draw:z-index="123" draw:name="Rectangle 12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<text:s/></text:span><draw:frame draw:style-name="fr1" draw:name="Object141" text:anchor-type="as-char" svg:width="2.746cm" svg:height="0.594cm" draw:z-index="275"><draw:object xlink:href="./Object 134" xlink:type="simple" xlink:show="embed" xlink:actuate="onLoad"/><draw:image xlink:href="./ObjectReplacements/Object 134" xlink:type="simple" xlink:show="embed" xlink:actuate="onLoad"/></draw:frame><text:span text:style-name="T23"><text:s/>и </text:span><draw:frame draw:style-name="fr1" draw:name="Object142" text:anchor-type="as-char" svg:width="2.746cm" svg:height="0.594cm" draw:z-index="276"><draw:object xlink:href="./Object 135" xlink:type="simple" xlink:show="embed" xlink:actuate="onLoad"/><draw:image xlink:href="./ObjectReplacements/Object 135" xlink:type="simple" xlink:show="embed" xlink:actuate="onLoad"/></draw:frame><draw:custom-shape text:anchor-type="char" draw:z-index="124" draw:name="Rectangle 13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. Вклады для среднего<text:line-break/>эффекта сходства составляют </text:span><draw:frame draw:style-name="fr1" draw:name="Object143" text:anchor-type="as-char" svg:width="2.512cm" svg:height="0.594cm" draw:z-index="277"><draw:object xlink:href="./Object 136" xlink:type="simple" xlink:show="embed" xlink:actuate="onLoad"/><draw:image xlink:href="./ObjectReplacements/Object 136" xlink:type="simple" xlink:show="embed" xlink:actuate="onLoad"/></draw:frame><text:span text:style-name="T23"><text:s/></text:span><draw:custom-shape text:anchor-type="char" draw:z-index="125" draw:name="Rectangle 13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<text:s/>и </text:span><draw:frame draw:style-name="fr1" draw:name="Object144" text:anchor-type="as-char" svg:width="2.512cm" svg:height="0.594cm" draw:z-index="278"><draw:object xlink:href="./Object 137" xlink:type="simple" xlink:show="embed" xlink:actuate="onLoad"/><draw:image xlink:href="./ObjectReplacements/Object 137" xlink:type="simple" xlink:show="embed" xlink:actuate="onLoad"/></draw:frame><draw:custom-shape text:anchor-type="char" draw:z-index="126" draw:name="Rectangle 13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. Это показывает, что влияние связей на эффекты сходства зависит только от того, имеют ли они большие или меньшие значения, чем у рассматриваемого актора, а не от того, насколько эти значения больше. Это также показывает, что для эффектов сходства важна дисперсия ценностей связей, а не<text:line-break/>а не только их среднее значение, в то время как для эффекта среднего изменения имеет значение только среднее значение.</text:span></text:p>
      <text:p text:style-name="P108" loext:marker-style-name="T23"><text:span text:style-name="T23">Не все эффекты могут быть описаны как изменение некоторой функции полезности. В таких случаях используются элементарные эффекты [8].</text:span><text:span text:style-name="T23"/></text:p>
      <text:p text:style-name="P108" loext:marker-style-name="T23"><text:span text:style-name="T23">Элементарный эффект - это вклад в создание или поддержание связи, определённый напрямую, то есть без выражения его на основе изменения какой-либо функции оценки. Это означает, что элементарные эффекты более общие, чем эффекты оценки, и все эффекты могут быть представлены как элементарные эффекты. Однако для удобства интерпретации предпочтительно использовать формулировку функции оценки.</text:span><text:span text:style-name="T23"/></text:p>
      <text:p text:style-name="P108" loext:marker-style-name="T23"><text:span text:style-name="T23">Элементарные эффекты могут применяться аналогично к созданию и поддержанию связи; или они могут применяться исключительно к созданию связи или исключительно к поддержанию связи.</text:span><text:span text:style-name="T23"/></text:p>
      <text:p text:style-name="P108" loext:marker-style-name="T23"><text:span text:style-name="T23">Пример ситуации, когда невозможно описать как изменение функции полезности - тенденция к созданию связных троек (транзитивные замыкания). Если актор </text:span><draw:custom-shape text:anchor-type="char" draw:z-index="127" draw:name="Rectangle 133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0">i</text:span><text:span text:style-name="T23"> является центральным в тройке, то связи, приводящие к замыканию, представлены как</text:span><draw:custom-shape text:anchor-type="char" draw:z-index="128" draw:name="Rectangle 134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 </text:span><draw:frame draw:style-name="fr1" draw:name="Object145" text:anchor-type="as-char" svg:width="0.834cm" svg:height="0.471cm" draw:z-index="279"><draw:object xlink:href="./Object 138" xlink:type="simple" xlink:show="embed" xlink:actuate="onLoad"/><draw:image xlink:href="./ObjectReplacements/Object 138" xlink:type="simple" xlink:show="embed" xlink:actuate="onLoad"/></draw:frame><draw:custom-shape text:anchor-type="char" draw:z-index="129" draw:name="Rectangle 135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<text:s/>и </text:span><draw:custom-shape text:anchor-type="char" draw:z-index="130" draw:name="Rectangle 136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46" text:anchor-type="as-char" svg:width="0.859cm" svg:height="0.471cm" draw:z-index="280"><draw:object xlink:href="./Object 139" xlink:type="simple" xlink:show="embed" xlink:actuate="onLoad"/><draw:image xlink:href="./ObjectReplacements/Object 139" xlink:type="simple" xlink:show="embed" xlink:actuate="onLoad"/></draw:frame><text:span text:style-name="T23">. Однако первая связь подразумевает создание пути </text:span><draw:custom-shape text:anchor-type="char" draw:z-index="131" draw:name="Rectangle 137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<text:s/></text:span><draw:frame draw:style-name="fr1" draw:name="Object147" text:anchor-type="as-char" svg:width="1.565cm" svg:height="0.471cm" draw:z-index="281"><draw:object xlink:href="./Object 140" xlink:type="simple" xlink:show="embed" xlink:actuate="onLoad"/><draw:image xlink:href="./ObjectReplacements/Object 140" xlink:type="simple" xlink:show="embed" xlink:actuate="onLoad"/></draw:frame><draw:custom-shape text:anchor-type="char" draw:z-index="132" draw:name="Rectangle 138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3" draw:name="Rectangle 139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, в то время как вторая связь означает установление связи с актором </text:span><draw:custom-shape text:anchor-type="char" draw:z-index="134" draw:name="Rectangle 140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h</text:span><text:span text:style-name="T23">. Актор </text:span><draw:custom-shape text:anchor-type="char" draw:z-index="135" draw:name="Rectangle 141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h</text:span><text:span text:style-name="T23">, в свою очередь, делает тот же исходящий выбор для третьего актора </text:span><draw:custom-shape text:anchor-type="char" draw:z-index="136" draw:name="Rectangle 142" draw:style-name="gr2" draw:text-style-name="P123" drawooo:display="none" svg:width="1.765cm" svg:height="1.765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j</text:span><text:span text:style-name="T23">, что указывает на структурную эквивалентность; таким образом, это различные процессы. </text:span></text:p>
      <text:p text:style-name="P106" loext:marker-style-name="T23"><text:span text:style-name="T23"><text:tab/>Таким образом полученные оценки можно интерпретировать так: <text:s/></text:span><text:span text:style-name="T23"/></text:p>
      <text:list text:style-name="WWNum12">
        <text:list-item>
          <text:p text:style-name="P56" loext:marker-style-name="T23"><text:span text:style-name="T28">Количество исходящих связей</text:span><text:span text:style-name="T23"> указывает на то, что с увеличением исходящих степеней снижается вероятность появления новой связи.</text:span></text:p>
        </text:list-item>
        <text:list-item>
          <text:p text:style-name="P56" loext:marker-style-name="T23"><text:soft-page-break/><text:span text:style-name="T28">Зависимость скорости</text:span><text:span text:style-name="T23"> (параметра </text:span><draw:frame draw:style-name="fr1" draw:name="Object148" text:anchor-type="as-char" svg:width="0.305cm" svg:height="0.534cm" draw:z-index="282"><draw:object xlink:href="./Object 141" xlink:type="simple" xlink:show="embed" xlink:actuate="onLoad"/><draw:image xlink:href="./ObjectReplacements/Object 141" xlink:type="simple" xlink:show="embed" xlink:actuate="onLoad"/></draw:frame><text:span text:style-name="T23"><text:s/>для актора </text:span><draw:frame draw:style-name="fr1" draw:name="Object149" text:anchor-type="as-char" svg:width="0.129cm" svg:height="0.471cm" draw:z-index="283"><draw:object xlink:href="./Object 142" xlink:type="simple" xlink:show="embed" xlink:actuate="onLoad"/><draw:image xlink:href="./ObjectReplacements/Object 142" xlink:type="simple" xlink:show="embed" xlink:actuate="onLoad"/></draw:frame><text:span text:style-name="T23">) </text:span><text:span text:style-name="T28">от количества исходящих степеней</text:span><text:span text:style-name="T23">: c увеличением числа связей актор увеличивает частоту принятия решений.</text:span></text:p>
        </text:list-item>
        <text:list-item>
          <text:p text:style-name="P56" loext:marker-style-name="T23"><text:span text:style-name="T28">Транзитивные тройки</text:span><text:span text:style-name="T23">: показывает количество транзитивных паттернов относительно актора </text:span><draw:frame draw:style-name="fr1" draw:name="Object150" text:anchor-type="as-char" svg:width="0.129cm" svg:height="0.471cm" draw:z-index="284"><draw:object xlink:href="./Object 143" xlink:type="simple" xlink:show="embed" xlink:actuate="onLoad"/><draw:image xlink:href="./ObjectReplacements/Object 143" xlink:type="simple" xlink:show="embed" xlink:actuate="onLoad"/></draw:frame><text:span text:style-name="T23">. Для двух акторов, где каждый из них является соавтором с </text:span><draw:frame draw:style-name="fr1" draw:name="Object151" text:anchor-type="as-char" svg:width="0.129cm" svg:height="0.471cm" draw:z-index="285"><draw:object xlink:href="./Object 144" xlink:type="simple" xlink:show="embed" xlink:actuate="onLoad"/><draw:image xlink:href="./ObjectReplacements/Object 144" xlink:type="simple" xlink:show="embed" xlink:actuate="onLoad"/></draw:frame><text:span text:style-name="T23"><text:s/>индивидуально, вероятность стать соавторами увеличивается </text:span><draw:frame draw:style-name="fr1" draw:name="Object152" text:anchor-type="as-char" svg:width="3.875cm" svg:height="0.522cm" draw:z-index="286"><draw:object xlink:href="./Object 145" xlink:type="simple" xlink:show="embed" xlink:actuate="onLoad"/><draw:image xlink:href="./ObjectReplacements/Object 145" xlink:type="simple" xlink:show="embed" xlink:actuate="onLoad"/></draw:frame><text:span text:style-name="T23"><text:s/>раза.</text:span></text:p>
        </text:list-item>
        <text:list-item>
          <text:p text:style-name="P56" loext:marker-style-name="T23"><text:span text:style-name="T28">Влияние стажа на эффект транзитивных троек</text:span><text:span text:style-name="T23"> <text:s/>означает, что с увеличением стажа ослабевает эффект транзитивных троек.</text:span></text:p>
        </text:list-item>
      </text:list>
      <text:p text:style-name="Standard"/>
      <text:list text:continue-list="list23713650506932" text:style-name="WWNum1">
        <text:list-item>
          <text:h text:style-name="P44" text:outline-level="1" loext:marker-style-name="T1"><text:bookmark-start text:name="_Toc167201630"/><text:bookmark-start text:name="_Toc167203330"/><text:bookmark-start text:name="_Toc167201901"/><text:span text:style-name="T1">Построение имитационной модели</text:span><text:bookmark-end text:name="_Toc167201630"/><text:bookmark-end text:name="_Toc167203330"/><text:bookmark-end text:name="_Toc167201901"/><text:span text:style-name="T1"/></text:h>
          <text:list>
            <text:list-item>
              <text:h text:style-name="P45" text:outline-level="2" loext:marker-style-name="T1"><text:bookmark-start text:name="_Toc167203331"/><text:span text:style-name="T1">Описание модели</text:span><text:bookmark-end text:name="_Toc167203331"/><text:span text:style-name="T1"/></text:h>
            </text:list-item>
            <text:list-item>
              <text:h text:style-name="P45" text:outline-level="2" loext:marker-style-name="T1"><text:bookmark-start text:name="_Toc167203332"/><text:span text:style-name="T1">Допущения</text:span><text:bookmark-end text:name="_Toc167203332"/><text:span text:style-name="T1"/></text:h>
            </text:list-item>
            <text:list-item>
              <text:h text:style-name="P45" text:outline-level="2" loext:marker-style-name="T1"><text:bookmark-start text:name="_Toc167203333"/><text:span text:style-name="T1">Описание работы имитационной модели</text:span><text:bookmark-end text:name="_Toc167203333"/><text:span text:style-name="T1"/></text:h>
            </text:list-item>
          </text:list>
        </text:list-item>
      </text:list>
      <text:h text:style-name="P47" text:outline-level="2" loext:marker-style-name="T1"><text:bookmark-start text:name="_Toc167203334"/><text:span text:style-name="T1">4.4 Оценка работы имитационной модели</text:span><text:bookmark-end text:name="_Toc167203334"/><text:span text:style-name="T1"/></text:h>
      <text:h text:style-name="P42" text:outline-level="1" loext:marker-style-name="T1"><text:bookmark-start text:name="_Toc167201631"/><text:bookmark-start text:name="_Toc167203335"/><text:bookmark-start text:name="_Toc167201902"/><text:span text:style-name="T1">Заключение</text:span><text:bookmark-end text:name="_Toc167201631"/><text:bookmark-end text:name="_Toc167203335"/><text:bookmark-end text:name="_Toc167201902"/><text:span text:style-name="T1"/></text:h>
      <text:h text:style-name="P42" text:outline-level="1" loext:marker-style-name="T1"><text:bookmark-start text:name="_Toc167201632"/><text:bookmark-start text:name="_Toc167203336"/><text:bookmark-start text:name="_Toc167201903"/><text:span text:style-name="T1">Список использованных источников и литературы</text:span><text:bookmark-end text:name="_Toc167201632"/><text:bookmark-end text:name="_Toc167203336"/><text:bookmark-end text:name="_Toc167201903"/><text:span text:style-name="T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706cm" fo:margin-bottom="0.071cm" style:contextual-spacing="false" fo:line-height="100%" fo:keep-together="always" fo:keep-with-next="always"/>
      <style:text-properties fo:text-transform="uppercase" style:font-name="Times New Roman" fo:font-family="'Times New Roman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12cm" fo:margin-bottom="0cm" style:contextual-spacing="false" fo:line-height="100%" fo:keep-together="always" fo:keep-with-next="always"/>
      <style:text-properties fo:text-transform="uppercase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12cm" fo:margin-bottom="0cm" style:contextual-spacing="false" fo:line-height="100%" fo:keep-together="always" fo:keep-with-next="always"/>
      <style:text-properties fo:font-variant="small-caps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212cm" fo:margin-bottom="0cm" style:contextual-spacing="false" fo:keep-together="always" fo:keep-with-next="always"/>
      <style:text-properties fo:text-transform="uppercase"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212cm" fo:margin-bottom="0cm" style:contextual-spacing="false" fo:keep-together="always" fo:keep-with-next="always"/>
      <style:text-properties fo:text-transform="uppercase"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212cm" fo:margin-bottom="0cm" style:contextual-spacing="false" fo:keep-together="always" fo:keep-with-next="always"/>
      <style:text-properties fo:text-transform="uppercase" fo:color="#262626" loext:opacity="100%" style:font-name="Times New Roman" fo:font-family="'Times New Roman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212cm" fo:margin-bottom="0cm" style:contextual-spacing="false" fo:keep-together="always" fo:keep-with-next="always"/>
      <style:text-properties fo:text-transform="uppercase" fo:color="#262626" loext:opacity="100%" style:font-name="Times New Roman" fo:font-family="'Times New Roman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212cm" fo:margin-bottom="0cm" style:contextual-spacing="false" fo:keep-together="always" fo:keep-with-next="always"/>
      <style:text-properties fo:text-transform="uppercase" fo:color="#7f7f7f" loext:opacity="100%" style:font-name="Times New Roman" fo:font-family="'Times New Roman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212cm" fo:margin-bottom="0cm" style:contextual-spacing="false" fo:keep-together="always" fo:keep-with-next="always"/>
      <style:text-properties fo:text-transform="uppercase" fo:color="#7f7f7f" loext:opacity="100%" style:font-name="Times New Roman" fo:font-family="'Times New Roman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caption" style:family="paragraph" style:parent-style-name="Standard" style:next-style-name="Standard">
      <style:paragraph-properties fo:line-height="100%"/>
      <style:text-properties fo:font-variant="small-caps" fo:color="#595959" loext:opacity="100%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fo:text-transform="uppercase" fo:color="#404040" loext:opacity="100%" style:font-name="Times New Roman" fo:font-family="'Times New Roman'" style:font-family-generic="roman" style:font-pitch="variable" fo:font-size="36pt" fo:letter-spacing="-0.018cm" style:font-name-asian="F" style:font-family-generic-asian="system" style:font-pitch-asian="variable" style:font-size-asian="36pt" style:font-name-complex="F" style:font-family-generic-complex="system" style:font-pitch-complex="variable" style:font-size-complex="36pt">
        <loext:char-complex-color loext:theme-type="dark1" loext:color-type="theme">
          <loext:transformation loext:type="tint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font-variant="small-caps" fo:color="#595959" loext:opacity="100%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Quote_20_Char">
      <style:paragraph-properties fo:margin-left="1.27cm" fo:margin-right="1.27cm" fo:margin-top="0.282cm" fo:margin-bottom="0.282cm" style:contextual-spacing="false" fo:line-height="100%"/>
      <style:text-properties style:font-name="Times New Roman" fo:font-family="'Times New Roman'" style:font-family-generic="roman" style:font-pitch="variable" fo:font-size="12.5pt" style:font-name-asian="F" style:font-family-generic-asian="system" style:font-pitch-asian="variable" style:font-size-asian="12.5pt" style:font-name-complex="F" style:font-family-generic-complex="system" style:font-pitch-complex="variable" style:font-size-complex="12.5pt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905cm" fo:margin-right="1.905cm" fo:margin-top="0.494cm" fo:margin-bottom="0.494cm" style:contextual-spacing="false" fo:line-height="100%" fo:text-align="center" style:justify-single-word="false"/>
      <style:text-properties fo:color="#404040" loext:opacity="100%" fo:font-size="16pt" style:font-size-asian="16pt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First_20_Paragraph" style:display-name="First Paragraph" style:family="paragraph" style:parent-style-name="Text_20_body" style:next-style-name="Text_20_body">
      <style:paragraph-properties fo:margin-top="0.318cm" fo:margin-bottom="0.318cm" style:contextual-spacing="false" fo:line-height="100%"/>
      <style:text-properties fo:font-size="12pt" fo:language="en" fo:country="US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text-transform="uppercase" style:font-name="Times New Roman" fo:font-family="'Times New Roman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_20__28_WW_29_" loext:linked-style-name="Heading_20_2">
      <style:text-properties fo:text-transform="uppercase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_20__28_WW_29_" loext:linked-style-name="Heading_20_3">
      <style:text-properties fo:font-variant="small-caps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_20__28_WW_29_" loext:linked-style-name="Heading_20_4">
      <style:text-properties fo:text-transform="uppercase"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5_20_Char" style:display-name="Heading 5 Char" style:family="text" style:parent-style-name="Default_20_Paragraph_20_Font_20__28_WW_29_" loext:linked-style-name="Heading_20_5">
      <style:text-properties fo:text-transform="uppercase"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_20_Char" style:display-name="Heading 6 Char" style:family="text" style:parent-style-name="Default_20_Paragraph_20_Font_20__28_WW_29_" loext:linked-style-name="Heading_20_6">
      <style:text-properties fo:text-transform="uppercase" fo:color="#262626" loext:opacity="100%" style:font-name="Times New Roman" fo:font-family="'Times New Roman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text-transform="uppercase" fo:color="#262626" loext:opacity="100%" style:font-name="Times New Roman" fo:font-family="'Times New Roman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text-transform="uppercase" fo:color="#7f7f7f" loext:opacity="100%" style:font-name="Times New Roman" fo:font-family="'Times New Roman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text-transform="uppercase" fo:color="#7f7f7f" loext:opacity="100%" style:font-name="Times New Roman" fo:font-family="'Times New Roman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text-transform="uppercase" fo:color="#404040" loext:opacity="100%" style:font-name="Times New Roman" fo:font-family="'Times New Roman'" style:font-family-generic="roman" style:font-pitch="variable" fo:font-size="36pt" fo:letter-spacing="-0.018cm" style:font-name-asian="F" style:font-family-generic-asian="system" style:font-pitch-asian="variable" style:font-size-asian="36pt" style:font-name-complex="F" style:font-family-generic-complex="system" style:font-pitch-complex="variable" style:font-size-complex="36pt">
        <loext:char-complex-color loext:theme-type="dark1" loext:color-type="theme">
          <loext:transformation loext:type="tint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font-variant="small-caps" fo:color="#595959" loext:opacity="100%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_20__28_WW_29_" loext:linked-style-name="Quote">
      <style:text-properties style:font-name="Times New Roman" fo:font-family="'Times New Roman'" style:font-family-generic="roman" style:font-pitch="variable" fo:font-size="12.5pt" style:font-name-asian="F" style:font-family-generic-asian="system" style:font-pitch-asian="variable" style:font-size-asian="12.5pt" style:font-name-complex="F" style:font-family-generic-complex="system" style:font-pitch-complex="variable" style:font-size-complex="12.5pt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04040" loext:opacity="100%" fo:font-size="16pt" style:font-size-asian="16pt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Subtle_20_Emphasis" style:display-name="Subtle Emphasis" style:family="text" style:parent-style-name="Default_20_Paragraph_20_Font_20__28_WW_29_"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_20__28_WW_29_">
      <style:text-properties fo:font-variant="small-caps" fo:color="#404040" loext:opacity="100%" style:text-underline-style="solid" style:text-underline-width="auto" style:text-underline-color="#7f7f7f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style:use-window-font-color="true" loext:opacity="0%" fo:letter-spacing="0.005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_20__28_WW_29_">
      <style:text-properties fo:font-variant="small-caps" fo:letter-spacing="0.012cm"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Char1" style:display-name="Body Text Char1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-asian="Arial2" style:font-family-asian="Aria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847cm" fo:margin-left="1.27cm"/>
        </style:list-level-properties>
        <style:text-properties style:font-name="Symbol1"/>
      </text:list-level-style-bullet>
      <text:list-level-style-bullet text:level="2" text:style-name="ListLabel_20_20" loext:num-list-format="" style:num-suffix="" text:bullet-char="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847cm" fo:margin-left="3.81cm"/>
        </style:list-level-properties>
        <style:text-properties style:font-name="Symbol1"/>
      </text:list-level-style-bullet>
      <text:list-level-style-bullet text:level="4" text:style-name="ListLabel_20_22" loext:num-list-format="" style:num-suffix="" text:bullet-char="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847cm" fo:margin-left="6.35cm"/>
        </style:list-level-properties>
        <style:text-properties style:font-name="Symbol1"/>
      </text:list-level-style-bullet>
      <text:list-level-style-bullet text:level="6" text:style-name="ListLabel_20_24" loext:num-list-format="" style:num-suffix="" text:bullet-char="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847cm" fo:margin-left="8.89cm"/>
        </style:list-level-properties>
        <style:text-properties style:font-name="Symbol1"/>
      </text:list-level-style-bullet>
      <text:list-level-style-bullet text:level="8" text:style-name="ListLabel_20_26" loext:num-list-format="" style:num-suffix="" text:bullet-char="">
        <style:list-level-properties text:list-level-position-and-space-mode="label-alignment">
          <style:list-level-label-alignment text:label-followed-by="listtab" fo:text-indent="-0.847cm" fo:margin-left="10.16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847cm" fo:margin-left="11.43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5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5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1.27cm"/>
        </style:list-level-properties>
        <style:text-properties style:font-name="Symbol1"/>
      </text:list-level-style-bullet>
      <text:list-level-style-bullet text:level="2" text:style-name="ListLabel_20_56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Symbol1"/>
      </text:list-level-style-bullet>
      <text:list-level-style-bullet text:level="3" text:style-name="ListLabel_20_57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3.81cm"/>
        </style:list-level-properties>
        <style:text-properties style:font-name="Symbol1"/>
      </text:list-level-style-bullet>
      <text:list-level-style-bullet text:level="4" text:style-name="ListLabel_20_58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Symbol1"/>
      </text:list-level-style-bullet>
      <text:list-level-style-bullet text:level="5" text:style-name="ListLabel_20_59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6.35cm"/>
        </style:list-level-properties>
        <style:text-properties style:font-name="Symbol1"/>
      </text:list-level-style-bullet>
      <text:list-level-style-bullet text:level="6" text:style-name="ListLabel_20_60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Symbol1"/>
      </text:list-level-style-bullet>
      <text:list-level-style-bullet text:level="7" text:style-name="ListLabel_20_61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8.89cm"/>
        </style:list-level-properties>
        <style:text-properties style:font-name="Symbol1"/>
      </text:list-level-style-bullet>
      <text:list-level-style-bullet text:level="8" text:style-name="ListLabel_20_62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10.16cm"/>
        </style:list-level-properties>
        <style:text-properties style:font-name="Symbol1"/>
      </text:list-level-style-bullet>
      <text:list-level-style-bullet text:level="9" text:style-name="ListLabel_20_63" loext:num-list-format="" style:num-suffix="" text:bullet-char="">
        <style:list-level-properties text:list-level-position-and-space-mode="label-alignment">
          <style:list-level-label-alignment text:label-followed-by="listtab" fo:text-indent="-0.847cm" fo:margin-left="11.43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ергей</meta:initial-creator>
    <meta:editing-cycles>15</meta:editing-cycles>
    <meta:creation-date>2024-05-21T08:39:00</meta:creation-date>
    <dc:date>2024-05-22T02:37:12.415000000</dc:date>
    <meta:editing-duration>PT10H12M55S</meta:editing-duration>
    <meta:generator>LibreOffice/24.2.3.2$Windows_X86_64 LibreOffice_project/433d9c2ded56988e8a90e6b2e771ee4e6a5ab2ba</meta:generator>
    <meta:document-statistic meta:table-count="25" meta:image-count="0" meta:object-count="149" meta:page-count="16" meta:paragraph-count="269" meta:word-count="2974" meta:character-count="22077" meta:non-whitespace-character-count="19253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X</mi>
      <mrow>
        <mo fence="true" form="prefix" stretchy="true">(</mo>
        <mrow>
          <mi>t</mi>
        </mrow>
        <mo fence="true" form="postfix" stretchy="true">)</mo>
      </mrow>
    </mrow>
    <annotation encoding="StarMath 5.0">X left (t right )</annotation>
  </semantics>
</math>
</file>

<file path=Object 10/content.xml><?xml version="1.0" encoding="utf-8"?>
<math xmlns="http://www.w3.org/1998/Math/MathML" display="block">
  <semantics>
    <msub>
      <mi>δ</mi>
      <mn>1</mn>
    </msub>
    <annotation encoding="StarMath 5.0">{δ} rsub {1}</annotation>
  </semantics>
</math>
</file>

<file path=Object 100/content.xml><?xml version="1.0" encoding="utf-8"?>
<math xmlns="http://www.w3.org/1998/Math/MathML" display="block">
  <semantics>
    <mrow>
      <munderover>
        <mo stretchy="false">∑</mo>
        <mrow>
          <mi>m</mi>
          <mo stretchy="false">=</mo>
          <mn>1</mn>
        </mrow>
        <mrow>
          <mi>M</mi>
          <mo stretchy="false">−</mo>
          <mn>1</mn>
        </mrow>
      </munderover>
      <msub>
        <mi>A</mi>
        <mi>k</mi>
      </msub>
    </mrow>
    <annotation encoding="StarMath 5.0">sum from {m=1 } to {M-1 } {{A} rsub {k}}</annotation>
  </semantics>
</math>
</file>

<file path=Object 101/content.xml><?xml version="1.0" encoding="utf-8"?>
<math xmlns="http://www.w3.org/1998/Math/MathML" display="block">
  <semantics>
    <mrow>
      <mo fence="true" form="prefix" stretchy="true">(</mo>
      <mrow>
        <mrow>
          <mrow>
            <mi>k</mi>
            <mo stretchy="false">=</mo>
            <mn>1</mn>
          </mrow>
          <mi>,</mi>
          <mn>..</mn>
          <mi>,</mi>
          <msub>
            <mi>K</mi>
            <mi>α</mi>
          </msub>
        </mrow>
      </mrow>
      <mo fence="true" form="postfix" stretchy="true">)</mo>
    </mrow>
    <annotation encoding="StarMath 5.0">left (k=1,.., {K} rsub {α} right )</annotation>
  </semantics>
</math>
</file>

<file path=Object 102/content.xml><?xml version="1.0" encoding="utf-8"?>
<math xmlns="http://www.w3.org/1998/Math/MathML" display="block">
  <semantics>
    <mrow>
      <munderover>
        <mo stretchy="false">∑</mo>
        <mrow>
          <mi>m</mi>
          <mo stretchy="false">=</mo>
          <mn>1</mn>
        </mrow>
        <mrow>
          <mi>M</mi>
          <mo stretchy="false">−</mo>
          <mn>1</mn>
        </mrow>
      </munderover>
      <msub>
        <mi>s</mi>
        <mi>k</mi>
      </msub>
    </mrow>
    <annotation encoding="StarMath 5.0">sum from {m=1 } to {M-1 } {{s} rsub {k}}</annotation>
  </semantics>
</math>
</file>

<file path=Object 103/content.xml><?xml version="1.0" encoding="utf-8"?>
<math xmlns="http://www.w3.org/1998/Math/MathML" display="block">
  <semantics>
    <mrow>
      <mo fence="true" form="prefix" stretchy="true">(</mo>
      <mrow>
        <mrow>
          <mrow>
            <mi>k</mi>
            <mo stretchy="false">=</mo>
            <mn>1</mn>
          </mrow>
          <mi>,</mi>
          <mn>..</mn>
          <mi>,</mi>
          <msub>
            <mi>K</mi>
            <mi>β</mi>
          </msub>
        </mrow>
      </mrow>
      <mo fence="true" form="postfix" stretchy="true">)</mo>
    </mrow>
    <annotation encoding="StarMath 5.0">left (k =1,.., {K} rsub {β} right )</annotation>
  </semantics>
</math>
</file>

<file path=Object 104/content.xml><?xml version="1.0" encoding="utf-8"?>
<math xmlns="http://www.w3.org/1998/Math/MathML" display="block">
  <semantics>
    <msub>
      <mi>K</mi>
      <mi>α</mi>
    </msub>
    <annotation encoding="StarMath 5.0">{K} rsub {α}</annotation>
  </semantics>
</math>
</file>

<file path=Object 105/content.xml><?xml version="1.0" encoding="utf-8"?>
<math xmlns="http://www.w3.org/1998/Math/MathML" display="block">
  <semantics>
    <msub>
      <mi>K</mi>
      <mi>β</mi>
    </msub>
    <annotation encoding="StarMath 5.0">{K} rsub {β}</annotation>
  </semantics>
</math>
</file>

<file path=Object 106/content.xml><?xml version="1.0" encoding="utf-8"?>
<math xmlns="http://www.w3.org/1998/Math/MathML" display="block">
  <semantics>
    <mi>α</mi>
    <annotation encoding="StarMath 5.0">α</annotation>
  </semantics>
</math>
</file>

<file path=Object 107/content.xml><?xml version="1.0" encoding="utf-8"?>
<math xmlns="http://www.w3.org/1998/Math/MathML" display="block">
  <semantics>
    <mi>β</mi>
    <annotation encoding="StarMath 5.0">β</annotation>
  </semantics>
</math>
</file>

<file path=Object 108/content.xml><?xml version="1.0" encoding="utf-8"?>
<math xmlns="http://www.w3.org/1998/Math/MathML" display="block">
  <semantics>
    <mrow>
      <msub>
        <mi>X</mi>
        <mrow>
          <mi>i</mi>
          <mi>,</mi>
          <mi>j</mi>
        </mrow>
      </msub>
      <mo stretchy="false">=</mo>
      <msub>
        <mi>X</mi>
        <mrow>
          <mi>j</mi>
          <mi>,</mi>
          <mi>i</mi>
        </mrow>
      </msub>
    </mrow>
    <annotation encoding="StarMath 5.0">{X} rsub {i,j} = {X} rsub {j,i}</annotation>
  </semantics>
</math>
</file>

<file path=Object 109/content.xml><?xml version="1.0" encoding="utf-8"?>
<math xmlns="http://www.w3.org/1998/Math/MathML" display="block">
  <semantics>
    <mrow>
      <msub>
        <mi>X</mi>
        <mrow>
          <mi>i</mi>
          <mi>,</mi>
          <mi>j</mi>
        </mrow>
      </msub>
      <mi>∈</mi>
      <mn>0</mn>
      <mn>,1</mn>
    </mrow>
    <annotation encoding="StarMath 5.0">{X} rsub {i,j} ∈0,1</annotation>
  </semantics>
</math>
</file>

<file path=Object 11/content.xml><?xml version="1.0" encoding="utf-8"?>
<math xmlns="http://www.w3.org/1998/Math/MathML" display="block">
  <semantics>
    <msub>
      <mi>λ</mi>
      <mn>1</mn>
    </msub>
    <annotation encoding="StarMath 5.0">{λ} rsub {1}</annotation>
  </semantics>
</math>
</file>

<file path=Object 110/content.xml><?xml version="1.0" encoding="utf-8"?>
<math xmlns="http://www.w3.org/1998/Math/MathML" display="block">
  <semantics>
    <mrow>
      <mi>i</mi>
      <mi>↔</mi>
      <mi>j</mi>
    </mrow>
    <annotation encoding="StarMath 5.0">i↔j</annotation>
  </semantics>
</math>
</file>

<file path=Object 111/content.xml><?xml version="1.0" encoding="utf-8"?>
<math xmlns="http://www.w3.org/1998/Math/MathML" display="block">
  <semantics>
    <mrow>
      <mo fence="true" form="prefix" stretchy="true">(</mo>
      <mrow>
        <mrow>
          <mi>i</mi>
          <mi>,</mi>
          <mi>j</mi>
        </mrow>
      </mrow>
      <mo fence="true" form="postfix" stretchy="true">)</mo>
    </mrow>
    <annotation encoding="StarMath 5.0">left (i,j right )</annotation>
  </semantics>
</math>
</file>

<file path=Object 112/content.xml><?xml version="1.0" encoding="utf-8"?>
<math xmlns="http://www.w3.org/1998/Math/MathML" display="block">
  <semantics>
    <mrow>
      <mi>i</mi>
      <mi>↔</mi>
      <mi>j</mi>
    </mrow>
    <annotation encoding="StarMath 5.0">i↔j</annotation>
  </semantics>
</math>
</file>

<file path=Object 113/content.xml><?xml version="1.0" encoding="utf-8"?>
<math xmlns="http://www.w3.org/1998/Math/MathML" display="block">
  <semantics>
    <mrow>
      <mn>0</mn>
      <mn>,1</mn>
    </mrow>
    <annotation encoding="StarMath 5.0">0,1</annotation>
  </semantics>
</math>
</file>

<file path=Object 114/content.xml><?xml version="1.0" encoding="utf-8"?>
<math xmlns="http://www.w3.org/1998/Math/MathML" display="block">
  <semantics>
    <mrow>
      <msubsup>
        <mi>f</mi>
        <mi>i</mi>
        <mi mathvariant="italic">net</mi>
      </msubsup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stretchy="false">∑</mo>
          <mrow>
            <msubsup>
              <mi>β</mi>
              <mi>k</mi>
              <mi mathvariant="italic">net</mi>
            </msubsup>
            <msubsup>
              <mi>s</mi>
              <mi mathvariant="italic">ik</mi>
              <mi mathvariant="italic">net</mi>
            </msubsup>
            <mrow>
              <mo fence="true" form="prefix" stretchy="true">(</mo>
              <mrow>
                <mi>x</mi>
              </mrow>
              <mo fence="true" form="postfix" stretchy="true">)</mo>
            </mrow>
          </mrow>
        </mrow>
      </mrow>
    </mrow>
    <annotation encoding="StarMath 5.0">{f} rsub {i} rsup {net} left (x right ) = sum {{β } rsub {k} rsup {net} {s} rsub {ik} rsup {net} left (x right )}</annotation>
  </semantics>
</math>
</file>

<file path=Object 115/content.xml><?xml version="1.0" encoding="utf-8"?>
<math xmlns="http://www.w3.org/1998/Math/MathML" display="block">
  <semantics>
    <mrow>
      <msubsup>
        <mi>s</mi>
        <mrow>
          <mn>1</mn>
          <mi>k</mi>
        </mrow>
        <mrow>
          <mi mathvariant="italic">be</mi>
          <mi>h</mi>
        </mrow>
      </msubsup>
      <mrow>
        <mrow>
          <mo fence="true" form="prefix" stretchy="true">(</mo>
          <mrow>
            <mrow>
              <mi>x</mi>
              <mi>,</mi>
              <mi>z</mi>
            </mrow>
          </mrow>
          <mo fence="true" form="postfix" stretchy="true">)</mo>
        </mrow>
        <mo stretchy="false">=</mo>
        <msub>
          <mi>z</mi>
          <mi>i</mi>
        </msub>
      </mrow>
      <msubsup>
        <mi>s</mi>
        <mi mathvariant="italic">ik</mi>
        <mn>0</mn>
      </msubsup>
      <mrow>
        <mo fence="true" form="prefix" stretchy="true">(</mo>
        <mrow>
          <mrow>
            <mi>x</mi>
            <mi>,</mi>
            <mi>z</mi>
          </mrow>
        </mrow>
        <mo fence="true" form="postfix" stretchy="true">)</mo>
      </mrow>
    </mrow>
    <annotation encoding="StarMath 5.0">{s} rsub {1 k} rsup {be h} left (x , z right ) = {z} rsub {i} {s} rsub {ik} rsup {0} left (x , z right )</annotation>
  </semantics>
</math>
</file>

<file path=Object 116/content.xml><?xml version="1.0" encoding="utf-8"?>
<math xmlns="http://www.w3.org/1998/Math/MathML" display="block">
  <semantics>
    <mrow>
      <msubsup>
        <mi>s</mi>
        <mi mathvariant="italic">ik</mi>
        <mn>0</mn>
      </msubsup>
      <mrow>
        <mo fence="true" form="prefix" stretchy="true">(</mo>
        <mrow>
          <mrow>
            <mi>x</mi>
            <mi>,</mi>
            <mi>z</mi>
          </mrow>
        </mrow>
        <mo fence="true" form="postfix" stretchy="true">)</mo>
      </mrow>
    </mrow>
    <annotation encoding="StarMath 5.0">{s} rsub {ik} rsup {0} left (x , z right )</annotation>
  </semantics>
</math>
</file>

<file path=Object 117/content.xml><?xml version="1.0" encoding="utf-8"?>
<math xmlns="http://www.w3.org/1998/Math/MathML" display="block">
  <semantics>
    <msub>
      <mi>z</mi>
      <mi>i</mi>
    </msub>
    <annotation encoding="StarMath 5.0">{z} rsub {i}</annotation>
  </semantics>
</math>
</file>

<file path=Object 118/content.xml><?xml version="1.0" encoding="utf-8"?>
<math xmlns="http://www.w3.org/1998/Math/MathML" display="block">
  <semantics>
    <msub>
      <mi>z</mi>
      <mi>j</mi>
    </msub>
    <annotation encoding="StarMath 5.0">{z} rsub {j}</annotation>
  </semantics>
</math>
</file>

<file path=Object 119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δ</mi>
      <mn>2</mn>
    </msub>
    <annotation encoding="StarMath 5.0">{δ} rsub {2}</annotation>
  </semantics>
</math>
</file>

<file path=Object 120/content.xml><?xml version="1.0" encoding="utf-8"?>
<math xmlns="http://www.w3.org/1998/Math/MathML" display="block">
  <semantics>
    <msup>
      <mi>x</mi>
      <mrow>
        <mo fence="true" form="prefix" stretchy="true">(</mo>
        <mrow>
          <mrow>
            <mi>±</mi>
            <mi mathvariant="italic">ij</mi>
          </mrow>
        </mrow>
        <mo fence="true" form="postfix" stretchy="true">)</mo>
      </mrow>
    </msup>
    <annotation encoding="StarMath 5.0">{x} ^ {left (±ij right )}</annotation>
  </semantics>
</math>
</file>

<file path=Object 121/content.xml><?xml version="1.0" encoding="utf-8"?>
<math xmlns="http://www.w3.org/1998/Math/MathML" display="block">
  <semantics>
    <mrow>
      <msub>
        <mi>x</mi>
        <mi>a</mi>
      </msub>
      <msub>
        <mi>x</mi>
        <mi>b</mi>
      </msub>
    </mrow>
    <annotation encoding="StarMath 5.0">{x} rsub {a} {x} rsub {b}</annotation>
  </semantics>
</math>
</file>

<file path=Object 122/content.xml><?xml version="1.0" encoding="utf-8"?>
<math xmlns="http://www.w3.org/1998/Math/MathML" display="block">
  <semantics>
    <mrow>
      <mi>exp</mi>
      <mrow>
        <mo fence="true" form="prefix" stretchy="true">(</mo>
        <mrow>
          <mrow>
            <msubsup>
              <mi>f</mi>
              <mi>i</mi>
              <mi mathvariant="italic">net</mi>
            </msubsup>
            <mrow>
              <mrow>
                <mo fence="true" form="prefix" stretchy="true">(</mo>
                <mrow>
                  <msub>
                    <mi>x</mi>
                    <mi>a</mi>
                  </msub>
                </mrow>
                <mo fence="true" form="postfix" stretchy="true">)</mo>
              </mrow>
              <mo stretchy="false">−</mo>
              <msubsup>
                <mi>f</mi>
                <mi>i</mi>
                <mi mathvariant="italic">net</mi>
              </msubsup>
            </mrow>
            <mrow>
              <mo fence="true" form="prefix" stretchy="true">(</mo>
              <mrow>
                <msub>
                  <mi>x</mi>
                  <mi>b</mi>
                </msub>
              </mrow>
              <mo fence="true" form="postfix" stretchy="true">)</mo>
            </mrow>
          </mrow>
        </mrow>
        <mo fence="true" form="postfix" stretchy="true">)</mo>
      </mrow>
    </mrow>
    <annotation encoding="StarMath 5.0">exp left ({f} rsub {i} rsup {net} left ({x} rsub {a} right ) - {f} rsub {i} rsup {net} left ({x} rsub {b} right ) right )</annotation>
  </semantics>
</math>
</file>

<file path=Object 123/content.xml><?xml version="1.0" encoding="utf-8"?>
<math xmlns="http://www.w3.org/1998/Math/MathML" display="block">
  <semantics>
    <mrow>
      <mrow>
        <mo stretchy="false">+</mo>
        <mn>1</mn>
      </mrow>
      <mn>,0</mn>
      <mrow>
        <mi>,</mi>
        <mo stretchy="false">−</mo>
        <mn>1</mn>
      </mrow>
    </mrow>
    <annotation encoding="StarMath 5.0">+1,0,-1</annotation>
  </semantics>
</math>
</file>

<file path=Object 124/content.xml><?xml version="1.0" encoding="utf-8"?>
<math xmlns="http://www.w3.org/1998/Math/MathML" display="block">
  <semantics>
    <mn>1</mn>
    <annotation encoding="StarMath 5.0">1</annotation>
  </semantics>
</math>
</file>

<file path=Object 125/content.xml><?xml version="1.0" encoding="utf-8"?>
<math xmlns="http://www.w3.org/1998/Math/MathML" display="block">
  <semantics>
    <mn>1</mn>
    <annotation encoding="StarMath 5.0">1</annotation>
  </semantics>
</math>
</file>

<file path=Object 126/content.xml><?xml version="1.0" encoding="utf-8"?>
<math xmlns="http://www.w3.org/1998/Math/MathML" display="block">
  <semantics>
    <msub>
      <mi>X</mi>
      <mi mathvariant="italic">ij</mi>
    </msub>
    <annotation encoding="StarMath 5.0">{X} rsub {ij}</annotation>
  </semantics>
</math>
</file>

<file path=Object 127/content.xml><?xml version="1.0" encoding="utf-8"?>
<math xmlns="http://www.w3.org/1998/Math/MathML" display="block">
  <semantics>
    <msub>
      <mi>s</mi>
      <mi mathvariant="italic">ik</mi>
    </msub>
    <annotation encoding="StarMath 5.0">{s} rsub {ik}</annotation>
  </semantics>
</math>
</file>

<file path=Object 128/content.xml><?xml version="1.0" encoding="utf-8"?>
<math xmlns="http://www.w3.org/1998/Math/MathML" display="block">
  <semantics>
    <mn>1,1561</mn>
    <annotation encoding="StarMath 5.0">1,1561</annotation>
  </semantics>
</math>
</file>

<file path=Object 129/content.xml><?xml version="1.0" encoding="utf-8"?>
<math xmlns="http://www.w3.org/1998/Math/MathML" display="block">
  <semantics>
    <mrow>
      <mi>exp</mi>
      <mrow>
        <mrow>
          <mo fence="true" form="prefix" stretchy="true">(</mo>
          <mrow>
            <mn>1,1561</mn>
          </mrow>
          <mo fence="true" form="postfix" stretchy="true">)</mo>
        </mrow>
        <mo stretchy="false">=</mo>
        <mn>3,17751676428</mn>
      </mrow>
    </mrow>
    <annotation encoding="StarMath 5.0">exp left (1,1561 right ) =3,17751676428</annotation>
  </semantics>
</math>
</file>

<file path=Object 13/content.xml><?xml version="1.0" encoding="utf-8"?>
<math xmlns="http://www.w3.org/1998/Math/MathML" display="block">
  <semantics>
    <msub>
      <mi>λ</mi>
      <mn>2</mn>
    </msub>
    <annotation encoding="StarMath 5.0">{λ} rsub {2}</annotation>
  </semantics>
</math>
</file>

<file path=Object 130/content.xml><?xml version="1.0" encoding="utf-8"?>
<math xmlns="http://www.w3.org/1998/Math/MathML" display="block">
  <semantics>
    <mrow>
      <mi>i</mi>
      <msub>
        <mi>x</mi>
        <mrow>
          <mrow>
            <mi>i</mi>
            <mo stretchy="false">+</mo>
            <mrow/>
          </mrow>
          <mrow/>
        </mrow>
      </msub>
    </mrow>
    <annotation encoding="StarMath 5.0">i {   x} rsub {i+}</annotation>
  </semantics>
</math>
</file>

<file path=Object 131/content.xml><?xml version="1.0" encoding="utf-8"?>
<math xmlns="http://www.w3.org/1998/Math/MathML" display="block">
  <semantics>
    <msub>
      <mi>x</mi>
      <mi>j</mi>
    </msub>
    <annotation encoding="StarMath 5.0">{x} rsub {j}</annotation>
  </semantics>
</math>
</file>

<file path=Object 132/content.xml><?xml version="1.0" encoding="utf-8"?>
<math xmlns="http://www.w3.org/1998/Math/MathML" display="block">
  <semantics>
    <msub>
      <mi>z</mi>
      <mi>i</mi>
    </msub>
    <annotation encoding="StarMath 5.0">{z} rsub {i}</annotation>
  </semantics>
</math>
</file>

<file path=Object 133/content.xml><?xml version="1.0" encoding="utf-8"?>
<math xmlns="http://www.w3.org/1998/Math/MathML" display="block">
  <semantics>
    <mrow>
      <mrow>
        <mo stretchy="false">+</mo>
        <mn>1</mn>
      </mrow>
      <mn>,0</mn>
      <mrow>
        <mi>,</mi>
        <mo stretchy="false">−</mo>
        <mn>1</mn>
      </mrow>
    </mrow>
    <annotation encoding="StarMath 5.0">+1,0,-1</annotation>
  </semantics>
</math>
</file>

<file path=Object 134/content.xml><?xml version="1.0" encoding="utf-8"?>
<math xmlns="http://www.w3.org/1998/Math/MathML" display="block">
  <semantics>
    <mrow>
      <msubsup>
        <mi>β</mi>
        <mi>k</mi>
        <mi mathvariant="italic">beh</mi>
      </msubsup>
      <mrow>
        <mo fence="true" form="prefix" stretchy="true">(</mo>
        <mrow>
          <mrow>
            <mi>a</mi>
            <mo stretchy="false">−</mo>
            <mi>b</mi>
            <mo stretchy="false">−</mo>
            <mi>c</mi>
          </mrow>
        </mrow>
        <mo fence="true" form="postfix" stretchy="true">)</mo>
      </mrow>
      <mtext>/</mtext>
      <mi>r</mi>
    </mrow>
    <annotation encoding="StarMath 5.0">{β} rsub {k} rsup {beh} left (a-b-c right ) "/" r</annotation>
  </semantics>
</math>
</file>

<file path=Object 135/content.xml><?xml version="1.0" encoding="utf-8"?>
<math xmlns="http://www.w3.org/1998/Math/MathML" display="block">
  <semantics>
    <mrow>
      <msubsup>
        <mi>β</mi>
        <mi>k</mi>
        <mi mathvariant="italic">beh</mi>
      </msubsup>
      <mrow>
        <mo fence="true" form="prefix" stretchy="true">(</mo>
        <mrow>
          <mrow>
            <mi>c</mi>
            <mo stretchy="false">−</mo>
            <mi>a</mi>
            <mo stretchy="false">−</mo>
            <mi>b</mi>
          </mrow>
        </mrow>
        <mo fence="true" form="postfix" stretchy="true">)</mo>
      </mrow>
      <mtext>/</mtext>
      <mi>r</mi>
    </mrow>
    <annotation encoding="StarMath 5.0">{β} rsub {k} rsup {beh} left (c-a-b right ) "/" r</annotation>
  </semantics>
</math>
</file>

<file path=Object 136/content.xml><?xml version="1.0" encoding="utf-8"?>
<math xmlns="http://www.w3.org/1998/Math/MathML" display="block">
  <semantics>
    <mrow>
      <msubsup>
        <mi>β</mi>
        <mi>k</mi>
        <mi mathvariant="italic">beh</mi>
      </msubsup>
      <mrow>
        <mo fence="true" form="prefix" stretchy="true">(</mo>
        <mrow>
          <mrow>
            <mi>a</mi>
            <mo stretchy="false">−</mo>
            <mi>b</mi>
            <mo stretchy="false">−</mo>
            <mi>c</mi>
          </mrow>
        </mrow>
        <mo fence="true" form="postfix" stretchy="true">)</mo>
      </mrow>
      <mtext>/</mtext>
    </mrow>
    <annotation encoding="StarMath 5.0">{β} rsub {k} rsup {beh} left (a-b-c right ) "/"</annotation>
  </semantics>
</math>
</file>

<file path=Object 137/content.xml><?xml version="1.0" encoding="utf-8"?>
<math xmlns="http://www.w3.org/1998/Math/MathML" display="block">
  <semantics>
    <mrow>
      <msubsup>
        <mi>β</mi>
        <mi>k</mi>
        <mi mathvariant="italic">beh</mi>
      </msubsup>
      <mrow>
        <mo fence="true" form="prefix" stretchy="true">(</mo>
        <mrow>
          <mrow>
            <mi>c</mi>
            <mo stretchy="false">−</mo>
            <mi>a</mi>
            <mo stretchy="false">−</mo>
            <mi>b</mi>
          </mrow>
        </mrow>
        <mo fence="true" form="postfix" stretchy="true">)</mo>
      </mrow>
      <mtext>/</mtext>
    </mrow>
    <annotation encoding="StarMath 5.0">{β} rsub {k} rsup {beh} left (c-a-b right ) "/"</annotation>
  </semantics>
</math>
</file>

<file path=Object 138/content.xml><?xml version="1.0" encoding="utf-8"?>
<math xmlns="http://www.w3.org/1998/Math/MathML" display="block">
  <semantics>
    <mrow>
      <mi>i</mi>
      <mi>→</mi>
      <mi>j</mi>
    </mrow>
    <annotation encoding="StarMath 5.0">i→j</annotation>
  </semantics>
</math>
</file>

<file path=Object 139/content.xml><?xml version="1.0" encoding="utf-8"?>
<math xmlns="http://www.w3.org/1998/Math/MathML" display="block">
  <semantics>
    <mrow>
      <mi>i</mi>
      <mi>→</mi>
      <mi>h</mi>
    </mrow>
    <annotation encoding="StarMath 5.0">i→h</annotation>
  </semantics>
</math>
</file>

<file path=Object 14/content.xml><?xml version="1.0" encoding="utf-8"?>
<math xmlns="http://www.w3.org/1998/Math/MathML" display="block">
  <semantics>
    <msub>
      <mi>δ</mi>
      <mn>3</mn>
    </msub>
    <annotation encoding="StarMath 5.0">{δ} rsub {3}</annotation>
  </semantics>
</math>
</file>

<file path=Object 140/content.xml><?xml version="1.0" encoding="utf-8"?>
<math xmlns="http://www.w3.org/1998/Math/MathML" display="block">
  <semantics>
    <mrow>
      <mi>i</mi>
      <mi>→</mi>
      <mi>h</mi>
      <mi>→</mi>
      <mi>j</mi>
    </mrow>
    <annotation encoding="StarMath 5.0">i→h→j</annotation>
  </semantics>
</math>
</file>

<file path=Object 141/content.xml><?xml version="1.0" encoding="utf-8"?>
<math xmlns="http://www.w3.org/1998/Math/MathML" display="block">
  <semantics>
    <msub>
      <mi>λ</mi>
      <mi>i</mi>
    </msub>
    <annotation encoding="StarMath 5.0">{λ } rsub {i}</annotation>
  </semantics>
</math>
</file>

<file path=Object 142/content.xml><?xml version="1.0" encoding="utf-8"?>
<math xmlns="http://www.w3.org/1998/Math/MathML" display="block">
  <semantics>
    <mi>i</mi>
    <annotation encoding="StarMath 5.0">i</annotation>
  </semantics>
</math>
</file>

<file path=Object 143/content.xml><?xml version="1.0" encoding="utf-8"?>
<math xmlns="http://www.w3.org/1998/Math/MathML" display="block">
  <semantics>
    <mi>i</mi>
    <annotation encoding="StarMath 5.0">i</annotation>
  </semantics>
</math>
</file>

<file path=Object 144/content.xml><?xml version="1.0" encoding="utf-8"?>
<math xmlns="http://www.w3.org/1998/Math/MathML" display="block">
  <semantics>
    <mi>i</mi>
    <annotation encoding="StarMath 5.0">i</annotation>
  </semantics>
</math>
</file>

<file path=Object 145/content.xml><?xml version="1.0" encoding="utf-8"?>
<math xmlns="http://www.w3.org/1998/Math/MathML" display="block">
  <semantics>
    <mrow>
      <mi>в</mi>
      <mi>exp</mi>
      <mrow>
        <mrow>
          <mo fence="true" form="prefix" stretchy="true">(</mo>
          <mrow>
            <mn>0.4268</mn>
          </mrow>
          <mo fence="true" form="postfix" stretchy="true">)</mo>
        </mrow>
        <mo stretchy="false">=</mo>
        <mn>1.5324</mn>
      </mrow>
    </mrow>
    <annotation encoding="StarMath 5.0">в   exp left (0.4268  right ) =1.5324</annotation>
  </semantics>
</math>
</file>

<file path=Object 15/content.xml><?xml version="1.0" encoding="utf-8"?>
<math xmlns="http://www.w3.org/1998/Math/MathML" display="block">
  <semantics>
    <msub>
      <mi>λ</mi>
      <mn>3</mn>
    </msub>
    <annotation encoding="StarMath 5.0">{λ} rsub {3}</annotation>
  </semantics>
</math>
</file>

<file path=Object 16/content.xml><?xml version="1.0" encoding="utf-8"?>
<math xmlns="http://www.w3.org/1998/Math/MathML" display="block">
  <semantics>
    <msub>
      <mi>δ</mi>
      <mi>n</mi>
    </msub>
    <annotation encoding="StarMath 5.0">{δ} rsub {n}</annotation>
  </semantics>
</math>
</file>

<file path=Object 17/content.xml><?xml version="1.0" encoding="utf-8"?>
<math xmlns="http://www.w3.org/1998/Math/MathML" display="block">
  <semantics>
    <msub>
      <mi>λ</mi>
      <mi>n</mi>
    </msub>
    <annotation encoding="StarMath 5.0">{λ} rsub {n}</annotation>
  </semantics>
</math>
</file>

<file path=Object 18/content.xml><?xml version="1.0" encoding="utf-8"?>
<math xmlns="http://www.w3.org/1998/Math/MathML" display="block">
  <semantics>
    <mrow>
      <mi>N</mi>
      <mrow>
        <mo fence="true" form="prefix" stretchy="true">(</mo>
        <mrow>
          <mi>t</mi>
        </mrow>
        <mo fence="true" form="postfix" stretchy="true">)</mo>
      </mrow>
    </mrow>
    <annotation encoding="StarMath 5.0">N left (t right )</annotation>
  </semantics>
</math>
</file>

<file path=Object 19/content.xml><?xml version="1.0" encoding="utf-8"?>
<math xmlns="http://www.w3.org/1998/Math/MathML" display="block">
  <semantics>
    <mi>λ</mi>
    <annotation encoding="StarMath 5.0">λ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i>λ</mi>
    <annotation encoding="StarMath 5.0">λ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row>
                  <mi>t</mi>
                  <mo stretchy="false">+</mo>
                  <mi mathvariant="italic">Δt</mi>
                </mrow>
              </msub>
              <mo stretchy="false">−</mo>
              <msub>
                <mi>X</mi>
                <mi>t</mi>
              </msub>
            </mrow>
          </mrow>
          <mo fence="true" form="postfix" stretchy="true">)</mo>
        </mrow>
        <mo stretchy="false">=</mo>
        <mrow>
          <mrow>
            <msub>
              <mi>λ</mi>
              <mi>i</mi>
            </msub>
            <mo stretchy="false">∗</mo>
            <mi mathvariant="italic">Δt</mi>
          </mrow>
          <mo stretchy="false">+</mo>
          <mi>o</mi>
        </mrow>
      </mrow>
      <mrow>
        <mo fence="true" form="prefix" stretchy="true">(</mo>
        <mrow>
          <mi mathvariant="italic">Δt</mi>
        </mrow>
        <mo fence="true" form="postfix" stretchy="true">)</mo>
      </mrow>
    </mrow>
    <annotation encoding="StarMath 5.0">P left ({X} rsub {t + Δt} - {X} rsub {t} right ) = {λ} rsub {i} * Δt + o left (Δt right )</annotation>
  </semantics>
</math>
</file>

<file path=Object 22/content.xml><?xml version="1.0" encoding="utf-8"?>
<math xmlns="http://www.w3.org/1998/Math/MathML" display="block">
  <semantics>
    <mrow>
      <mi>o</mi>
      <mrow>
        <mo fence="true" form="prefix" stretchy="true">(</mo>
        <mrow>
          <mi mathvariant="italic">Δt</mi>
        </mrow>
        <mo fence="true" form="postfix" stretchy="true">)</mo>
      </mrow>
    </mrow>
    <annotation encoding="StarMath 5.0">o left (Δt right )</annotation>
  </semantics>
</math>
</file>

<file path=Object 23/content.xml><?xml version="1.0" encoding="utf-8"?>
<math xmlns="http://www.w3.org/1998/Math/MathML" display="block">
  <semantics>
    <mrow>
      <mi>N</mi>
      <mrow>
        <mo fence="true" form="prefix" stretchy="true">(</mo>
        <mrow>
          <msub>
            <mi>t</mi>
            <mn>1</mn>
          </msub>
        </mrow>
        <mo fence="true" form="postfix" stretchy="true">)</mo>
      </mrow>
    </mrow>
    <annotation encoding="StarMath 5.0">N left ({t} rsub {1} right )</annotation>
  </semantics>
</math>
</file>

<file path=Object 24/content.xml><?xml version="1.0" encoding="utf-8"?>
<math xmlns="http://www.w3.org/1998/Math/MathML" display="block">
  <semantics>
    <mrow>
      <mi>t</mi>
      <mi>≤</mi>
      <msub>
        <mi>t</mi>
        <mn>1</mn>
      </msub>
      <mi>≤</mi>
      <mrow>
        <mi>t</mi>
        <mo stretchy="false">+</mo>
        <mi mathvariant="italic">Δt</mi>
      </mrow>
    </mrow>
    <annotation encoding="StarMath 5.0">t≤ {t} rsub {1} ≤t+Δt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X</mi>
      <mrow>
        <mo fence="true" form="prefix" stretchy="true">(</mo>
        <mrow>
          <mi>t</mi>
        </mrow>
        <mo fence="true" form="postfix" stretchy="true">)</mo>
      </mrow>
    </mrow>
    <annotation encoding="StarMath 5.0">X left (t right )</annotation>
  </semantics>
</math>
</file>

<file path=Object 30/content.xml><?xml version="1.0" encoding="utf-8"?>
<math xmlns="http://www.w3.org/1998/Math/MathML" display="block">
  <semantics>
    <msup>
      <mi>x</mi>
      <mrow>
        <mo fence="true" form="prefix" stretchy="true">(</mo>
        <mrow>
          <mrow>
            <mi>±</mi>
            <mi mathvariant="italic">ij</mi>
          </mrow>
        </mrow>
        <mo fence="true" form="postfix" stretchy="true">)</mo>
      </mrow>
    </msup>
    <annotation encoding="StarMath 5.0">{x} ^ {left (±ij right )}</annotation>
  </semantics>
</math>
</file>

<file path=Object 31/content.xml><?xml version="1.0" encoding="utf-8"?>
<math xmlns="http://www.w3.org/1998/Math/MathML" display="block">
  <semantics>
    <mrow>
      <msub>
        <mi>f</mi>
        <mi>i</mi>
      </msub>
      <mrow>
        <mo fence="true" form="prefix" stretchy="true">(</mo>
        <mrow>
          <mrow>
            <mi>x</mi>
            <mi>,</mi>
            <msup>
              <mi>x</mi>
              <mrow>
                <mo fence="true" form="prefix" stretchy="true">(</mo>
                <mrow>
                  <mrow>
                    <mi>±</mi>
                    <mi mathvariant="italic">ij</mi>
                  </mrow>
                </mrow>
                <mo fence="true" form="postfix" stretchy="true">)</mo>
              </mrow>
            </msup>
            <mi>,</mi>
            <mi>β</mi>
          </mrow>
        </mrow>
        <mo fence="true" form="postfix" stretchy="true">)</mo>
      </mrow>
      <mi>,</mi>
    </mrow>
    <annotation encoding="StarMath 5.0">{f} rsub {i} left (x, {x} ^ {left (±ij right )} ,β right ) ,</annotation>
  </semantics>
</math>
</file>

<file path=Object 32/content.xml><?xml version="1.0" encoding="utf-8"?>
<math xmlns="http://www.w3.org/1998/Math/MathML" display="block">
  <semantics>
    <mi>x</mi>
    <annotation encoding="StarMath 5.0">x</annotation>
  </semantics>
</math>
</file>

<file path=Object 33/content.xml><?xml version="1.0" encoding="utf-8"?>
<math xmlns="http://www.w3.org/1998/Math/MathML" display="block">
  <semantics>
    <mrow>
      <mi>i</mi>
      <mi>≠</mi>
      <mi>j</mi>
    </mrow>
    <annotation encoding="StarMath 5.0">i≠j</annotation>
  </semantics>
</math>
</file>

<file path=Object 34/content.xml><?xml version="1.0" encoding="utf-8"?>
<math xmlns="http://www.w3.org/1998/Math/MathML" display="block">
  <semantics>
    <msup>
      <mi>x</mi>
      <mrow>
        <mo fence="true" form="prefix" stretchy="true">(</mo>
        <mrow>
          <mrow>
            <mi>±</mi>
            <mi mathvariant="italic">ij</mi>
          </mrow>
        </mrow>
        <mo fence="true" form="postfix" stretchy="true">)</mo>
      </mrow>
    </msup>
    <annotation encoding="StarMath 5.0">{x} ^ {left (±ij right )}</annotation>
  </semantics>
</math>
</file>

<file path=Object 35/content.xml><?xml version="1.0" encoding="utf-8"?>
<math xmlns="http://www.w3.org/1998/Math/MathML" display="block">
  <semantics>
    <mrow>
      <mo fence="true" form="prefix" stretchy="true">(</mo>
      <mrow>
        <mrow>
          <mi>i</mi>
          <mi>,</mi>
          <mi>j</mi>
        </mrow>
      </mrow>
      <mo fence="true" form="postfix" stretchy="true">)</mo>
    </mrow>
    <annotation encoding="StarMath 5.0">left (i,j right )</annotation>
  </semantics>
</math>
</file>

<file path=Object 36/content.xml><?xml version="1.0" encoding="utf-8"?>
<math xmlns="http://www.w3.org/1998/Math/MathML" display="block">
  <semantics>
    <mrow>
      <msup>
        <mi>x</mi>
        <mrow>
          <mo fence="true" form="prefix" stretchy="true">(</mo>
          <mrow>
            <mrow>
              <mi>±</mi>
              <mi mathvariant="italic">ij</mi>
            </mrow>
          </mrow>
          <mo fence="true" form="postfix" stretchy="true">)</mo>
        </mrow>
      </msup>
      <mo stretchy="false">=</mo>
      <mrow>
        <mn>1</mn>
        <mo stretchy="false">−</mo>
        <msub>
          <mi>x</mi>
          <mi mathvariant="italic">ij</mi>
        </msub>
      </mrow>
    </mrow>
    <annotation encoding="StarMath 5.0">{x} ^ {left (±ij right )} =1- {x} rsub {ij}</annotation>
  </semantics>
</math>
</file>

<file path=Object 37/content.xml><?xml version="1.0" encoding="utf-8"?>
<math xmlns="http://www.w3.org/1998/Math/MathML" display="block">
  <semantics>
    <mrow>
      <mi>i</mi>
      <mo stretchy="false">=</mo>
      <mi>j</mi>
    </mrow>
    <annotation encoding="StarMath 5.0">i=j</annotation>
  </semantics>
</math>
</file>

<file path=Object 38/content.xml><?xml version="1.0" encoding="utf-8"?>
<math xmlns="http://www.w3.org/1998/Math/MathML" display="block">
  <semantics>
    <mrow>
      <msub>
        <mi>f</mi>
        <mi>i</mi>
      </msub>
      <mrow>
        <mo fence="true" form="prefix" stretchy="true">(</mo>
        <mrow>
          <mrow>
            <mi>x</mi>
            <mi>,</mi>
            <msup>
              <mi>x</mi>
              <mrow>
                <mo fence="true" form="prefix" stretchy="true">(</mo>
                <mrow>
                  <mrow>
                    <mi>±</mi>
                    <mi mathvariant="italic">ij</mi>
                  </mrow>
                </mrow>
                <mo fence="true" form="postfix" stretchy="true">)</mo>
              </mrow>
            </msup>
            <mi>,</mi>
            <mi>β</mi>
          </mrow>
        </mrow>
        <mo fence="true" form="postfix" stretchy="true">)</mo>
      </mrow>
    </mrow>
    <annotation encoding="StarMath 5.0">{f} rsub {i} left (x , {x} ^ {left (± ij right )} , β right )</annotation>
  </semantics>
</math>
</file>

<file path=Object 39/content.xml><?xml version="1.0" encoding="utf-8"?>
<math xmlns="http://www.w3.org/1998/Math/MathML" display="block">
  <semantics>
    <msup>
      <mi>x</mi>
      <mrow>
        <mo fence="true" form="prefix" stretchy="true">(</mo>
        <mrow>
          <mrow>
            <mi>±</mi>
            <mi mathvariant="italic">ij</mi>
          </mrow>
        </mrow>
        <mo fence="true" form="postfix" stretchy="true">)</mo>
      </mrow>
    </msup>
    <annotation encoding="StarMath 5.0">{x} ^ {left (± ij right )}</annotation>
  </semantics>
</math>
</file>

<file path=Object 4/content.xml><?xml version="1.0" encoding="utf-8"?>
<math xmlns="http://www.w3.org/1998/Math/MathML" display="block">
  <semantics>
    <msub>
      <mi>λ</mi>
      <mi>i</mi>
    </msub>
    <annotation encoding="StarMath 5.0">{λ} rsub {i}</annotation>
  </semantics>
</math>
</file>

<file path=Object 40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x</mi>
    <annotation encoding="StarMath 5.0">x</annotation>
  </semantics>
</math>
</file>

<file path=Object 43/content.xml><?xml version="1.0" encoding="utf-8"?>
<math xmlns="http://www.w3.org/1998/Math/MathML" display="block">
  <semantics>
    <msup>
      <mi>x</mi>
      <mrow>
        <mo fence="true" form="prefix" stretchy="true">(</mo>
        <mrow>
          <mrow>
            <mi>±</mi>
            <mi mathvariant="italic">ij</mi>
          </mrow>
        </mrow>
        <mo fence="true" form="postfix" stretchy="true">)</mo>
      </mrow>
    </msup>
    <annotation encoding="StarMath 5.0">{x} ^ {left (± ij right )}</annotation>
  </semantics>
</math>
</file>

<file path=Object 44/content.xml><?xml version="1.0" encoding="utf-8"?>
<math xmlns="http://www.w3.org/1998/Math/MathML" display="block">
  <semantics>
    <mrow>
      <mi>t</mi>
      <mo stretchy="false">+</mo>
      <mi mathvariant="italic">Δt</mi>
    </mrow>
    <annotation encoding="StarMath 5.0">t+Δt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sup>
      <mi>x</mi>
      <mrow>
        <mo fence="true" form="prefix" stretchy="true">(</mo>
        <mrow>
          <mrow>
            <mi>±</mi>
            <mi mathvariant="italic">ij</mi>
          </mrow>
        </mrow>
        <mo fence="true" form="postfix" stretchy="true">)</mo>
      </mrow>
    </msup>
    <annotation encoding="StarMath 5.0">{x} ^ {left (±ij right )}</annotation>
  </semantics>
</math>
</file>

<file path=Object 47/content.xml><?xml version="1.0" encoding="utf-8"?>
<math xmlns="http://www.w3.org/1998/Math/MathML" display="block">
  <semantics>
    <mfrac>
      <mrow>
        <mi>exp</mi>
        <mrow>
          <mo fence="true" form="prefix" stretchy="true">(</mo>
          <mrow>
            <mrow>
              <msub>
                <mi>f</mi>
                <mi>i</mi>
              </msub>
              <mrow>
                <mo fence="true" form="prefix" stretchy="true">(</mo>
                <mrow>
                  <mrow>
                    <mi>x</mi>
                    <mi>,</mi>
                    <msup>
                      <mi>x</mi>
                      <mrow>
                        <mo fence="true" form="prefix" stretchy="true">(</mo>
                        <mrow>
                          <mrow>
                            <mi>±</mi>
                            <mi mathvariant="italic">ij</mi>
                          </mrow>
                        </mrow>
                        <mo fence="true" form="postfix" stretchy="true">)</mo>
                      </mrow>
                    </msup>
                    <mi>,</mi>
                    <mi>β</mi>
                  </mrow>
                </mrow>
                <mo fence="true" form="postfix" stretchy="true">)</mo>
              </mrow>
            </mrow>
          </mrow>
          <mo fence="true" form="postfix" stretchy="true">)</mo>
        </mrow>
      </mrow>
      <mrow>
        <munder>
          <mo stretchy="false">∑</mo>
          <mi>h</mi>
        </munder>
        <mrow>
          <mi>exp</mi>
          <mrow>
            <mo fence="true" form="prefix" stretchy="true">(</mo>
            <mrow>
              <mrow>
                <msub>
                  <mi>f</mi>
                  <mi>i</mi>
                </msub>
                <mrow>
                  <mo fence="true" form="prefix" stretchy="true">(</mo>
                  <mrow>
                    <mrow>
                      <mi>x</mi>
                      <mi>,</mi>
                      <msup>
                        <mi>x</mi>
                        <mrow>
                          <mo fence="true" form="prefix" stretchy="true">(</mo>
                          <mrow>
                            <mrow>
                              <mi>±</mi>
                              <mi mathvariant="italic">ih</mi>
                            </mrow>
                          </mrow>
                          <mo fence="true" form="postfix" stretchy="true">)</mo>
                        </mrow>
                      </msup>
                      <mi>,</mi>
                      <mi>β</mi>
                    </mrow>
                  </mrow>
                  <mo fence="true" form="postfix" stretchy="true">)</mo>
                </mrow>
              </mrow>
            </mrow>
            <mo fence="true" form="postfix" stretchy="true">)</mo>
          </mrow>
        </mrow>
      </mrow>
    </mfrac>
    <annotation encoding="StarMath 5.0">{exp left ({f } rsub {i} left (x , {x} ^ {left (±ij  right )} , β  right )  right ) } over {sum from {h} {exp left ({f } rsub {i} left (x , {x} ^ {left (±ih  right )} , β  right )  right )} }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β</mi>
    <annotation encoding="StarMath 5.0">β</annotation>
  </semantics>
</math>
</file>

<file path=Object 50/content.xml><?xml version="1.0" encoding="utf-8"?>
<math xmlns="http://www.w3.org/1998/Math/MathML" display="block">
  <semantics>
    <mrow>
      <msub>
        <mi>s</mi>
        <mi mathvariant="italic">ki</mi>
      </msub>
      <mrow>
        <mo fence="true" form="prefix" stretchy="true">(</mo>
        <mrow>
          <mrow>
            <mi>x</mi>
            <mi>,</mi>
            <msup>
              <mi>x</mi>
              <mrow>
                <mo fence="true" form="prefix" stretchy="true">(</mo>
                <mrow>
                  <mrow>
                    <mi>±</mi>
                    <mi mathvariant="italic">ij</mi>
                  </mrow>
                </mrow>
                <mo fence="true" form="postfix" stretchy="true">)</mo>
              </mrow>
            </msup>
          </mrow>
        </mrow>
        <mo fence="true" form="postfix" stretchy="true">)</mo>
      </mrow>
    </mrow>
    <annotation encoding="StarMath 5.0">{s} rsub {ki} left (x, {x} ^ {left (±ij right )}  right )</annotation>
  </semantics>
</math>
</file>

<file path=Object 51/content.xml><?xml version="1.0" encoding="utf-8"?>
<math xmlns="http://www.w3.org/1998/Math/MathML" display="block">
  <semantics>
    <mrow>
      <msub>
        <mi>s</mi>
        <mrow>
          <mn>1</mn>
          <mi>i</mi>
        </mrow>
      </msub>
      <mo stretchy="false">=</mo>
      <mrow>
        <munder>
          <mo stretchy="false">∑</mo>
          <mi>j</mi>
        </munder>
        <msub>
          <mi>x</mi>
          <mi mathvariant="italic">ij</mi>
        </msub>
      </mrow>
    </mrow>
    <annotation encoding="StarMath 5.0">{s} rsub {1i} = sum from {j } {{x} rsub {ij} }</annotation>
  </semantics>
</math>
</file>

<file path=Object 52/content.xml><?xml version="1.0" encoding="utf-8"?>
<math xmlns="http://www.w3.org/1998/Math/MathML" display="block">
  <semantics>
    <msub>
      <mi>β</mi>
      <mn>1</mn>
    </msub>
    <annotation encoding="StarMath 5.0">{β } rsub {1}</annotation>
  </semantics>
</math>
</file>

<file path=Object 53/content.xml><?xml version="1.0" encoding="utf-8"?>
<math xmlns="http://www.w3.org/1998/Math/MathML" display="block">
  <semantics>
    <mrow>
      <mo stretchy="false">−</mo>
      <msub>
        <mi>β</mi>
        <mn>1</mn>
      </msub>
    </mrow>
    <annotation encoding="StarMath 5.0">- {β } rsub {1}</annotation>
  </semantics>
</math>
</file>

<file path=Object 54/content.xml><?xml version="1.0" encoding="utf-8"?>
<math xmlns="http://www.w3.org/1998/Math/MathML" display="block">
  <semantics>
    <mrow>
      <msub>
        <mi>s</mi>
        <mrow>
          <mn>2</mn>
          <mi>i</mi>
        </mrow>
      </msub>
      <mo stretchy="false">=</mo>
      <mrow>
        <munder>
          <mo stretchy="false">∑</mo>
          <mi>j</mi>
        </munder>
        <mrow>
          <msub>
            <mi>x</mi>
            <mi mathvariant="italic">ij</mi>
          </msub>
          <msub>
            <mi>x</mi>
            <mi mathvariant="italic">ji</mi>
          </msub>
        </mrow>
      </mrow>
    </mrow>
    <annotation encoding="StarMath 5.0">{s} rsub {2i} = sum from {j} {{x} rsub {ij} {x} rsub {ji}}</annotation>
  </semantics>
</math>
</file>

<file path=Object 55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true">(</mo>
          <mrow>
            <mrow>
              <mi>x</mi>
              <mi>,</mi>
              <msup>
                <mi>x</mi>
                <mrow>
                  <mo fence="true" form="prefix" stretchy="true">(</mo>
                  <mrow>
                    <mrow>
                      <mi>±</mi>
                      <mi mathvariant="italic">ij</mi>
                    </mrow>
                  </mrow>
                  <mo fence="true" form="postfix" stretchy="true">)</mo>
                </mrow>
              </msup>
              <mi>,</mi>
              <mi>β</mi>
            </mrow>
          </mrow>
          <mo fence="true" form="postfix" stretchy="tru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K</mi>
          </munderover>
          <mrow>
            <msub>
              <mi>β</mi>
              <mi>k</mi>
            </msub>
            <msub>
              <mi>s</mi>
              <mi mathvariant="italic">ki</mi>
            </msub>
            <mrow>
              <mo fence="true" form="prefix" stretchy="true">(</mo>
              <mrow>
                <mrow>
                  <mi>x</mi>
                  <mi>,</mi>
                  <msup>
                    <mi>x</mi>
                    <mrow>
                      <mo fence="true" form="prefix" stretchy="true">(</mo>
                      <mrow>
                        <mrow>
                          <mi>±</mi>
                          <mi mathvariant="italic">ij</mi>
                        </mrow>
                      </mrow>
                      <mo fence="true" form="postfix" stretchy="true">)</mo>
                    </mrow>
                  </msup>
                </mrow>
              </mrow>
              <mo fence="true" form="postfix" stretchy="true">)</mo>
            </mrow>
          </mrow>
        </mrow>
      </mrow>
    </mrow>
    <annotation encoding="StarMath 5.0">{f} rsub {i} left (x, {x} ^ {left (±ij right )} ,β right ) = sum from {k=1} to {K} {{β } rsub {k} {s} rsub {ki} left (x, {x} ^ {left (±ij right )} right )}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sup>
      <mi>x</mi>
      <mrow>
        <mo fence="true" form="prefix" stretchy="true">(</mo>
        <mrow>
          <mrow>
            <mi>±</mi>
            <mi mathvariant="italic">ij</mi>
          </mrow>
        </mrow>
        <mo fence="true" form="postfix" stretchy="true">)</mo>
      </mrow>
    </msup>
    <annotation encoding="StarMath 5.0">{x} ^ {left (± ij right )}</annotation>
  </semantics>
</math>
</file>

<file path=Object 58/content.xml><?xml version="1.0" encoding="utf-8"?>
<math xmlns="http://www.w3.org/1998/Math/MathML" display="block">
  <semantics>
    <mrow>
      <mi>i</mi>
      <mi>↔</mi>
      <mi>j</mi>
    </mrow>
    <annotation encoding="StarMath 5.0">i↔j</annotation>
  </semantics>
</math>
</file>

<file path=Object 59/content.xml><?xml version="1.0" encoding="utf-8"?>
<math xmlns="http://www.w3.org/1998/Math/MathML" display="block">
  <semantics>
    <mrow>
      <mi>P</mi>
      <mtext>\{</mtext>
      <mi>X</mi>
      <mrow>
        <mrow>
          <mo fence="true" form="prefix" stretchy="true">(</mo>
          <mrow>
            <mrow>
              <mi>t</mi>
              <mo stretchy="false">+</mo>
              <mi mathvariant="italic">Δt</mi>
            </mrow>
          </mrow>
          <mo fence="true" form="postfix" stretchy="true">)</mo>
        </mrow>
        <mo stretchy="false">=</mo>
        <msup>
          <mi>x</mi>
          <mrow>
            <mo fence="true" form="prefix" stretchy="true">(</mo>
            <mrow>
              <mrow>
                <mi>±</mi>
                <mi mathvariant="italic">ij</mi>
              </mrow>
            </mrow>
            <mo fence="true" form="postfix" stretchy="true">)</mo>
          </mrow>
        </msup>
      </mrow>
      <mtext>|</mtext>
      <mi>X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i>x</mi>
      </mrow>
      <mrow>
        <mtext>\}</mtext>
        <mo stretchy="false">=</mo>
        <mfrac>
          <mrow>
            <mi>exp</mi>
            <mrow>
              <mo fence="true" form="prefix" stretchy="true">(</mo>
              <mrow>
                <mrow>
                  <msub>
                    <mi>f</mi>
                    <mi>i</mi>
                  </msub>
                  <mrow>
                    <mo fence="true" form="prefix" stretchy="true">(</mo>
                    <mrow>
                      <mrow>
                        <mi>x</mi>
                        <mi>,</mi>
                        <msup>
                          <mi>x</mi>
                          <mrow>
                            <mo fence="true" form="prefix" stretchy="true">(</mo>
                            <mrow>
                              <mrow>
                                <mi>±</mi>
                                <mi mathvariant="italic">ij</mi>
                              </mrow>
                            </mrow>
                            <mo fence="true" form="postfix" stretchy="true">)</mo>
                          </mrow>
                        </msup>
                        <mi>,</mi>
                        <mi>β</mi>
                      </mrow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  <mrow>
            <munder>
              <mo stretchy="false">∑</mo>
              <mi>h</mi>
            </munder>
            <mrow>
              <mi>exp</mi>
              <mrow>
                <mo fence="true" form="prefix" stretchy="true">(</mo>
                <mrow>
                  <mrow>
                    <msub>
                      <mi>f</mi>
                      <mi>i</mi>
                    </msub>
                    <mrow>
                      <mo fence="true" form="prefix" stretchy="true">(</mo>
                      <mrow>
                        <mrow>
                          <mi>x</mi>
                          <mi>,</mi>
                          <msup>
                            <mi>x</mi>
                            <mrow>
                              <mo fence="true" form="prefix" stretchy="true">(</mo>
                              <mrow>
                                <mrow>
                                  <mi>±</mi>
                                  <mi mathvariant="italic">ih</mi>
                                </mrow>
                              </mrow>
                              <mo fence="true" form="postfix" stretchy="true">)</mo>
                            </mrow>
                          </msup>
                          <mi>,</mi>
                          <mi>β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</mrow>
        </mfrac>
      </mrow>
      <mi>,</mi>
    </mrow>
    <annotation encoding="StarMath 5.0">P "\{" X left (t+Δt right ) = {x} ^ {left (±ij right )} "|" X left (t right ) =x "\}" = {exp left ({f} rsub {i} left (x, {x} ^ {left (±ij right )} ,β right ) right )} over {sum from {h} {exp left ({f} rsub {i} left (x, {x} ^ {left (±ih right )} ,β right ) right )}} ,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true">{</mo>
          <mrow>
            <mrow>
              <mi mathvariant="italic">Следущая</mi>
              <mi mathvariant="italic">возможность</mi>
              <mi mathvariant="italic">изменения</mi>
              <mi mathvariant="italic">наступит</mi>
              <mi>в</mi>
              <mrow>
                <mi>t</mi>
                <mo stretchy="false">+</mo>
                <mi>∆</mi>
              </mrow>
              <mrow>
                <mi>t</mi>
                <mo stretchy="false">∨</mo>
                <mi mathvariant="italic">Текущее</mi>
              </mrow>
              <mrow>
                <mi mathvariant="italic">время</mi>
                <mo stretchy="false">−</mo>
                <mi>t</mi>
              </mrow>
            </mrow>
          </mrow>
          <mo fence="true" form="postfix" stretchy="true">}</mo>
        </mrow>
        <mo stretchy="false">=</mo>
        <mi mathvariant="italic">ex</mi>
      </mrow>
      <mi>p</mi>
      <mrow>
        <mo fence="true" form="prefix" stretchy="true">(</mo>
        <mrow>
          <mrow>
            <mrow>
              <mrow>
                <mo stretchy="false">−</mo>
                <msub>
                  <mi>λ</mi>
                  <mi>i</mi>
                </msub>
              </mrow>
              <mo stretchy="false">∗</mo>
              <mi>∆</mi>
            </mrow>
            <mi>t</mi>
          </mrow>
        </mrow>
        <mo fence="true" form="postfix" stretchy="true">)</mo>
      </mrow>
    </mrow>
    <annotation encoding="StarMath 5.0">P left lbrace Следущая возможность изменения наступит в t+ ∆t | Текущее время- t   right rbrace = ex p left (- {λ} rsub {i} *∆ t right )</annotation>
  </semantics>
</math>
</file>

<file path=Object 60/content.xml><?xml version="1.0" encoding="utf-8"?>
<math xmlns="http://www.w3.org/1998/Math/MathML" display="block">
  <semantics>
    <mrow>
      <mi>X</mi>
      <mrow>
        <mo fence="true" form="prefix" stretchy="true">(</mo>
        <mrow>
          <mi>t</mi>
        </mrow>
        <mo fence="true" form="postfix" stretchy="true">)</mo>
      </mrow>
    </mrow>
    <annotation encoding="StarMath 5.0">X left (t right )</annotation>
  </semantics>
</math>
</file>

<file path=Object 61/content.xml><?xml version="1.0" encoding="utf-8"?>
<math xmlns="http://www.w3.org/1998/Math/MathML" display="block">
  <semantics>
    <msub>
      <mi>x</mi>
      <mi mathvariant="italic">ij</mi>
    </msub>
    <annotation encoding="StarMath 5.0">{x} rsub {ij}</annotation>
  </semantics>
</math>
</file>

<file path=Object 62/content.xml><?xml version="1.0" encoding="utf-8"?>
<math xmlns="http://www.w3.org/1998/Math/MathML" display="block">
  <semantics>
    <mrow>
      <msub>
        <mi>p</mi>
        <mi mathvariant="italic">ij</mi>
      </msub>
      <mrow>
        <mo fence="true" form="prefix" stretchy="true">(</mo>
        <mrow>
          <mrow>
            <mi>x</mi>
            <mi>,</mi>
            <mi>β</mi>
          </mrow>
        </mrow>
        <mo fence="true" form="postfix" stretchy="true">)</mo>
      </mrow>
    </mrow>
    <annotation encoding="StarMath 5.0">{p} rsub {ij} left (x,β right )</annotation>
  </semantics>
</math>
</file>

<file path=Object 63/content.xml><?xml version="1.0" encoding="utf-8"?>
<math xmlns="http://www.w3.org/1998/Math/MathML" display="block">
  <semantics>
    <mrow>
      <msub>
        <mi>p</mi>
        <mi mathvariant="italic">ij</mi>
      </msub>
      <mrow>
        <mrow>
          <mo fence="true" form="prefix" stretchy="true">(</mo>
          <mrow>
            <mrow>
              <mi>x</mi>
              <mi>,</mi>
              <mi>β</mi>
            </mrow>
          </mrow>
          <mo fence="true" form="postfix" stretchy="true">)</mo>
        </mrow>
        <mo stretchy="false">=</mo>
        <mfrac>
          <mrow>
            <mi>exp</mi>
            <mrow>
              <mo fence="true" form="prefix" stretchy="true">(</mo>
              <mrow>
                <mrow>
                  <msub>
                    <mi>f</mi>
                    <mi>i</mi>
                  </msub>
                  <mrow>
                    <mo fence="true" form="prefix" stretchy="true">(</mo>
                    <mrow>
                      <mrow>
                        <mi>x</mi>
                        <mi>,</mi>
                        <msup>
                          <mi>x</mi>
                          <mrow>
                            <mo fence="true" form="prefix" stretchy="true">(</mo>
                            <mrow>
                              <mrow>
                                <mi>±</mi>
                                <mi mathvariant="italic">ij</mi>
                              </mrow>
                            </mrow>
                            <mo fence="true" form="postfix" stretchy="true">)</mo>
                          </mrow>
                        </msup>
                        <mi>,</mi>
                        <mi>β</mi>
                      </mrow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  <mrow>
            <munder>
              <mo stretchy="false">∑</mo>
              <mi>h</mi>
            </munder>
            <mrow>
              <mi>exp</mi>
              <mrow>
                <mo fence="true" form="prefix" stretchy="true">(</mo>
                <mrow>
                  <mrow>
                    <msub>
                      <mi>f</mi>
                      <mi>i</mi>
                    </msub>
                    <mrow>
                      <mo fence="true" form="prefix" stretchy="true">(</mo>
                      <mrow>
                        <mrow>
                          <mi>x</mi>
                          <mi>,</mi>
                          <msup>
                            <mi>x</mi>
                            <mrow>
                              <mo fence="true" form="prefix" stretchy="true">(</mo>
                              <mrow>
                                <mrow>
                                  <mi>±</mi>
                                  <mi mathvariant="italic">ih</mi>
                                </mrow>
                              </mrow>
                              <mo fence="true" form="postfix" stretchy="true">)</mo>
                            </mrow>
                          </msup>
                          <mi>,</mi>
                          <mi>β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</mrow>
        </mfrac>
      </mrow>
    </mrow>
    <annotation encoding="StarMath 5.0">{p} rsub {ij} left (x,β right ) = {exp left ({f} rsub {i} left (x, {x} ^ {left (±ij right )} ,β right ) right )} over {sum from {h} {exp left ({f} rsub {i} left (x, {x} ^ {left (±ih right )} ,β right ) right )}}</annotation>
  </semantics>
</math>
</file>

<file path=Object 64/content.xml><?xml version="1.0" encoding="utf-8"?>
<math xmlns="http://www.w3.org/1998/Math/MathML" display="block">
  <semantics>
    <mrow>
      <msub>
        <mi>p</mi>
        <mi mathvariant="italic">ij</mi>
      </msub>
      <mrow>
        <mrow>
          <mo fence="true" form="prefix" stretchy="true">(</mo>
          <mrow>
            <mrow>
              <mi>x</mi>
              <mi>,</mi>
              <mi>β</mi>
            </mrow>
          </mrow>
          <mo fence="true" form="postfix" stretchy="true">)</mo>
        </mrow>
        <mo stretchy="false">=</mo>
        <mfrac>
          <mrow>
            <mi>exp</mi>
            <mrow>
              <mo fence="true" form="prefix" stretchy="true">(</mo>
              <mrow>
                <mrow>
                  <msub>
                    <mi>f</mi>
                    <mi>i</mi>
                  </msub>
                  <mrow>
                    <mo fence="true" form="prefix" stretchy="true">(</mo>
                    <mrow>
                      <mrow>
                        <mi>x</mi>
                        <mi>,</mi>
                        <msup>
                          <mi>x</mi>
                          <mrow>
                            <mo fence="true" form="prefix" stretchy="true">(</mo>
                            <mrow>
                              <mrow>
                                <mi>±</mi>
                                <mi mathvariant="italic">ij</mi>
                              </mrow>
                            </mrow>
                            <mo fence="true" form="postfix" stretchy="true">)</mo>
                          </mrow>
                        </msup>
                        <mi>,</mi>
                        <mi>β</mi>
                      </mrow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  <mrow>
            <mi>exp</mi>
            <mrow>
              <mrow>
                <mo fence="true" form="prefix" stretchy="true">(</mo>
                <mrow>
                  <mrow>
                    <msub>
                      <mi>f</mi>
                      <mi>i</mi>
                    </msub>
                    <mrow>
                      <mo fence="true" form="prefix" stretchy="true">(</mo>
                      <mrow>
                        <mrow>
                          <mi>x</mi>
                          <mi>,</mi>
                          <mi>x</mi>
                          <mi>,</mi>
                          <mi>β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+</mo>
              <mi>exp</mi>
            </mrow>
            <mrow>
              <mo fence="true" form="prefix" stretchy="true">(</mo>
              <mrow>
                <mrow>
                  <msub>
                    <mi>f</mi>
                    <mi>i</mi>
                  </msub>
                  <mrow>
                    <mo fence="true" form="prefix" stretchy="true">(</mo>
                    <mrow>
                      <mrow>
                        <mi>x</mi>
                        <mi>,</mi>
                        <msup>
                          <mi>x</mi>
                          <mrow>
                            <mo fence="true" form="prefix" stretchy="true">(</mo>
                            <mrow>
                              <mrow>
                                <mi>±</mi>
                                <mi mathvariant="italic">ij</mi>
                              </mrow>
                            </mrow>
                            <mo fence="true" form="postfix" stretchy="true">)</mo>
                          </mrow>
                        </msup>
                        <mi>,</mi>
                        <mi>β</mi>
                      </mrow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frac>
      </mrow>
    </mrow>
    <annotation encoding="StarMath 5.0">{p} rsub {ij} left (x,β right ) = {exp left ({f} rsub {i} left (x, {x} ^ {left (±ij right )} ,β right ) right )} over {exp left ({f} rsub {i} left (x,x,β right ) right ) +exp left ({f} rsub {i} left (x, {x} ^ {left (±ij right )} ,β right ) right )}</annotation>
  </semantics>
</math>
</file>

<file path=Object 65/content.xml><?xml version="1.0" encoding="utf-8"?>
<math xmlns="http://www.w3.org/1998/Math/MathML" display="block">
  <semantics>
    <mrow>
      <mrow>
        <msub>
          <mi>p</mi>
          <mi mathvariant="italic">ij</mi>
        </msub>
        <mo stretchy="false">=</mo>
        <mfrac>
          <mrow>
            <mi>exp</mi>
            <mrow>
              <mo fence="true" form="prefix" stretchy="true">(</mo>
              <mrow>
                <mrow>
                  <msub>
                    <mi>f</mi>
                    <mi>i</mi>
                  </msub>
                  <mrow>
                    <mo fence="true" form="prefix" stretchy="true">(</mo>
                    <mrow>
                      <mrow>
                        <mi>x</mi>
                        <mi>,</mi>
                        <msup>
                          <mi>x</mi>
                          <mrow>
                            <mo fence="true" form="prefix" stretchy="true">(</mo>
                            <mrow>
                              <mrow>
                                <mi>±</mi>
                                <mi mathvariant="italic">ij</mi>
                              </mrow>
                            </mrow>
                            <mo fence="true" form="postfix" stretchy="true">)</mo>
                          </mrow>
                        </msup>
                        <mi>,</mi>
                        <mi>β</mi>
                      </mrow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  <mrow>
            <munder>
              <mo stretchy="false">∑</mo>
              <mi>h</mi>
            </munder>
            <mrow>
              <mi>exp</mi>
              <mrow>
                <mo fence="true" form="prefix" stretchy="true">(</mo>
                <mrow>
                  <mrow>
                    <msub>
                      <mi>f</mi>
                      <mi>i</mi>
                    </msub>
                    <mrow>
                      <mo fence="true" form="prefix" stretchy="true">(</mo>
                      <mrow>
                        <mrow>
                          <mi>x</mi>
                          <mi>,</mi>
                          <msup>
                            <mi>x</mi>
                            <mrow>
                              <mo fence="true" form="prefix" stretchy="true">(</mo>
                              <mrow>
                                <mrow>
                                  <mi>±</mi>
                                  <mi mathvariant="italic">ih</mi>
                                </mrow>
                              </mrow>
                              <mo fence="true" form="postfix" stretchy="true">)</mo>
                            </mrow>
                          </msup>
                          <mi>,</mi>
                          <mi>β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</mrow>
        </mfrac>
      </mrow>
      <msup>
        <mrow>
          <mo fence="true" form="prefix" stretchy="true">(</mo>
          <mrow>
            <mfrac>
              <mrow>
                <mi>exp</mi>
                <mrow>
                  <mo fence="true" form="prefix" stretchy="true">(</mo>
                  <mrow>
                    <mrow>
                      <msub>
                        <mi>f</mi>
                        <mi>j</mi>
                      </msub>
                      <mrow>
                        <mo fence="true" form="prefix" stretchy="true">(</mo>
                        <mrow>
                          <mrow>
                            <mi>x</mi>
                            <mi>,</mi>
                            <msup>
                              <mi>x</mi>
                              <mrow>
                                <mo fence="true" form="prefix" stretchy="true">(</mo>
                                <mrow>
                                  <mrow>
                                    <mi>±</mi>
                                    <mi mathvariant="italic">ji</mi>
                                  </mrow>
                                </mrow>
                                <mo fence="true" form="postfix" stretchy="true">)</mo>
                              </mrow>
                            </msup>
                            <mi>,</mi>
                            <mi>β</mi>
                          </mrow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</mrow>
              <mrow>
                <mi>exp</mi>
                <mrow>
                  <mrow>
                    <mo fence="true" form="prefix" stretchy="true">(</mo>
                    <mrow>
                      <mrow>
                        <msub>
                          <mi>f</mi>
                          <mi>j</mi>
                        </msub>
                        <mrow>
                          <mo fence="true" form="prefix" stretchy="true">(</mo>
                          <mrow>
                            <mrow>
                              <mi>x</mi>
                              <mi>,</mi>
                              <mi>x</mi>
                              <mi>,</mi>
                              <mi>β</mi>
                            </mrow>
                          </mrow>
                          <mo fence="true" form="postfix" stretchy="true">)</mo>
                        </mrow>
                      </mrow>
                    </mrow>
                    <mo fence="true" form="postfix" stretchy="true">)</mo>
                  </mrow>
                  <mo stretchy="false">+</mo>
                  <mi>exp</mi>
                </mrow>
                <mrow>
                  <mo fence="true" form="prefix" stretchy="true">(</mo>
                  <mrow>
                    <mrow>
                      <msub>
                        <mi>f</mi>
                        <mi>j</mi>
                      </msub>
                      <mrow>
                        <mo fence="true" form="prefix" stretchy="true">(</mo>
                        <mrow>
                          <mrow>
                            <mi>x</mi>
                            <mi>,</mi>
                            <msup>
                              <mi>x</mi>
                              <mrow>
                                <mo fence="true" form="prefix" stretchy="true">(</mo>
                                <mrow>
                                  <mrow>
                                    <mi>±</mi>
                                    <mi mathvariant="italic">ji</mi>
                                  </mrow>
                                </mrow>
                                <mo fence="true" form="postfix" stretchy="true">)</mo>
                              </mrow>
                            </msup>
                            <mi>,</mi>
                            <mi>β</mi>
                          </mrow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</mrow>
            </mfrac>
          </mrow>
          <mo fence="true" form="postfix" stretchy="true">)</mo>
        </mrow>
        <mrow>
          <mn>1</mn>
          <mo stretchy="false">−</mo>
          <msub>
            <mi>x</mi>
            <mi mathvariant="italic">ij</mi>
          </msub>
        </mrow>
      </msup>
    </mrow>
    <annotation encoding="StarMath 5.0">{p} rsub {ij} = {exp left ({f} rsub {i} left (x, {x} ^ {left (±ij right )} ,β right ) right )} over {sum from {h} {exp left ({f} rsub {i} left (x, {x} ^ {left (±ih right )} ,β right ) right )}} {left ({exp left ({f} rsub {j} left (x, {x} ^ {left (±ji right )} ,β right ) right )} over {exp left ({f} rsub {j} left (x,x,β right ) right ) +exp left ({f} rsub {j} left (x, {x} ^ {left (±ji right )} ,β right ) right )} right )} ^ {1- {x} rsub {ij}}</annotation>
  </semantics>
</math>
</file>

<file path=Object 66/content.xml><?xml version="1.0" encoding="utf-8"?>
<math xmlns="http://www.w3.org/1998/Math/MathML" display="block">
  <semantics>
    <mrow>
      <mn>1</mn>
      <mo stretchy="false">−</mo>
      <msub>
        <mi>x</mi>
        <mi mathvariant="italic">ij</mi>
      </msub>
    </mrow>
    <annotation encoding="StarMath 5.0">1- {x} rsub {ij}</annotation>
  </semantics>
</math>
</file>

<file path=Object 67/content.xml><?xml version="1.0" encoding="utf-8"?>
<math xmlns="http://www.w3.org/1998/Math/MathML" display="block">
  <semantics>
    <mrow>
      <mi>P</mi>
      <mrow>
        <mrow>
          <mo fence="true" form="prefix" stretchy="true">{</mo>
          <mrow>
            <mrow>
              <mi>j</mi>
              <mi mathvariant="italic">примет</mi>
              <mi mathvariant="italic">предложение</mi>
              <mi mathvariant="italic">связи</mi>
              <mi mathvariant="italic">от</mi>
              <mi>i</mi>
            </mrow>
          </mrow>
          <mo fence="true" form="postfix" stretchy="true">}</mo>
        </mrow>
        <mo stretchy="false">=</mo>
        <mrow/>
      </mrow>
      <mfrac>
        <mrow>
          <mi>exp</mi>
          <mrow>
            <mo fence="true" form="prefix" stretchy="true">{</mo>
            <mrow>
              <mrow>
                <msub>
                  <mi>f</mi>
                  <mi>j</mi>
                </msub>
                <mrow>
                  <mo fence="true" form="prefix" stretchy="true">(</mo>
                  <mrow>
                    <mrow>
                      <mi>x</mi>
                      <mi>,</mi>
                      <msup>
                        <mi>x</mi>
                        <mrow>
                          <mo fence="true" form="prefix" stretchy="true">(</mo>
                          <mrow>
                            <mrow>
                              <mi>±</mi>
                              <mi mathvariant="italic">ji</mi>
                            </mrow>
                          </mrow>
                          <mo fence="true" form="postfix" stretchy="true">)</mo>
                        </mrow>
                      </msup>
                      <mi>,</mi>
                      <mi>β</mi>
                    </mrow>
                  </mrow>
                  <mo fence="true" form="postfix" stretchy="true">)</mo>
                </mrow>
              </mrow>
            </mrow>
            <mo fence="true" form="postfix" stretchy="true">}</mo>
          </mrow>
        </mrow>
        <mrow>
          <mi>exp</mi>
          <mrow>
            <mrow>
              <mo fence="true" form="prefix" stretchy="true">{</mo>
              <mrow>
                <mrow>
                  <msub>
                    <mi>f</mi>
                    <mi>j</mi>
                  </msub>
                  <mrow>
                    <mo fence="true" form="prefix" stretchy="true">(</mo>
                    <mrow>
                      <mrow>
                        <mi>x</mi>
                        <mi>,</mi>
                        <mi>x</mi>
                        <mi>,</mi>
                        <mi>β</mi>
                      </mrow>
                    </mrow>
                    <mo fence="true" form="postfix" stretchy="true">)</mo>
                  </mrow>
                </mrow>
              </mrow>
              <mo fence="true" form="postfix" stretchy="true">}</mo>
            </mrow>
            <mo stretchy="false">+</mo>
            <mi>exp</mi>
          </mrow>
          <mrow>
            <mo fence="true" form="prefix" stretchy="true">{</mo>
            <mrow>
              <mrow>
                <msub>
                  <mi>f</mi>
                  <mi>j</mi>
                </msub>
                <mrow>
                  <mo fence="true" form="prefix" stretchy="true">(</mo>
                  <mrow>
                    <mrow>
                      <mi>x</mi>
                      <mi>,</mi>
                      <msup>
                        <mi>x</mi>
                        <mrow>
                          <mo fence="true" form="prefix" stretchy="true">(</mo>
                          <mrow>
                            <mrow>
                              <mi>±</mi>
                              <mi mathvariant="italic">ji</mi>
                            </mrow>
                          </mrow>
                          <mo fence="true" form="postfix" stretchy="true">)</mo>
                        </mrow>
                      </msup>
                      <mi>,</mi>
                      <mi>β</mi>
                    </mrow>
                  </mrow>
                  <mo fence="true" form="postfix" stretchy="true">)</mo>
                </mrow>
              </mrow>
            </mrow>
            <mo fence="true" form="postfix" stretchy="true">}</mo>
          </mrow>
        </mrow>
      </mfrac>
    </mrow>
    <annotation encoding="StarMath 5.0">P left lbrace   j  примет предложение связи от  i   right rbrace ==  {exp {left lbrace {f} rsub {j} left (x, {x} ^ {left (±ji right )} ,β right ) right rbrace}} over {exp {left lbrace {f} rsub {j} left (x,x,β right ) right rbrace  } +  exp {left lbrace {f} rsub {j} left (x, {x} ^ {left (±ji right )} ,β right ) right rbrace}}</annotation>
  </semantics>
</math>
</file>

<file path=Object 68/content.xml><?xml version="1.0" encoding="utf-8"?>
<math xmlns="http://www.w3.org/1998/Math/MathML" display="block">
  <semantics>
    <mrow>
      <mrow>
        <msub>
          <mi>q</mi>
          <mi mathvariant="italic">ij</mi>
        </msub>
        <mo stretchy="false">=</mo>
        <msub>
          <mi>λ</mi>
          <mi>i</mi>
        </msub>
      </mrow>
      <msub>
        <mi>p</mi>
        <mi mathvariant="italic">ij</mi>
      </msub>
      <mrow>
        <mrow>
          <mo fence="true" form="prefix" stretchy="true">(</mo>
          <mrow>
            <mrow>
              <mi>x</mi>
              <mi>,</mi>
              <mi>β</mi>
            </mrow>
          </mrow>
          <mo fence="true" form="postfix" stretchy="true">)</mo>
        </mrow>
        <mo stretchy="false">+</mo>
        <msub>
          <mi>λ</mi>
          <mi>j</mi>
        </msub>
      </mrow>
      <msub>
        <mi>p</mi>
        <mi mathvariant="italic">ij</mi>
      </msub>
      <mrow>
        <mo fence="true" form="prefix" stretchy="true">(</mo>
        <mrow>
          <mrow>
            <mi>x</mi>
            <mi>,</mi>
            <mi>β</mi>
          </mrow>
        </mrow>
        <mo fence="true" form="postfix" stretchy="true">)</mo>
      </mrow>
      <mi>.</mi>
    </mrow>
    <annotation encoding="StarMath 5.0">{q} rsub {ij} = {λ} rsub {i} {p} rsub {ij} left (x,β right ) + {λ} rsub {j} {p} rsub {ij} left (x,β right ) .</annotation>
  </semantics>
</math>
</file>

<file path=Object 69/content.xml><?xml version="1.0" encoding="utf-8"?>
<math xmlns="http://www.w3.org/1998/Math/MathML" display="block">
  <semantics>
    <mrow>
      <mrow>
        <msub>
          <mi>q</mi>
          <mi mathvariant="italic">ij</mi>
        </msub>
        <mo stretchy="false">=</mo>
        <msub>
          <mi>λ</mi>
          <mi mathvariant="italic">ij</mi>
        </msub>
      </mrow>
      <msub>
        <mi>p</mi>
        <mi mathvariant="italic">ij</mi>
      </msub>
      <mrow>
        <mrow>
          <mo fence="true" form="prefix" stretchy="true">(</mo>
          <mrow>
            <mrow>
              <mi>x</mi>
              <mi>,</mi>
              <mi>β</mi>
            </mrow>
          </mrow>
          <mo fence="true" form="postfix" stretchy="true">)</mo>
        </mrow>
        <mo stretchy="false">+</mo>
        <msub>
          <mi>λ</mi>
          <mi mathvariant="italic">ji</mi>
        </msub>
      </mrow>
      <msub>
        <mi>p</mi>
        <mi mathvariant="italic">ij</mi>
      </msub>
      <mrow>
        <mo fence="true" form="prefix" stretchy="true">(</mo>
        <mrow>
          <mrow>
            <mi>x</mi>
            <mi>,</mi>
            <mi>β</mi>
          </mrow>
        </mrow>
        <mo fence="true" form="postfix" stretchy="true">)</mo>
      </mrow>
      <mi>.</mi>
    </mrow>
    <annotation encoding="StarMath 5.0">{q} rsub {ij} = {λ} rsub {ij} {p} rsub {ij} left (x,β right ) + {λ} rsub {ji} {p} rsub {ij} left (x,β right ) .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true">{</mo>
          <mrow>
            <mrow>
              <mi mathvariant="italic">Следущая</mi>
              <mi mathvariant="italic">возможность</mi>
              <mi mathvariant="italic">изменения</mi>
              <mi mathvariant="italic">предоставлена</mi>
              <mi mathvariant="italic">актору</mi>
              <mi>i</mi>
            </mrow>
          </mrow>
          <mo fence="true" form="postfix" stretchy="true">}</mo>
        </mrow>
        <mo stretchy="false">=</mo>
        <mfrac>
          <msub>
            <mi>λ</mi>
            <mi>i</mi>
          </msub>
          <mi>λ</mi>
        </mfrac>
      </mrow>
    </mrow>
    <annotation encoding="StarMath 5.0">P left lbrace Следущая возможность изменения предоставлена актору  i right rbrace = {{λ} rsub {i}} over {λ}</annotation>
  </semantics>
</math>
</file>

<file path=Object 70/content.xml><?xml version="1.0" encoding="utf-8"?>
<math xmlns="http://www.w3.org/1998/Math/MathML" display="block">
  <semantics>
    <mi>Q</mi>
    <annotation encoding="StarMath 5.0">Q</annotation>
  </semantics>
</math>
</file>

<file path=Object 71/content.xml><?xml version="1.0" encoding="utf-8"?>
<math xmlns="http://www.w3.org/1998/Math/MathML" display="block">
  <semantics>
    <mrow>
      <mi>X</mi>
      <mrow>
        <mo fence="true" form="prefix" stretchy="true">(</mo>
        <mrow>
          <mi>t</mi>
        </mrow>
        <mo fence="true" form="postfix" stretchy="true">)</mo>
      </mrow>
    </mrow>
    <annotation encoding="StarMath 5.0">X left (t right )</annotation>
  </semantics>
</math>
</file>

<file path=Object 72/content.xml><?xml version="1.0" encoding="utf-8"?>
<math xmlns="http://www.w3.org/1998/Math/MathML" display="block">
  <semantics>
    <mrow>
      <mrow>
        <mi>t</mi>
        <mo stretchy="false">=</mo>
        <msub>
          <mi>t</mi>
          <mi>m</mi>
        </msub>
      </mrow>
      <mi>,</mi>
      <mrow>
        <mi>x</mi>
        <mo stretchy="false">=</mo>
        <mi>x</mi>
      </mrow>
      <mrow>
        <mo fence="true" form="prefix" stretchy="true">(</mo>
        <mrow>
          <msub>
            <mi>t</mi>
            <mi>m</mi>
          </msub>
        </mrow>
        <mo fence="true" form="postfix" stretchy="true">)</mo>
      </mrow>
    </mrow>
    <annotation encoding="StarMath 5.0">t= {t} rsub {m} ,x=x left ({t} rsub {m} right )</annotation>
  </semantics>
</math>
</file>

<file path=Object 73/content.xml><?xml version="1.0" encoding="utf-8"?>
<math xmlns="http://www.w3.org/1998/Math/MathML" display="block">
  <semantics>
    <mi mathvariant="italic">Δt</mi>
    <annotation encoding="StarMath 5.0">Δt</annotation>
  </semantics>
</math>
</file>

<file path=Object 74/content.xml><?xml version="1.0" encoding="utf-8"?>
<math xmlns="http://www.w3.org/1998/Math/MathML" display="block">
  <semantics>
    <mi>λ</mi>
    <annotation encoding="StarMath 5.0">λ</annotation>
  </semantics>
</math>
</file>

<file path=Object 75/content.xml><?xml version="1.0" encoding="utf-8"?>
<math xmlns="http://www.w3.org/1998/Math/MathML" display="block">
  <semantics>
    <mrow>
      <mrow>
        <mi>t</mi>
        <mo stretchy="false">+</mo>
        <mi mathvariant="italic">Δt</mi>
      </mrow>
      <mo stretchy="false">&gt;</mo>
      <msub>
        <mi>t</mi>
        <mrow>
          <mi>m</mi>
          <mo stretchy="false">+</mo>
          <mn>1</mn>
        </mrow>
      </msub>
    </mrow>
    <annotation encoding="StarMath 5.0">t+Δt&gt; {t} rsub {m+1}</annotation>
  </semantics>
</math>
</file>

<file path=Object 76/content.xml><?xml version="1.0" encoding="utf-8"?>
<math xmlns="http://www.w3.org/1998/Math/MathML" display="block">
  <semantics>
    <mrow>
      <mi>t</mi>
      <mo stretchy="false">=</mo>
      <msub>
        <mi>t</mi>
        <mrow>
          <mi>m</mi>
          <mo stretchy="false">+</mo>
          <mn>1</mn>
        </mrow>
      </msub>
    </mrow>
    <annotation encoding="StarMath 5.0">t= {t} rsub {m+1}</annotation>
  </semantics>
</math>
</file>

<file path=Object 77/content.xml><?xml version="1.0" encoding="utf-8"?>
<math xmlns="http://www.w3.org/1998/Math/MathML" display="block">
  <semantics>
    <mrow>
      <mi>i</mi>
      <mi>∈</mi>
      <mn>1.</mn>
      <mn>.</mn>
      <mi>n</mi>
    </mrow>
    <annotation encoding="StarMath 5.0">i∈1..n</annotation>
  </semantics>
</math>
</file>

<file path=Object 78/content.xml><?xml version="1.0" encoding="utf-8"?>
<math xmlns="http://www.w3.org/1998/Math/MathML" display="block">
  <semantics>
    <mfrac>
      <msub>
        <mi>λ</mi>
        <mi>i</mi>
      </msub>
      <mi>λ</mi>
    </mfrac>
    <annotation encoding="StarMath 5.0">{{λ} rsub {i}} over {λ}</annotation>
  </semantics>
</math>
</file>

<file path=Object 79/content.xml><?xml version="1.0" encoding="utf-8"?>
<math xmlns="http://www.w3.org/1998/Math/MathML" display="block">
  <semantics>
    <mrow>
      <mi>x</mi>
      <mi>∈</mi>
      <msub>
        <mi>A</mi>
        <mi>i</mi>
      </msub>
      <mrow>
        <mo fence="true" form="prefix" stretchy="true">(</mo>
        <mrow>
          <mi>x</mi>
        </mrow>
        <mo fence="true" form="postfix" stretchy="true">)</mo>
      </mrow>
    </mrow>
    <annotation encoding="StarMath 5.0">x∈ {A} rsub {i} left (x right )</annotation>
  </semantics>
</math>
</file>

<file path=Object 8/content.xml><?xml version="1.0" encoding="utf-8"?>
<math xmlns="http://www.w3.org/1998/Math/MathML" display="block">
  <semantics>
    <msub>
      <mi>δ</mi>
      <mi>i</mi>
    </msub>
    <annotation encoding="StarMath 5.0">{δ} rsub {i}</annotation>
  </semantics>
</math>
</file>

<file path=Object 80/content.xml><?xml version="1.0" encoding="utf-8"?>
<math xmlns="http://www.w3.org/1998/Math/MathML" display="block">
  <semantics>
    <mrow>
      <msub>
        <mi>p</mi>
        <mi>i</mi>
      </msub>
      <mrow>
        <mo fence="true" form="prefix" stretchy="true">(</mo>
        <mrow>
          <mrow>
            <mi>x</mi>
            <mi>,</mi>
            <msup>
              <mi>x</mi>
              <mrow>
                <mo fence="true" form="prefix" stretchy="true">(</mo>
                <mrow>
                  <mrow>
                    <mi>±</mi>
                    <mi mathvariant="italic">ij</mi>
                  </mrow>
                </mrow>
                <mo fence="true" form="postfix" stretchy="true">)</mo>
              </mrow>
            </msup>
            <mi>,</mi>
            <mi>β</mi>
          </mrow>
        </mrow>
        <mo fence="true" form="postfix" stretchy="true">)</mo>
      </mrow>
    </mrow>
    <annotation encoding="StarMath 5.0">{p} rsub {i} left (x, {x} ^ {left (±ij right )} ,β right )</annotation>
  </semantics>
</math>
</file>

<file path=Object 81/content.xml><?xml version="1.0" encoding="utf-8"?>
<math xmlns="http://www.w3.org/1998/Math/MathML" display="block">
  <semantics>
    <mrow>
      <msub>
        <mi>A</mi>
        <mi>i</mi>
      </msub>
      <mrow>
        <mo fence="true" form="prefix" stretchy="true">(</mo>
        <mrow>
          <mi>x</mi>
        </mrow>
        <mo fence="true" form="postfix" stretchy="true">)</mo>
      </mrow>
    </mrow>
    <annotation encoding="StarMath 5.0">{A} rsub {i} left (x right )</annotation>
  </semantics>
</math>
</file>

<file path=Object 82/content.xml><?xml version="1.0" encoding="utf-8"?>
<math xmlns="http://www.w3.org/1998/Math/MathML" display="block">
  <semantics>
    <mrow>
      <mi>t</mi>
      <mo stretchy="false">=</mo>
      <mrow>
        <mi>t</mi>
        <mo stretchy="false">+</mo>
        <mi mathvariant="italic">Δt</mi>
      </mrow>
    </mrow>
    <annotation encoding="StarMath 5.0">t=t+Δt</annotation>
  </semantics>
</math>
</file>

<file path=Object 83/content.xml><?xml version="1.0" encoding="utf-8"?>
<math xmlns="http://www.w3.org/1998/Math/MathML" display="block">
  <semantics>
    <mrow>
      <mi>x</mi>
      <mo stretchy="false">=</mo>
      <msup>
        <mi>x</mi>
        <mrow>
          <mo fence="true" form="prefix" stretchy="true">(</mo>
          <mrow>
            <mrow>
              <mi>±</mi>
              <mi mathvariant="italic">ij</mi>
            </mrow>
          </mrow>
          <mo fence="true" form="postfix" stretchy="true">)</mo>
        </mrow>
      </msup>
    </mrow>
    <annotation encoding="StarMath 5.0">x= {x} ^ {left (±ij right )}</annotation>
  </semantics>
</math>
</file>

<file path=Object 84/content.xml><?xml version="1.0" encoding="utf-8"?>
<math xmlns="http://www.w3.org/1998/Math/MathML" display="block">
  <semantics>
    <mrow>
      <mi>θ</mi>
      <mo stretchy="false">=</mo>
      <mrow>
        <mo fence="true" form="prefix" stretchy="true">(</mo>
        <mrow>
          <mrow>
            <mi>ρ</mi>
            <mi>,</mi>
            <mi>α</mi>
            <mi>,</mi>
            <mi>β</mi>
          </mrow>
        </mrow>
        <mo fence="true" form="postfix" stretchy="true">)</mo>
      </mrow>
    </mrow>
    <annotation encoding="StarMath 5.0">θ= left (ρ,α,β right )</annotation>
  </semantics>
</math>
</file>

<file path=Object 85/content.xml><?xml version="1.0" encoding="utf-8"?>
<math xmlns="http://www.w3.org/1998/Math/MathML" display="block">
  <semantics>
    <msub>
      <mi>ρ</mi>
      <mi>m</mi>
    </msub>
    <annotation encoding="StarMath 5.0">{ρ} rsub {m}</annotation>
  </semantics>
</math>
</file>

<file path=Object 86/content.xml><?xml version="1.0" encoding="utf-8"?>
<math xmlns="http://www.w3.org/1998/Math/MathML" display="block">
  <semantics>
    <mrow>
      <mi>D</mi>
      <mrow>
        <mrow>
          <mo fence="true" form="prefix" stretchy="true">(</mo>
          <mrow>
            <mrow>
              <mi>X</mi>
              <mrow>
                <mo fence="true" form="prefix" stretchy="true">(</mo>
                <mrow>
                  <msub>
                    <mi>t</mi>
                    <mrow>
                      <mi>m</mi>
                      <mo stretchy="false">+</mo>
                      <mn>1</mn>
                    </mrow>
                  </msub>
                </mrow>
                <mo fence="true" form="postfix" stretchy="true">)</mo>
              </mrow>
              <mi>,</mi>
              <mi>X</mi>
              <mrow>
                <mo fence="true" form="prefix" stretchy="true">(</mo>
                <mrow>
                  <msub>
                    <mi>t</mi>
                    <mi>m</mi>
                  </msub>
                </mrow>
                <mo fence="true" form="postfix" stretchy="true">)</mo>
              </mrow>
            </mrow>
          </mrow>
          <mo fence="true" form="postfix" stretchy="true">)</mo>
        </mrow>
        <mo stretchy="false">=</mo>
        <mrow>
          <mrow>
            <munder>
              <mo stretchy="false">∑</mo>
              <mi mathvariant="italic">ij</mi>
            </munder>
            <mrow>
              <msub>
                <mi>X</mi>
                <mrow>
                  <mi>i</mi>
                  <mi>,</mi>
                  <mi>j</mi>
                </mrow>
              </msub>
              <mrow>
                <mo fence="true" form="prefix" stretchy="true">(</mo>
                <mrow>
                  <mrow>
                    <msub>
                      <mi>t</mi>
                      <mi>m</mi>
                    </msub>
                    <mo stretchy="false">+</mo>
                    <mn>1</mn>
                  </mrow>
                </mrow>
                <mo fence="true" form="postfix" stretchy="true">)</mo>
              </mrow>
            </mrow>
          </mrow>
          <mo stretchy="false">−</mo>
          <msub>
            <mi>X</mi>
            <mrow>
              <mi>i</mi>
              <mi>,</mi>
              <mi>j</mi>
            </mrow>
          </msub>
        </mrow>
      </mrow>
      <mrow>
        <mo fence="true" form="prefix" stretchy="true">(</mo>
        <mrow>
          <msub>
            <mi>t</mi>
            <mi>m</mi>
          </msub>
        </mrow>
        <mo fence="true" form="postfix" stretchy="true">)</mo>
      </mrow>
    </mrow>
    <annotation encoding="StarMath 5.0">D left (X left ({t} rsub {m+1} right ) ,X left ({t} rsub {m} right ) right ) = sum from {ij} {{X} rsub {i,j} left ({t} rsub {m} +1 right )} - {X} rsub {i,j} left ({t} rsub {m} right )</annotation>
  </semantics>
</math>
</file>

<file path=Object 87/content.xml><?xml version="1.0" encoding="utf-8"?>
<math xmlns="http://www.w3.org/1998/Math/MathML" display="block">
  <semantics>
    <msub>
      <mi>α</mi>
      <mi>k</mi>
    </msub>
    <annotation encoding="StarMath 5.0">{α} rsub {k}</annotation>
  </semantics>
</math>
</file>

<file path=Object 88/content.xml><?xml version="1.0" encoding="utf-8"?>
<math xmlns="http://www.w3.org/1998/Math/MathML" display="block">
  <semantics>
    <mrow>
      <msub>
        <mi>u</mi>
        <mi>i</mi>
      </msub>
      <mi>,</mi>
      <mi>k</mi>
      <mrow>
        <mo fence="true" form="prefix" stretchy="true">(</mo>
        <mrow>
          <mi>X</mi>
        </mrow>
        <mo fence="true" form="postfix" stretchy="true">)</mo>
      </mrow>
    </mrow>
    <annotation encoding="StarMath 5.0">{u} rsub {i} ,k left (X right )</annotation>
  </semantics>
</math>
</file>

<file path=Object 89/content.xml><?xml version="1.0" encoding="utf-8"?>
<math xmlns="http://www.w3.org/1998/Math/MathML" display="block">
  <semantics>
    <mrow>
      <munder>
        <mo stretchy="false">∑</mo>
        <mi>j</mi>
      </munder>
      <msub>
        <mi>x</mi>
        <mi mathvariant="italic">ij</mi>
      </msub>
    </mrow>
    <annotation encoding="StarMath 5.0">sum from {j} {{x} rsub {ij}}</annotation>
  </semantics>
</math>
</file>

<file path=Object 9/content.xml><?xml version="1.0" encoding="utf-8"?>
<math xmlns="http://www.w3.org/1998/Math/MathML" display="block">
  <semantics>
    <msub>
      <mi>λ</mi>
      <mi>i</mi>
    </msub>
    <annotation encoding="StarMath 5.0">{λ} rsub {i}</annotation>
  </semantics>
</math>
</file>

<file path=Object 90/content.xml><?xml version="1.0" encoding="utf-8"?>
<math xmlns="http://www.w3.org/1998/Math/MathML" display="block">
  <semantics>
    <mrow>
      <mi>A</mi>
      <mrow/>
    </mrow>
    <annotation encoding="StarMath 5.0">A(X( {t} rsub {m+1} ,X( {t} rsub {m} )= sum from {i,j} {{u} rsub {i,k} left (X left ({t} rsub {m} right ) right )} + {X} rsub {i,j} ( {t} rsub {m} +1)- {X} rsub {i,j} ( {t} rsub {m} )</annotation>
  </semantics>
</math>
</file>

<file path=Object 91/content.xml><?xml version="1.0" encoding="utf-8"?>
<math xmlns="http://www.w3.org/1998/Math/MathML" display="block">
  <semantics>
    <mrow>
      <msub>
        <mi>s</mi>
        <mrow>
          <mi>k</mi>
          <mi>,</mi>
          <mi>i</mi>
        </mrow>
      </msub>
      <mrow>
        <mo fence="true" form="prefix" stretchy="true">(</mo>
        <mrow>
          <mrow>
            <mi>x</mi>
            <mi>,</mi>
            <msup>
              <mi>x</mi>
              <mrow>
                <mo fence="true" form="prefix" stretchy="true">(</mo>
                <mrow>
                  <mrow>
                    <mi>±</mi>
                    <mi mathvariant="italic">ij</mi>
                  </mrow>
                </mrow>
                <mo fence="true" form="postfix" stretchy="true">)</mo>
              </mrow>
            </msup>
          </mrow>
        </mrow>
        <mo fence="true" form="postfix" stretchy="true">)</mo>
      </mrow>
    </mrow>
    <annotation encoding="StarMath 5.0">{s} rsub {k,i} left (x, {x} ^ {left (±ij right )} right )</annotation>
  </semantics>
</math>
</file>

<file path=Object 92/content.xml><?xml version="1.0" encoding="utf-8"?>
<math xmlns="http://www.w3.org/1998/Math/MathML" display="block">
  <semantics>
    <mi>x</mi>
    <annotation encoding="StarMath 5.0">x</annotation>
  </semantics>
</math>
</file>

<file path=Object 93/content.xml><?xml version="1.0" encoding="utf-8"?>
<math xmlns="http://www.w3.org/1998/Math/MathML" display="block">
  <semantics>
    <msub>
      <mi>β</mi>
      <mi>k</mi>
    </msub>
    <annotation encoding="StarMath 5.0">{β} rsub {k}</annotation>
  </semantics>
</math>
</file>

<file path=Object 94/content.xml><?xml version="1.0" encoding="utf-8"?>
<math xmlns="http://www.w3.org/1998/Math/MathML" display="block">
  <semantics>
    <msup>
      <mi>x</mi>
      <mrow>
        <mo fence="true" form="prefix" stretchy="true">(</mo>
        <mrow>
          <mrow>
            <mi>±</mi>
            <mi mathvariant="italic">ij</mi>
          </mrow>
        </mrow>
        <mo fence="true" form="postfix" stretchy="true">)</mo>
      </mrow>
    </msup>
    <annotation encoding="StarMath 5.0">{x} ^ {left (±ij right )}</annotation>
  </semantics>
</math>
</file>

<file path=Object 95/content.xml><?xml version="1.0" encoding="utf-8"?>
<math xmlns="http://www.w3.org/1998/Math/MathML" display="block">
  <semantics>
    <mrow>
      <msub>
        <mi>s</mi>
        <mrow>
          <mi>k</mi>
          <mi>,</mi>
          <mi>i</mi>
        </mrow>
      </msub>
      <mrow>
        <mo fence="true" form="prefix" stretchy="true">(</mo>
        <mrow>
          <mrow>
            <mi>x</mi>
            <mi>,</mi>
            <msup>
              <mi>x</mi>
              <mrow>
                <mo fence="true" form="prefix" stretchy="true">(</mo>
                <mrow>
                  <mrow>
                    <mi>±</mi>
                    <mi mathvariant="italic">ij</mi>
                  </mrow>
                </mrow>
                <mo fence="true" form="postfix" stretchy="true">)</mo>
              </mrow>
            </msup>
          </mrow>
        </mrow>
        <mo fence="true" form="postfix" stretchy="true">)</mo>
      </mrow>
    </mrow>
    <annotation encoding="StarMath 5.0">{s} rsub {k,i} left (x, {x} ^ {left (±ij right )} right )</annotation>
  </semantics>
</math>
</file>

<file path=Object 96/content.xml><?xml version="1.0" encoding="utf-8"?>
<math xmlns="http://www.w3.org/1998/Math/MathML" display="block">
  <semantics>
    <msub>
      <mi>β</mi>
      <mi>k</mi>
    </msub>
    <annotation encoding="StarMath 5.0">{β} rsub {k}</annotation>
  </semantics>
</math>
</file>

<file path=Object 97/content.xml><?xml version="1.0" encoding="utf-8"?>
<math xmlns="http://www.w3.org/1998/Math/MathML" display="block">
  <semantics>
    <mrow>
      <msub>
        <mi>s</mi>
        <mi>k</mi>
      </msub>
      <mrow>
        <mrow>
          <mo fence="true" form="prefix" stretchy="true">(</mo>
          <mrow>
            <mrow>
              <mi>X</mi>
              <mrow>
                <mo fence="true" form="prefix" stretchy="true">(</mo>
                <mrow>
                  <msub>
                    <mi>t</mi>
                    <mi>m</mi>
                  </msub>
                </mrow>
                <mo fence="true" form="postfix" stretchy="true">)</mo>
              </mrow>
            </mrow>
          </mrow>
          <mo fence="true" form="postfix" stretchy="true">)</mo>
        </mrow>
        <mo stretchy="false">=</mo>
        <mrow>
          <munder>
            <mo stretchy="false">∑</mo>
            <mi>i</mi>
          </munder>
          <mrow>
            <msub>
              <mi>s</mi>
              <mi mathvariant="italic">ki</mi>
            </msub>
            <mrow>
              <mo fence="true" form="prefix" stretchy="true">(</mo>
              <mrow>
                <mrow>
                  <mi>X</mi>
                  <mrow>
                    <mo fence="true" form="prefix" stretchy="true">(</mo>
                    <mrow>
                      <msub>
                        <mi>t</mi>
                        <mi>m</mi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</mrow>
    </mrow>
    <annotation encoding="StarMath 5.0">{s} rsub {k} left (X left ({t} rsub {m} right ) right ) = sum from {i} {{s} rsub {ki} left (X left ({t} rsub {m} right ) right )}</annotation>
  </semantics>
</math>
</file>

<file path=Object 9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>X</mi>
              <mrow>
                <mo fence="true" form="prefix" stretchy="false">(</mo>
                <mrow>
                  <msub>
                    <mi>t</mi>
                    <mrow>
                      <mi>m</mi>
                      <mo stretchy="false">+</mo>
                      <mn>1</mn>
                    </mrow>
                  </msub>
                </mrow>
                <mo fence="true" form="postfix" stretchy="false">)</mo>
              </mrow>
              <mi>,</mi>
              <mi>X</mi>
              <mrow>
                <mo fence="true" form="prefix" stretchy="false">(</mo>
                <mrow>
                  <msub>
                    <mi>t</mi>
                    <mi>m</mi>
                  </msub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sub>
          <mi>E</mi>
          <mi>θ</mi>
        </msub>
      </mrow>
      <mtext>\{</mtext>
      <mi>D</mi>
      <mrow>
        <mo fence="true" form="prefix" stretchy="false">(</mo>
        <mrow>
          <mrow>
            <mi>X</mi>
            <mrow>
              <mo fence="true" form="prefix" stretchy="false">(</mo>
              <mrow>
                <msub>
                  <mi>t</mi>
                  <mrow>
                    <mi>m</mi>
                    <mo stretchy="false">+</mo>
                    <mn>1</mn>
                  </mrow>
                </msub>
              </mrow>
              <mo fence="true" form="postfix" stretchy="false">)</mo>
            </mrow>
            <mi>,</mi>
            <mi>x</mi>
            <mrow>
              <mo fence="true" form="prefix" stretchy="false">(</mo>
              <mrow>
                <msub>
                  <mi>t</mi>
                  <mi>m</mi>
                </msub>
              </mrow>
              <mo fence="true" form="postfix" stretchy="false">)</mo>
            </mrow>
            <mi>∨</mi>
            <mi>X</mi>
            <mrow>
              <mo fence="true" form="prefix" stretchy="false">(</mo>
              <mrow>
                <msub>
                  <mi>t</mi>
                  <mi>m</mi>
                </msub>
              </mrow>
              <mo fence="true" form="postfix" stretchy="false">)</mo>
            </mrow>
          </mrow>
        </mrow>
        <mo fence="true" form="postfix" stretchy="false">)</mo>
      </mrow>
      <mo stretchy="false">}</mo>
    </mrow>
    <annotation encoding="StarMath 5.0">D ( X ( {t} rsub {m +1} ), X ( {t} rsub {m} ))= {E} rsub {θ} "\{" D ( X ( {t} rsub {m +1} ), x ( {t} rsub {m} )∨ X ( {t} rsub {m} ))\}</annotation>
  </semantics>
</math>
</file>

<file path=Object 99/content.xml><?xml version="1.0" encoding="utf-8"?>
<math xmlns="http://www.w3.org/1998/Math/MathML" display="block">
  <semantics>
    <mrow>
      <mo fence="true" form="prefix" stretchy="true">(</mo>
      <mrow>
        <mrow>
          <mrow>
            <mi>m</mi>
            <mo stretchy="false">=</mo>
            <mn>1</mn>
          </mrow>
          <mi>,</mi>
          <mn>..</mn>
          <mi>,</mi>
          <mrow>
            <mi>M</mi>
            <mo stretchy="false">−</mo>
            <mn>1</mn>
          </mrow>
        </mrow>
      </mrow>
      <mo fence="true" form="postfix" stretchy="true">)</mo>
    </mrow>
    <annotation encoding="StarMath 5.0">left (m =1,.., M -1 right )</annotation>
  </semantics>
</math>
</file>